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style:font-name="Times New Roman3" officeooo:rsid="07de4fb9" officeooo:paragraph-rsid="07de4fb9"/>
    </style:style>
    <style:style style:name="P38" style:family="paragraph" style:parent-style-name="Text_20_body">
      <style:text-properties style:font-name="Times New Roman3" officeooo:rsid="07f4d937" officeooo:paragraph-rsid="07de4fb9"/>
    </style:style>
    <style:style style:name="P39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0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5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7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1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4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6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7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8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59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1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2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3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5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6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7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68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69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0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1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2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3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4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5" style:family="paragraph" style:parent-style-name="Text_20_body">
      <style:text-properties officeooo:paragraph-rsid="08c8a14e"/>
    </style:style>
    <style:style style:name="P76" style:family="paragraph" style:parent-style-name="Text_20_body">
      <style:text-properties officeooo:paragraph-rsid="08e11808"/>
    </style:style>
    <style:style style:name="P77" style:family="paragraph" style:parent-style-name="Text_20_body">
      <style:text-properties officeooo:paragraph-rsid="08e5bc5e"/>
    </style:style>
    <style:style style:name="P78" style:family="paragraph" style:parent-style-name="Text_20_body">
      <style:text-properties officeooo:rsid="08ea6c67" officeooo:paragraph-rsid="08ea6c67"/>
    </style:style>
    <style:style style:name="P79" style:family="paragraph" style:parent-style-name="Text_20_body">
      <style:text-properties officeooo:rsid="08ea6c67" officeooo:paragraph-rsid="08f41da5"/>
    </style:style>
    <style:style style:name="P80" style:family="paragraph" style:parent-style-name="Text_20_body">
      <style:text-properties officeooo:rsid="08ea6c67" officeooo:paragraph-rsid="098a0343"/>
    </style:style>
    <style:style style:name="P81" style:family="paragraph" style:parent-style-name="Text_20_body">
      <style:text-properties officeooo:rsid="08eb401d" officeooo:paragraph-rsid="08eb401d"/>
    </style:style>
    <style:style style:name="P82" style:family="paragraph" style:parent-style-name="Text_20_body">
      <style:text-properties officeooo:rsid="08eecd03" officeooo:paragraph-rsid="08eecd03"/>
    </style:style>
    <style:style style:name="P83" style:family="paragraph" style:parent-style-name="Text_20_body">
      <style:text-properties officeooo:rsid="08eecd03" officeooo:paragraph-rsid="08f74c42"/>
    </style:style>
    <style:style style:name="P84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85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86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87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88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89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90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91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92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93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94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95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96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97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98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99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00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01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02" style:family="paragraph" style:parent-style-name="Text_20_body">
      <style:text-properties fo:font-weight="normal" officeooo:paragraph-rsid="097707c4" style:font-weight-asian="normal" style:font-weight-complex="normal"/>
    </style:style>
    <style:style style:name="P103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04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05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06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07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08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09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10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11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12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13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14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15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16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17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18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19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20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21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22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23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24" style:family="paragraph" style:parent-style-name="Text_20_body">
      <style:text-properties officeooo:paragraph-rsid="09227ad9"/>
    </style:style>
    <style:style style:name="P125" style:family="paragraph" style:parent-style-name="Text_20_body">
      <style:text-properties officeooo:paragraph-rsid="09261d95"/>
    </style:style>
    <style:style style:name="P126" style:family="paragraph" style:parent-style-name="Text_20_body">
      <style:text-properties officeooo:paragraph-rsid="096e42ef"/>
    </style:style>
    <style:style style:name="P127" style:family="paragraph" style:parent-style-name="Text_20_body">
      <style:text-properties officeooo:paragraph-rsid="097707c4"/>
    </style:style>
    <style:style style:name="P128" style:family="paragraph" style:parent-style-name="Text_20_body">
      <style:text-properties officeooo:rsid="089319d3" officeooo:paragraph-rsid="089319d3"/>
    </style:style>
    <style:style style:name="P129" style:family="paragraph" style:parent-style-name="Text_20_body">
      <style:text-properties officeooo:rsid="089319d3" officeooo:paragraph-rsid="09aa08f3"/>
    </style:style>
    <style:style style:name="P130" style:family="paragraph" style:parent-style-name="Text_20_body">
      <style:text-properties officeooo:rsid="09aa08f3" officeooo:paragraph-rsid="09aa08f3"/>
    </style:style>
    <style:style style:name="P131" style:family="paragraph" style:parent-style-name="Text_20_body">
      <style:text-properties officeooo:rsid="09b11c44" officeooo:paragraph-rsid="09abf795"/>
    </style:style>
    <style:style style:name="P132" style:family="paragraph" style:parent-style-name="Text_20_body">
      <style:text-properties officeooo:rsid="09b11c44" officeooo:paragraph-rsid="09b11c44"/>
    </style:style>
    <style:style style:name="P133" style:family="paragraph" style:parent-style-name="Text_20_body">
      <style:text-properties officeooo:paragraph-rsid="09b11c44"/>
    </style:style>
    <style:style style:name="P134" style:family="paragraph" style:parent-style-name="Text_20_body">
      <style:text-properties officeooo:rsid="09b1cd56" officeooo:paragraph-rsid="09b1cd56"/>
    </style:style>
    <style:style style:name="P135" style:family="paragraph" style:parent-style-name="Text_20_body">
      <style:text-properties officeooo:rsid="09b7d8ff" officeooo:paragraph-rsid="09c00c31"/>
    </style:style>
    <style:style style:name="P136" style:family="paragraph" style:parent-style-name="Text_20_body">
      <style:text-properties officeooo:rsid="09bbcb7d" officeooo:paragraph-rsid="09bbcb7d"/>
    </style:style>
    <style:style style:name="P137" style:family="paragraph" style:parent-style-name="Text_20_body">
      <style:text-properties officeooo:paragraph-rsid="09d2b276"/>
    </style:style>
    <style:style style:name="P138" style:family="paragraph" style:parent-style-name="Text_20_body">
      <style:text-properties officeooo:rsid="09dd2d21" officeooo:paragraph-rsid="09dd2d21"/>
    </style:style>
    <style:style style:name="P139" style:family="paragraph" style:parent-style-name="Text_20_body">
      <style:text-properties officeooo:rsid="09dd2d21" officeooo:paragraph-rsid="09e23276"/>
    </style:style>
    <style:style style:name="P140" style:family="paragraph" style:parent-style-name="Text_20_body">
      <style:text-properties officeooo:paragraph-rsid="09f4e6db"/>
    </style:style>
    <style:style style:name="P141" style:family="paragraph" style:parent-style-name="Text_20_body">
      <style:text-properties officeooo:rsid="09f5dc0e" officeooo:paragraph-rsid="09f5dc0e"/>
    </style:style>
    <style:style style:name="P142" style:family="paragraph" style:parent-style-name="Text_20_body">
      <style:text-properties style:font-name="Times New Roman1" officeooo:rsid="0943c021" officeooo:paragraph-rsid="096e42ef" style:font-size-asian="10.5pt"/>
    </style:style>
    <style:style style:name="P143" style:family="paragraph" style:parent-style-name="Text_20_body">
      <style:text-properties officeooo:rsid="09abf795" officeooo:paragraph-rsid="09abf795"/>
    </style:style>
    <style:style style:name="P144" style:family="paragraph" style:parent-style-name="Text_20_body">
      <style:text-properties officeooo:rsid="0a179c14" officeooo:paragraph-rsid="0a179c14"/>
    </style:style>
    <style:style style:name="P145" style:family="paragraph" style:parent-style-name="Text_20_body">
      <style:text-properties officeooo:paragraph-rsid="0a225e21"/>
    </style:style>
    <style:style style:name="P146" style:family="paragraph" style:parent-style-name="Text_20_body">
      <style:text-properties officeooo:paragraph-rsid="0a250cc8"/>
    </style:style>
    <style:style style:name="P147" style:family="paragraph" style:parent-style-name="Text_20_body">
      <style:text-properties officeooo:paragraph-rsid="0a278272"/>
    </style:style>
    <style:style style:name="P148" style:family="paragraph" style:parent-style-name="Text_20_body">
      <style:text-properties officeooo:paragraph-rsid="0a349058"/>
    </style:style>
    <style:style style:name="P149" style:family="paragraph" style:parent-style-name="Text_20_body">
      <style:text-properties officeooo:rsid="0a349058" officeooo:paragraph-rsid="0a349058"/>
    </style:style>
    <style:style style:name="P150" style:family="paragraph" style:parent-style-name="Text_20_body">
      <style:text-properties officeooo:rsid="0a349058" officeooo:paragraph-rsid="0a67b453"/>
    </style:style>
    <style:style style:name="P151" style:family="paragraph" style:parent-style-name="Text_20_body">
      <style:text-properties officeooo:rsid="0a349058" officeooo:paragraph-rsid="0a70027a"/>
    </style:style>
    <style:style style:name="P152" style:family="paragraph" style:parent-style-name="Text_20_body">
      <style:text-properties officeooo:rsid="0a349058" officeooo:paragraph-rsid="0a867757"/>
    </style:style>
    <style:style style:name="P153" style:family="paragraph" style:parent-style-name="Text_20_body">
      <style:text-properties officeooo:rsid="0a3b7561" officeooo:paragraph-rsid="0a3b7561"/>
    </style:style>
    <style:style style:name="P154" style:family="paragraph" style:parent-style-name="Text_20_body">
      <style:text-properties officeooo:rsid="0a3bfb83" officeooo:paragraph-rsid="0a3bfb83"/>
    </style:style>
    <style:style style:name="P155" style:family="paragraph" style:parent-style-name="Text_20_body">
      <style:text-properties officeooo:rsid="0a3f60b6" officeooo:paragraph-rsid="0a3f60b6"/>
    </style:style>
    <style:style style:name="P156" style:family="paragraph" style:parent-style-name="Text_20_body">
      <style:text-properties officeooo:rsid="0a47b164" officeooo:paragraph-rsid="0a47b164"/>
    </style:style>
    <style:style style:name="P157" style:family="paragraph" style:parent-style-name="Text_20_body">
      <style:text-properties officeooo:rsid="0a47b164" officeooo:paragraph-rsid="0a5406a6"/>
    </style:style>
    <style:style style:name="P158" style:family="paragraph" style:parent-style-name="Text_20_body">
      <style:text-properties officeooo:rsid="0a5406a6" officeooo:paragraph-rsid="0a5406a6"/>
    </style:style>
    <style:style style:name="P159" style:family="paragraph" style:parent-style-name="Text_20_body">
      <style:text-properties fo:font-size="12pt" officeooo:paragraph-rsid="0a56e304" style:font-size-asian="12pt" style:font-size-complex="12pt"/>
    </style:style>
    <style:style style:name="P160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ext_20_body">
      <style:text-properties officeooo:rsid="0a56e304" officeooo:paragraph-rsid="0a56e304"/>
    </style:style>
    <style:style style:name="P162" style:family="paragraph" style:parent-style-name="Text_20_body">
      <style:text-properties officeooo:rsid="0a64d7b7" officeooo:paragraph-rsid="0a64d7b7"/>
    </style:style>
    <style:style style:name="P163" style:family="paragraph" style:parent-style-name="Text_20_body">
      <style:text-properties officeooo:rsid="0a64d7b7" officeooo:paragraph-rsid="0a660587"/>
    </style:style>
    <style:style style:name="P164" style:family="paragraph" style:parent-style-name="Text_20_body">
      <style:text-properties officeooo:rsid="0a73ba50" officeooo:paragraph-rsid="0a73ba50"/>
    </style:style>
    <style:style style:name="P165" style:family="paragraph" style:parent-style-name="Text_20_body">
      <style:text-properties officeooo:rsid="0a73ba50" officeooo:paragraph-rsid="0a991bc3"/>
    </style:style>
    <style:style style:name="P166" style:family="paragraph" style:parent-style-name="Text_20_body">
      <style:text-properties officeooo:rsid="0a73ba50" officeooo:paragraph-rsid="0a9dda78"/>
    </style:style>
    <style:style style:name="P167" style:family="paragraph" style:parent-style-name="Text_20_body">
      <style:text-properties officeooo:rsid="0a8ffb38" officeooo:paragraph-rsid="0a8ffb38"/>
    </style:style>
    <style:style style:name="P168" style:family="paragraph" style:parent-style-name="Text_20_body">
      <style:text-properties officeooo:rsid="0aa4d270" officeooo:paragraph-rsid="0aa4d270"/>
    </style:style>
    <style:style style:name="P169" style:family="paragraph" style:parent-style-name="Text_20_body">
      <style:text-properties officeooo:rsid="0aa63574" officeooo:paragraph-rsid="0aa63574"/>
    </style:style>
    <style:style style:name="P170" style:family="paragraph" style:parent-style-name="Text_20_body">
      <style:text-properties officeooo:rsid="0a651322" officeooo:paragraph-rsid="0a660587"/>
    </style:style>
    <style:style style:name="P171" style:family="paragraph" style:parent-style-name="Text_20_body">
      <style:text-properties officeooo:rsid="0a67b453" officeooo:paragraph-rsid="0a67b453"/>
    </style:style>
    <style:style style:name="P172" style:family="paragraph" style:parent-style-name="Text_20_body">
      <style:text-properties officeooo:rsid="0ab9a1f6" officeooo:paragraph-rsid="0ae3a104"/>
    </style:style>
    <style:style style:name="P173" style:family="paragraph" style:parent-style-name="Text_20_body">
      <style:text-properties officeooo:rsid="0abf7802" officeooo:paragraph-rsid="0ac158e3"/>
    </style:style>
    <style:style style:name="P174" style:family="paragraph" style:parent-style-name="Text_20_body">
      <style:text-properties officeooo:rsid="0abf7802" officeooo:paragraph-rsid="0ac9238e"/>
    </style:style>
    <style:style style:name="P175" style:family="paragraph" style:parent-style-name="Text_20_body">
      <style:text-properties officeooo:rsid="0abf7802" officeooo:paragraph-rsid="0acb382d"/>
    </style:style>
    <style:style style:name="P176" style:family="paragraph" style:parent-style-name="Text_20_body">
      <style:text-properties officeooo:rsid="0ac59bd6" officeooo:paragraph-rsid="0ac59bd6"/>
    </style:style>
    <style:style style:name="P177" style:family="paragraph" style:parent-style-name="Text_20_body">
      <style:text-properties officeooo:rsid="0ad6a73e" officeooo:paragraph-rsid="0ad6a73e"/>
    </style:style>
    <style:style style:name="P178" style:family="paragraph" style:parent-style-name="Text_20_body">
      <style:text-properties officeooo:paragraph-rsid="09f06f02"/>
    </style:style>
    <style:style style:name="P179" style:family="paragraph" style:parent-style-name="Text_20_body">
      <style:text-properties officeooo:rsid="0ada98b0" officeooo:paragraph-rsid="09f06f02"/>
    </style:style>
    <style:style style:name="P180" style:family="paragraph" style:parent-style-name="Text_20_body">
      <style:text-properties officeooo:rsid="0ada98b0" officeooo:paragraph-rsid="0ada98b0"/>
    </style:style>
    <style:style style:name="P181" style:family="paragraph" style:parent-style-name="Text_20_body">
      <style:text-properties officeooo:rsid="0ada98b0" officeooo:paragraph-rsid="0adb8f50"/>
    </style:style>
    <style:style style:name="P182" style:family="paragraph" style:parent-style-name="Text_20_body">
      <style:text-properties officeooo:rsid="0ada98b0" officeooo:paragraph-rsid="0adc10d9"/>
    </style:style>
    <style:style style:name="P183" style:family="paragraph" style:parent-style-name="Text_20_body">
      <style:text-properties officeooo:rsid="0ada98b0" officeooo:paragraph-rsid="0addd47e"/>
    </style:style>
    <style:style style:name="P184" style:family="paragraph" style:parent-style-name="Text_20_body">
      <style:text-properties officeooo:rsid="0ada98b0" officeooo:paragraph-rsid="0adea10b"/>
    </style:style>
    <style:style style:name="P185" style:family="paragraph" style:parent-style-name="Text_20_body">
      <style:text-properties officeooo:rsid="0ada98b0" officeooo:paragraph-rsid="0adf020f"/>
    </style:style>
    <style:style style:name="P186" style:family="paragraph" style:parent-style-name="Text_20_body">
      <style:text-properties officeooo:rsid="0ae1c0e9" officeooo:paragraph-rsid="0ae1c0e9"/>
    </style:style>
    <style:style style:name="P187" style:family="paragraph" style:parent-style-name="Text_20_body">
      <style:text-properties officeooo:rsid="0ae70116" officeooo:paragraph-rsid="0ae70116"/>
    </style:style>
    <style:style style:name="P188" style:family="paragraph" style:parent-style-name="Text_20_body">
      <style:text-properties officeooo:paragraph-rsid="0aefd4ba"/>
    </style:style>
    <style:style style:name="P189" style:family="paragraph" style:parent-style-name="Text_20_body">
      <style:text-properties officeooo:paragraph-rsid="0af1697a"/>
    </style:style>
    <style:style style:name="P190" style:family="paragraph" style:parent-style-name="Text_20_body">
      <style:text-properties officeooo:paragraph-rsid="0af3e3da"/>
    </style:style>
    <style:style style:name="P191" style:family="paragraph" style:parent-style-name="Text_20_body">
      <style:text-properties officeooo:rsid="0af3e3da" officeooo:paragraph-rsid="0af3e3da"/>
    </style:style>
    <style:style style:name="P192" style:family="paragraph" style:parent-style-name="Text_20_body">
      <style:text-properties officeooo:rsid="0af3e3da" officeooo:paragraph-rsid="0b478586"/>
    </style:style>
    <style:style style:name="P193" style:family="paragraph" style:parent-style-name="Text_20_body">
      <style:text-properties officeooo:rsid="0b02d899" officeooo:paragraph-rsid="0b02d899"/>
    </style:style>
    <style:style style:name="P194" style:family="paragraph" style:parent-style-name="Text_20_body">
      <style:text-properties officeooo:rsid="0b02d899" officeooo:paragraph-rsid="0b066f8c"/>
    </style:style>
    <style:style style:name="P195" style:family="paragraph" style:parent-style-name="Text_20_body">
      <style:text-properties officeooo:rsid="0b02d899" officeooo:paragraph-rsid="0b11c942"/>
    </style:style>
    <style:style style:name="P196" style:family="paragraph" style:parent-style-name="Text_20_body">
      <style:text-properties officeooo:rsid="0b02d899" officeooo:paragraph-rsid="0b169c79"/>
    </style:style>
    <style:style style:name="P197" style:family="paragraph" style:parent-style-name="Text_20_body">
      <style:text-properties officeooo:rsid="0b02d899" officeooo:paragraph-rsid="0b1adb20"/>
    </style:style>
    <style:style style:name="P198" style:family="paragraph" style:parent-style-name="Text_20_body">
      <style:text-properties officeooo:rsid="0b02d899" officeooo:paragraph-rsid="0b1b0197"/>
    </style:style>
    <style:style style:name="P199" style:family="paragraph" style:parent-style-name="Text_20_body">
      <style:text-properties officeooo:rsid="0b066f8c" officeooo:paragraph-rsid="0b066f8c"/>
    </style:style>
    <style:style style:name="P200" style:family="paragraph" style:parent-style-name="Text_20_body">
      <style:text-properties officeooo:rsid="0b0cef62" officeooo:paragraph-rsid="0b0ee618"/>
    </style:style>
    <style:style style:name="P201" style:family="paragraph" style:parent-style-name="Text_20_body">
      <style:text-properties officeooo:rsid="0b11c942" officeooo:paragraph-rsid="0b11c942"/>
    </style:style>
    <style:style style:name="P202" style:family="paragraph" style:parent-style-name="Text_20_body">
      <style:text-properties officeooo:rsid="0b11c942" officeooo:paragraph-rsid="0b1358f4"/>
    </style:style>
    <style:style style:name="P203" style:family="paragraph" style:parent-style-name="Text_20_body">
      <style:text-properties officeooo:rsid="0b11c942" officeooo:paragraph-rsid="0b1adb20"/>
    </style:style>
    <style:style style:name="P204" style:family="paragraph" style:parent-style-name="Text_20_body">
      <style:text-properties officeooo:rsid="0b11c942" officeooo:paragraph-rsid="0b1b0197"/>
    </style:style>
    <style:style style:name="P205" style:family="paragraph" style:parent-style-name="Text_20_body">
      <style:text-properties officeooo:rsid="0b11c942" officeooo:paragraph-rsid="0b1b11f3"/>
    </style:style>
    <style:style style:name="P206" style:family="paragraph" style:parent-style-name="Text_20_body">
      <style:text-properties officeooo:rsid="0b14a5fc" officeooo:paragraph-rsid="0b14a5fc"/>
    </style:style>
    <style:style style:name="P207" style:family="paragraph" style:parent-style-name="Text_20_body">
      <style:text-properties officeooo:rsid="0b1adb20" officeooo:paragraph-rsid="0b1adb20"/>
    </style:style>
    <style:style style:name="P208" style:family="paragraph" style:parent-style-name="Text_20_body">
      <style:text-properties officeooo:rsid="0b1b11f3" officeooo:paragraph-rsid="0b1b11f3"/>
    </style:style>
    <style:style style:name="P209" style:family="paragraph" style:parent-style-name="Text_20_body">
      <style:text-properties officeooo:rsid="0b1c0cf4" officeooo:paragraph-rsid="0b1c0cf4"/>
    </style:style>
    <style:style style:name="P210" style:family="paragraph" style:parent-style-name="Text_20_body">
      <style:text-properties officeooo:rsid="0ad7e24d" officeooo:paragraph-rsid="0ac158e3"/>
    </style:style>
    <style:style style:name="P211" style:family="paragraph" style:parent-style-name="Text_20_body">
      <style:text-properties officeooo:paragraph-rsid="09fe549a"/>
    </style:style>
    <style:style style:name="P212" style:family="paragraph" style:parent-style-name="Text_20_body">
      <style:text-properties officeooo:rsid="0b237210" officeooo:paragraph-rsid="0b237210"/>
    </style:style>
    <style:style style:name="P213" style:family="paragraph" style:parent-style-name="Text_20_body">
      <style:text-properties officeooo:rsid="0b237210" officeooo:paragraph-rsid="0b262611"/>
    </style:style>
    <style:style style:name="P214" style:family="paragraph" style:parent-style-name="Text_20_body">
      <style:text-properties officeooo:rsid="0b237210" officeooo:paragraph-rsid="0b28a9fc"/>
    </style:style>
    <style:style style:name="P215" style:family="paragraph" style:parent-style-name="Text_20_body">
      <style:text-properties officeooo:rsid="0b237210" officeooo:paragraph-rsid="0b515089"/>
    </style:style>
    <style:style style:name="P216" style:family="paragraph" style:parent-style-name="Text_20_body">
      <style:text-properties officeooo:rsid="0b237210" officeooo:paragraph-rsid="0b5270c8"/>
    </style:style>
    <style:style style:name="P217" style:family="paragraph" style:parent-style-name="Text_20_body">
      <style:text-properties officeooo:rsid="0b2c4973" officeooo:paragraph-rsid="0b2c4973"/>
    </style:style>
    <style:style style:name="P218" style:family="paragraph" style:parent-style-name="Text_20_body">
      <style:text-properties officeooo:rsid="0b2c4973" officeooo:paragraph-rsid="0b515089"/>
    </style:style>
    <style:style style:name="P219" style:family="paragraph" style:parent-style-name="Text_20_body">
      <style:text-properties officeooo:rsid="0b2c4973" officeooo:paragraph-rsid="0b635dd7"/>
    </style:style>
    <style:style style:name="P220" style:family="paragraph" style:parent-style-name="Text_20_body">
      <style:text-properties officeooo:rsid="0b2c4973" officeooo:paragraph-rsid="0b7a9d01"/>
    </style:style>
    <style:style style:name="P221" style:family="paragraph" style:parent-style-name="Text_20_body">
      <style:text-properties officeooo:rsid="0b409527" officeooo:paragraph-rsid="0b409527"/>
    </style:style>
    <style:style style:name="P222" style:family="paragraph" style:parent-style-name="Text_20_body">
      <style:text-properties officeooo:rsid="0b425d5f" officeooo:paragraph-rsid="0b425d5f"/>
    </style:style>
    <style:style style:name="P223" style:family="paragraph" style:parent-style-name="Text_20_body">
      <style:text-properties officeooo:rsid="0b480c8f" officeooo:paragraph-rsid="0b480c8f"/>
    </style:style>
    <style:style style:name="P224" style:family="paragraph" style:parent-style-name="Text_20_body">
      <style:text-properties officeooo:rsid="0b48d502" officeooo:paragraph-rsid="0b48d502"/>
    </style:style>
    <style:style style:name="P225" style:family="paragraph" style:parent-style-name="Text_20_body">
      <style:text-properties officeooo:paragraph-rsid="0b515089"/>
    </style:style>
    <style:style style:name="P226" style:family="paragraph" style:parent-style-name="Text_20_body">
      <style:text-properties officeooo:paragraph-rsid="0b69836b"/>
    </style:style>
    <style:style style:name="P227" style:family="paragraph" style:parent-style-name="Text_20_body">
      <style:text-properties officeooo:rsid="0b87f3ac" officeooo:paragraph-rsid="0b87f3ac"/>
    </style:style>
    <style:style style:name="P228" style:family="paragraph" style:parent-style-name="Text_20_body">
      <style:text-properties officeooo:paragraph-rsid="0b87f3ac"/>
    </style:style>
    <style:style style:name="P229" style:family="paragraph" style:parent-style-name="Text_20_body">
      <style:text-properties officeooo:rsid="0b89fe06" officeooo:paragraph-rsid="0b89fe06"/>
    </style:style>
    <style:style style:name="P230" style:family="paragraph" style:parent-style-name="Text_20_body">
      <style:text-properties officeooo:rsid="0b89fe06" officeooo:paragraph-rsid="0b8de56a"/>
    </style:style>
    <style:style style:name="P231" style:family="paragraph" style:parent-style-name="Text_20_body">
      <style:text-properties officeooo:rsid="0b89fe06" officeooo:paragraph-rsid="0b8eaeb0"/>
    </style:style>
    <style:style style:name="P232" style:family="paragraph" style:parent-style-name="Text_20_body">
      <style:text-properties officeooo:rsid="0b89fe06" officeooo:paragraph-rsid="0b9257f2"/>
    </style:style>
    <style:style style:name="P233" style:family="paragraph" style:parent-style-name="Text_20_body">
      <style:text-properties officeooo:rsid="0b931e41" officeooo:paragraph-rsid="0b95418d"/>
    </style:style>
    <style:style style:name="P234" style:family="paragraph" style:parent-style-name="Text_20_body">
      <style:text-properties officeooo:rsid="0b9632f6" officeooo:paragraph-rsid="0b9632f6"/>
    </style:style>
    <style:style style:name="P235" style:family="paragraph" style:parent-style-name="Title">
      <style:text-properties officeooo:rsid="05d98d26" officeooo:paragraph-rsid="05d98d26"/>
    </style:style>
    <style:style style:name="P23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23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238" style:family="paragraph" style:parent-style-name="Text_20_body">
      <style:paragraph-properties fo:break-before="page"/>
      <style:text-properties officeooo:paragraph-rsid="013d743d"/>
    </style:style>
    <style:style style:name="P239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240" style:family="paragraph" style:parent-style-name="Quotations">
      <style:text-properties officeooo:paragraph-rsid="07d6aefb"/>
    </style:style>
    <style:style style:name="P241" style:family="paragraph" style:parent-style-name="Quotations">
      <style:text-properties fo:font-weight="bold" style:font-weight-asian="bold" style:font-weight-complex="bold"/>
    </style:style>
    <style:style style:name="P242" style:family="paragraph" style:parent-style-name="Quotations">
      <style:text-properties fo:font-weight="bold" officeooo:rsid="07e8a5be" style:font-weight-asian="bold" style:font-weight-complex="bold"/>
    </style:style>
    <style:style style:name="P243" style:family="paragraph" style:parent-style-name="Quotations">
      <style:text-properties fo:font-size="12pt" style:font-size-asian="12pt" style:font-size-complex="12pt"/>
    </style:style>
    <style:style style:name="P244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245" style:family="paragraph" style:parent-style-name="Quotations">
      <style:text-properties fo:font-size="12pt" officeooo:paragraph-rsid="0a54ad3d" style:font-size-asian="12pt" style:font-size-complex="12pt"/>
    </style:style>
    <style:style style:name="P246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247" style:family="paragraph" style:parent-style-name="Quotations">
      <style:text-properties fo:font-size="12pt" officeooo:paragraph-rsid="0a58b23d" style:font-size-asian="12pt" style:font-size-complex="12pt"/>
    </style:style>
    <style:style style:name="P248" style:family="paragraph" style:parent-style-name="Quotations">
      <style:text-properties fo:font-size="12pt" officeooo:paragraph-rsid="0a93b035" style:font-size-asian="12pt" style:font-size-complex="12pt"/>
    </style:style>
    <style:style style:name="P249" style:family="paragraph" style:parent-style-name="Quotations">
      <style:text-properties fo:font-size="12pt" officeooo:paragraph-rsid="0a975de3" style:font-size-asian="12pt" style:font-size-complex="12pt"/>
    </style:style>
    <style:style style:name="P250" style:family="paragraph" style:parent-style-name="Quotations">
      <style:text-properties fo:font-size="12pt" officeooo:paragraph-rsid="0a9dda78" style:font-size-asian="12pt" style:font-size-complex="12pt"/>
    </style:style>
    <style:style style:name="P251" style:family="paragraph" style:parent-style-name="Quotations">
      <style:text-properties fo:font-size="12pt" officeooo:paragraph-rsid="0aa147b5" style:font-size-asian="12pt" style:font-size-complex="12pt"/>
    </style:style>
    <style:style style:name="P252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253" style:family="paragraph" style:parent-style-name="Quotations">
      <style:text-properties fo:font-size="12pt" officeooo:paragraph-rsid="0aa4f99b" style:font-size-asian="12pt" style:font-size-complex="12pt"/>
    </style:style>
    <style:style style:name="P254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255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256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257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258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259" style:family="paragraph" style:parent-style-name="Quotations">
      <style:text-properties officeooo:rsid="0a56e304" officeooo:paragraph-rsid="0a58b23d"/>
    </style:style>
    <style:style style:name="P260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261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262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26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26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26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26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267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268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269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270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271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272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273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274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27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276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277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278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279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280" style:family="paragraph" style:parent-style-name="Table">
      <style:paragraph-properties fo:keep-with-next="always"/>
    </style:style>
    <style:style style:name="P281" style:family="paragraph" style:parent-style-name="Standard">
      <style:text-properties officeooo:rsid="0a73ba50" officeooo:paragraph-rsid="0a9dda78"/>
    </style:style>
    <style:style style:name="P282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283" style:family="paragraph" style:parent-style-name="Text_20_body" style:list-style-name="L1">
      <style:text-properties officeooo:rsid="086d7a9d" officeooo:paragraph-rsid="086d7a9d"/>
    </style:style>
    <style:style style:name="P284" style:family="paragraph" style:parent-style-name="Text_20_body" style:list-style-name="L1">
      <style:text-properties officeooo:rsid="086f6d60" officeooo:paragraph-rsid="086f6d60"/>
    </style:style>
    <style:style style:name="P285" style:family="paragraph" style:parent-style-name="Text_20_body" style:list-style-name="L1">
      <style:text-properties officeooo:rsid="086f6d60" officeooo:paragraph-rsid="0872131b"/>
    </style:style>
    <style:style style:name="P286" style:family="paragraph" style:parent-style-name="Text_20_body" style:list-style-name="L1">
      <style:text-properties officeooo:rsid="086f6d60" officeooo:paragraph-rsid="08735723"/>
    </style:style>
    <style:style style:name="P287" style:family="paragraph" style:parent-style-name="Text_20_body" style:list-style-name="L1">
      <style:text-properties officeooo:rsid="086f6d60" officeooo:paragraph-rsid="08755f5f"/>
    </style:style>
    <style:style style:name="P288" style:family="paragraph" style:parent-style-name="Text_20_body" style:list-style-name="L1">
      <style:text-properties officeooo:rsid="086f6d60" officeooo:paragraph-rsid="0876792b"/>
    </style:style>
    <style:style style:name="P289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290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291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292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293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294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295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296" style:family="paragraph" style:parent-style-name="Text_20_body" style:list-style-name="L1">
      <style:text-properties officeooo:rsid="087492f5" officeooo:paragraph-rsid="087492f5"/>
    </style:style>
    <style:style style:name="P297" style:family="paragraph" style:parent-style-name="Text_20_body" style:list-style-name="L1">
      <style:text-properties officeooo:rsid="0876792b" officeooo:paragraph-rsid="0876792b"/>
    </style:style>
    <style:style style:name="P298" style:family="paragraph" style:parent-style-name="Text_20_body" style:list-style-name="L1">
      <style:text-properties officeooo:rsid="0876792b" officeooo:paragraph-rsid="08777f64"/>
    </style:style>
    <style:style style:name="P299" style:family="paragraph" style:parent-style-name="Text_20_body" style:list-style-name="L1">
      <style:text-properties officeooo:rsid="0876792b" officeooo:paragraph-rsid="08781981"/>
    </style:style>
    <style:style style:name="P300" style:family="paragraph" style:parent-style-name="Text_20_body" style:list-style-name="L1">
      <style:text-properties officeooo:rsid="0878beb9" officeooo:paragraph-rsid="0878beb9"/>
    </style:style>
    <style:style style:name="P301" style:family="paragraph" style:parent-style-name="Text_20_body" style:list-style-name="L2">
      <style:text-properties officeooo:rsid="09b11c44" officeooo:paragraph-rsid="09b11c44"/>
    </style:style>
    <style:style style:name="P302" style:family="paragraph" style:parent-style-name="Text_20_body" style:list-style-name="L2">
      <style:text-properties officeooo:rsid="09b1cd56" officeooo:paragraph-rsid="09b1cd56"/>
    </style:style>
    <style:style style:name="P303" style:family="paragraph" style:parent-style-name="Text_20_body" style:list-style-name="L2">
      <style:text-properties officeooo:rsid="09b358a9" officeooo:paragraph-rsid="09b358a9"/>
    </style:style>
    <style:style style:name="P304" style:family="paragraph" style:parent-style-name="Text_20_body" style:list-style-name="L2">
      <style:text-properties officeooo:rsid="09b451fc" officeooo:paragraph-rsid="09b451fc"/>
    </style:style>
    <style:style style:name="P305" style:family="paragraph" style:parent-style-name="Text_20_body" style:list-style-name="L2">
      <style:text-properties officeooo:rsid="09b60674" officeooo:paragraph-rsid="09b60674"/>
    </style:style>
    <style:style style:name="P306" style:family="paragraph" style:parent-style-name="Text_20_body" style:list-style-name="L3">
      <style:text-properties officeooo:rsid="09b60674" officeooo:paragraph-rsid="09c00c31"/>
    </style:style>
    <style:style style:name="P307" style:family="paragraph" style:parent-style-name="Text_20_body" style:list-style-name="L2">
      <style:text-properties officeooo:rsid="09b7d8ff" officeooo:paragraph-rsid="09b7d8ff"/>
    </style:style>
    <style:style style:name="P308" style:family="paragraph" style:parent-style-name="Text_20_body" style:list-style-name="L3">
      <style:text-properties officeooo:rsid="09b7d8ff" officeooo:paragraph-rsid="09c00c31"/>
    </style:style>
    <style:style style:name="P309" style:family="paragraph" style:parent-style-name="Text_20_body" style:list-style-name="L3">
      <style:text-properties officeooo:rsid="09c00c31" officeooo:paragraph-rsid="09c4c9d2"/>
    </style:style>
    <style:style style:name="P310" style:family="paragraph" style:parent-style-name="Text_20_body" style:list-style-name="L3">
      <style:text-properties officeooo:rsid="09c00c31" officeooo:paragraph-rsid="09c27922"/>
    </style:style>
    <style:style style:name="P311" style:family="paragraph" style:parent-style-name="Text_20_body" style:list-style-name="L3">
      <style:text-properties officeooo:rsid="09c00c31" officeooo:paragraph-rsid="09c00c31"/>
    </style:style>
    <style:style style:name="P312" style:family="paragraph" style:parent-style-name="Text_20_body" style:list-style-name="L3">
      <style:text-properties officeooo:rsid="09c00c31" officeooo:paragraph-rsid="09cb32c9"/>
    </style:style>
    <style:style style:name="P313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314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315" style:family="paragraph" style:parent-style-name="Text_20_body" style:list-style-name="L4">
      <style:text-properties officeooo:paragraph-rsid="0af3e3da"/>
    </style:style>
    <style:style style:name="P316" style:family="paragraph" style:parent-style-name="Text_20_body" style:list-style-name="L5">
      <style:text-properties officeooo:rsid="0b408bb8" officeooo:paragraph-rsid="0b408bb8"/>
    </style:style>
    <style:style style:name="P317" style:family="paragraph" style:parent-style-name="Text_20_body" style:list-style-name="L5">
      <style:text-properties officeooo:rsid="0b409527" officeooo:paragraph-rsid="0b409527"/>
    </style:style>
    <style:style style:name="P318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319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320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321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322" style:family="paragraph" style:parent-style-name="Text_20_body">
      <style:text-properties fo:font-weight="normal" officeooo:rsid="0ba8a455" officeooo:paragraph-rsid="0bbde579" style:font-weight-asian="normal" style:font-weight-complex="normal"/>
    </style:style>
    <style:style style:name="P323" style:family="paragraph" style:parent-style-name="Text_20_body">
      <style:text-properties fo:font-weight="normal" officeooo:rsid="0ba8a455" officeooo:paragraph-rsid="0bc310de" style:font-weight-asian="normal" style:font-weight-complex="normal"/>
    </style:style>
    <style:style style:name="P324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325" style:family="paragraph" style:parent-style-name="Text_20_body">
      <style:text-properties officeooo:paragraph-rsid="0ba3374a"/>
    </style:style>
    <style:style style:name="P326" style:family="paragraph" style:parent-style-name="Text_20_body">
      <style:text-properties officeooo:rsid="0ba79e09" officeooo:paragraph-rsid="0ba96aed"/>
    </style:style>
    <style:style style:name="P327" style:family="paragraph" style:parent-style-name="Text_20_body">
      <style:text-properties officeooo:rsid="0baeb9d4" officeooo:paragraph-rsid="0baeb9d4"/>
    </style:style>
    <style:style style:name="P328" style:family="paragraph" style:parent-style-name="Text_20_body">
      <style:text-properties officeooo:rsid="0baeb9d4" officeooo:paragraph-rsid="0bb3174a"/>
    </style:style>
    <style:style style:name="P329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330" style:family="paragraph" style:parent-style-name="Heading_20_1">
      <style:paragraph-properties fo:break-before="page"/>
    </style:style>
    <style:style style:name="P331" style:family="paragraph" style:parent-style-name="Heading_20_1">
      <style:paragraph-properties fo:break-before="page"/>
      <style:text-properties officeooo:rsid="0b87f3ac" officeooo:paragraph-rsid="0b87f3ac"/>
    </style:style>
    <style:style style:name="P332" style:family="paragraph" style:parent-style-name="Heading_20_1">
      <style:paragraph-properties fo:break-before="page"/>
      <style:text-properties officeooo:rsid="07b55d60" officeooo:paragraph-rsid="07b55d60"/>
    </style:style>
    <style:style style:name="P333" style:family="paragraph" style:parent-style-name="Heading_20_1">
      <style:paragraph-properties fo:break-before="page"/>
      <style:text-properties officeooo:rsid="0a1366c2" officeooo:paragraph-rsid="0a1366c2"/>
    </style:style>
    <style:style style:name="P334" style:family="paragraph" style:parent-style-name="Heading_20_1">
      <style:paragraph-properties fo:break-before="page"/>
      <style:text-properties officeooo:rsid="0ba3374a" officeooo:paragraph-rsid="0ba3374a"/>
    </style:style>
    <style:style style:name="P3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6" style:family="paragraph" style:parent-style-name="Heading_20_2">
      <style:text-properties fo:font-weight="bold" officeooo:rsid="07d52417" style:font-weight-asian="bold" style:font-weight-complex="bold"/>
    </style:style>
    <style:style style:name="P337" style:family="paragraph" style:parent-style-name="Heading_20_2">
      <style:text-properties fo:font-weight="bold" officeooo:rsid="080ce6e9" style:font-weight-asian="bold" style:font-weight-complex="bold"/>
    </style:style>
    <style:style style:name="P338" style:family="paragraph" style:parent-style-name="Heading_20_2">
      <style:text-properties fo:font-weight="bold" officeooo:rsid="08e936d2" style:font-weight-asian="bold" style:font-weight-complex="bold"/>
    </style:style>
    <style:style style:name="P339" style:family="paragraph" style:parent-style-name="Heading_20_2">
      <style:text-properties officeooo:rsid="096fc742" officeooo:paragraph-rsid="096e42ef"/>
    </style:style>
    <style:style style:name="P340" style:family="paragraph" style:parent-style-name="Heading_20_2">
      <style:text-properties officeooo:rsid="098fd0c8" officeooo:paragraph-rsid="098fd0c8"/>
    </style:style>
    <style:style style:name="P341" style:family="paragraph" style:parent-style-name="Heading_20_2">
      <style:text-properties officeooo:rsid="0a278272" officeooo:paragraph-rsid="0a278272"/>
    </style:style>
    <style:style style:name="P342" style:family="paragraph" style:parent-style-name="Heading_20_2">
      <style:text-properties officeooo:paragraph-rsid="0a349058"/>
    </style:style>
    <style:style style:name="P343" style:family="paragraph" style:parent-style-name="Heading_20_2">
      <style:text-properties officeooo:rsid="0a225e21" officeooo:paragraph-rsid="0a352003"/>
    </style:style>
    <style:style style:name="P344" style:family="paragraph" style:parent-style-name="Heading_20_2">
      <style:text-properties officeooo:rsid="0a250cc8" officeooo:paragraph-rsid="0a250cc8"/>
    </style:style>
    <style:style style:name="P345" style:family="paragraph" style:parent-style-name="Heading_20_2">
      <style:text-properties officeooo:paragraph-rsid="09ea00a5"/>
    </style:style>
    <style:style style:name="P346" style:family="paragraph" style:parent-style-name="Heading_20_2">
      <style:text-properties fo:font-weight="normal" officeooo:rsid="0ba8a455" style:font-weight-asian="normal" style:font-weight-complex="normal"/>
    </style:style>
    <style:style style:name="P347" style:family="paragraph" style:parent-style-name="Heading_20_2">
      <style:text-properties officeooo:paragraph-rsid="0baeb9d4"/>
    </style:style>
    <style:style style:name="P3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9" style:family="paragraph" style:parent-style-name="Heading_20_3">
      <style:text-properties officeooo:rsid="0a2d22a2" officeooo:paragraph-rsid="0a2d22a2"/>
    </style:style>
    <style:style style:name="P350" style:family="paragraph" style:parent-style-name="Heading_20_3">
      <style:text-properties officeooo:paragraph-rsid="0b515089"/>
    </style:style>
    <style:style style:name="P3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11" style:family="text">
      <style:text-properties officeooo:rsid="07932101"/>
    </style:style>
    <style:style style:name="T12" style:family="text">
      <style:text-properties officeooo:rsid="0795df24"/>
    </style:style>
    <style:style style:name="T13" style:family="text">
      <style:text-properties officeooo:rsid="07a37fc8"/>
    </style:style>
    <style:style style:name="T14" style:family="text">
      <style:text-properties officeooo:rsid="07a52826"/>
    </style:style>
    <style:style style:name="T15" style:family="text">
      <style:text-properties officeooo:rsid="07a9aa8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7cd703b" style:font-weight-asian="bold" style:font-weight-complex="bold"/>
    </style:style>
    <style:style style:name="T18" style:family="text">
      <style:text-properties fo:font-weight="bold" officeooo:rsid="07ca54a9" style:font-weight-asian="bold" style:font-weight-complex="bold"/>
    </style:style>
    <style:style style:name="T19" style:family="text">
      <style:text-properties fo:font-weight="bold" officeooo:rsid="07dde37a" style:font-weight-asian="bold" style:font-weight-complex="bold"/>
    </style:style>
    <style:style style:name="T20" style:family="text">
      <style:text-properties fo:font-weight="bold" officeooo:rsid="07dfb6f3" style:font-weight-asian="bold" style:font-weight-complex="bold"/>
    </style:style>
    <style:style style:name="T21" style:family="text">
      <style:text-properties fo:font-weight="bold" officeooo:rsid="08268e35" style:font-weight-asian="bold" style:font-weight-complex="bold"/>
    </style:style>
    <style:style style:name="T22" style:family="text">
      <style:text-properties fo:font-weight="bold" officeooo:rsid="0826a87d" style:font-weight-asian="bold" style:font-weight-complex="bold"/>
    </style:style>
    <style:style style:name="T23" style:family="text">
      <style:text-properties fo:font-weight="bold" officeooo:rsid="082e925d" style:font-weight-asian="bold" style:font-weight-complex="bold"/>
    </style:style>
    <style:style style:name="T24" style:family="text">
      <style:text-properties fo:font-weight="bold" officeooo:rsid="08323122" style:font-weight-asian="bold" style:font-weight-complex="bold"/>
    </style:style>
    <style:style style:name="T25" style:family="text">
      <style:text-properties fo:font-weight="bold" officeooo:rsid="0863e71d" style:font-weight-asian="bold" style:font-weight-complex="bold"/>
    </style:style>
    <style:style style:name="T26" style:family="text">
      <style:text-properties fo:font-weight="bold" officeooo:rsid="0842641b" style:font-weight-asian="bold" style:font-weight-complex="bold"/>
    </style:style>
    <style:style style:name="T27" style:family="text">
      <style:text-properties fo:font-weight="bold" officeooo:rsid="0872131b" style:font-weight-asian="bold" style:font-weight-complex="bold"/>
    </style:style>
    <style:style style:name="T28" style:family="text">
      <style:text-properties fo:font-weight="bold" officeooo:rsid="08dc0eab" style:font-weight-asian="bold" style:font-weight-complex="bold"/>
    </style:style>
    <style:style style:name="T29" style:family="text">
      <style:text-properties fo:font-weight="bold" officeooo:rsid="08dfe425" style:font-weight-asian="bold" style:font-weight-complex="bold"/>
    </style:style>
    <style:style style:name="T30" style:family="text">
      <style:text-properties fo:font-weight="bold" officeooo:rsid="08e936d2" style:font-weight-asian="bold" style:font-weight-complex="bold"/>
    </style:style>
    <style:style style:name="T31" style:family="text">
      <style:text-properties fo:font-weight="bold" officeooo:rsid="08eecd03" style:font-weight-asian="bold" style:font-weight-complex="bold"/>
    </style:style>
    <style:style style:name="T32" style:family="text">
      <style:text-properties fo:font-weight="bold" officeooo:rsid="08f60723" style:font-weight-asian="bold" style:font-weight-complex="bold"/>
    </style:style>
    <style:style style:name="T33" style:family="text">
      <style:text-properties fo:font-weight="bold" officeooo:rsid="08ea6c67" style:font-weight-asian="bold" style:font-weight-complex="bold"/>
    </style:style>
    <style:style style:name="T34" style:family="text">
      <style:text-properties fo:font-weight="bold" officeooo:rsid="08f74c42" style:font-weight-asian="bold" style:font-weight-complex="bold"/>
    </style:style>
    <style:style style:name="T35" style:family="text">
      <style:text-properties fo:font-weight="bold" officeooo:rsid="08f9d3cb" style:font-weight-asian="bold" style:font-weight-complex="bold"/>
    </style:style>
    <style:style style:name="T36" style:family="text">
      <style:text-properties fo:font-weight="bold" officeooo:rsid="09001f06" style:font-weight-asian="bold" style:font-weight-complex="bold"/>
    </style:style>
    <style:style style:name="T37" style:family="text">
      <style:text-properties fo:font-weight="bold" officeooo:rsid="08fcdbe6" style:font-weight-asian="bold" style:font-weight-complex="bold"/>
    </style:style>
    <style:style style:name="T38" style:family="text">
      <style:text-properties fo:font-weight="bold" officeooo:rsid="08fef47e" style:font-weight-asian="bold" style:font-weight-complex="bold"/>
    </style:style>
    <style:style style:name="T39" style:family="text">
      <style:text-properties fo:font-weight="bold" officeooo:rsid="0904eda6" style:font-weight-asian="bold" style:font-weight-complex="bold"/>
    </style:style>
    <style:style style:name="T40" style:family="text">
      <style:text-properties fo:font-weight="bold" officeooo:rsid="0910db4b" style:font-weight-asian="bold" style:font-weight-complex="bold"/>
    </style:style>
    <style:style style:name="T41" style:family="text">
      <style:text-properties fo:font-weight="bold" officeooo:rsid="09127cb8" style:font-weight-asian="bold" style:font-weight-complex="bold"/>
    </style:style>
    <style:style style:name="T42" style:family="text">
      <style:text-properties fo:font-weight="bold" officeooo:rsid="0915abcf" style:font-weight-asian="bold" style:font-weight-complex="bold"/>
    </style:style>
    <style:style style:name="T43" style:family="text">
      <style:text-properties fo:font-weight="bold" officeooo:rsid="09167e54" style:font-weight-asian="bold" style:font-weight-complex="bold"/>
    </style:style>
    <style:style style:name="T44" style:family="text">
      <style:text-properties fo:font-weight="bold" officeooo:rsid="0916a7ce" style:font-weight-asian="bold" style:font-weight-complex="bold"/>
    </style:style>
    <style:style style:name="T45" style:family="text">
      <style:text-properties fo:font-weight="bold" officeooo:rsid="0975f936" style:font-weight-asian="bold" style:font-weight-complex="bold"/>
    </style:style>
    <style:style style:name="T46" style:family="text">
      <style:text-properties fo:font-weight="bold" officeooo:rsid="097707c4" style:font-weight-asian="bold" style:font-weight-complex="bold"/>
    </style:style>
    <style:style style:name="T47" style:family="text">
      <style:text-properties fo:font-weight="bold" officeooo:rsid="098933d8" style:font-weight-asian="bold" style:font-weight-complex="bold"/>
    </style:style>
    <style:style style:name="T48" style:family="text">
      <style:text-properties fo:font-weight="bold" officeooo:rsid="098a0343" style:font-weight-asian="bold" style:font-weight-complex="bold"/>
    </style:style>
    <style:style style:name="T49" style:family="text">
      <style:text-properties fo:font-weight="bold" officeooo:rsid="0990d31d" style:font-weight-asian="bold" style:font-weight-complex="bold"/>
    </style:style>
    <style:style style:name="T50" style:family="text">
      <style:text-properties fo:font-weight="bold" officeooo:rsid="099258e2" style:font-weight-asian="bold" style:font-weight-complex="bold"/>
    </style:style>
    <style:style style:name="T51" style:family="text">
      <style:text-properties fo:font-weight="bold" officeooo:rsid="09981034" style:font-weight-asian="bold" style:font-weight-complex="bold"/>
    </style:style>
    <style:style style:name="T52" style:family="text">
      <style:text-properties fo:font-weight="bold" officeooo:rsid="0996428e" style:font-weight-asian="bold" style:font-weight-complex="bold"/>
    </style:style>
    <style:style style:name="T53" style:family="text">
      <style:text-properties fo:font-weight="bold" officeooo:rsid="0999c9b1" style:font-weight-asian="bold" style:font-weight-complex="bold"/>
    </style:style>
    <style:style style:name="T54" style:family="text">
      <style:text-properties fo:font-weight="bold" officeooo:rsid="09a86468" style:font-weight-asian="bold" style:font-weight-complex="bold"/>
    </style:style>
    <style:style style:name="T55" style:family="text">
      <style:text-properties fo:font-weight="bold" officeooo:rsid="09bfabdb" style:font-weight-asian="bold" style:font-weight-complex="bold"/>
    </style:style>
    <style:style style:name="T56" style:family="text">
      <style:text-properties fo:font-weight="bold" officeooo:rsid="09b1cd56" style:font-weight-asian="bold" style:font-weight-complex="bold"/>
    </style:style>
    <style:style style:name="T57" style:family="text">
      <style:text-properties fo:font-weight="bold" officeooo:rsid="09b11c44" style:font-weight-asian="bold" style:font-weight-complex="bold"/>
    </style:style>
    <style:style style:name="T58" style:family="text">
      <style:text-properties fo:font-weight="bold" officeooo:rsid="09f9e30f" style:font-weight-asian="bold" style:font-weight-complex="bold"/>
    </style:style>
    <style:style style:name="T59" style:family="text">
      <style:text-properties fo:font-weight="bold" officeooo:rsid="0a284609" style:font-weight-asian="bold" style:font-weight-complex="bold"/>
    </style:style>
    <style:style style:name="T60" style:family="text">
      <style:text-properties fo:font-weight="bold" officeooo:rsid="0a2f76ae" style:font-weight-asian="bold" style:font-weight-complex="bold"/>
    </style:style>
    <style:style style:name="T61" style:family="text">
      <style:text-properties fo:font-weight="bold" officeooo:rsid="0a3bfb83" style:font-weight-asian="bold" style:font-weight-complex="bold"/>
    </style:style>
    <style:style style:name="T62" style:family="text">
      <style:text-properties fo:font-weight="bold" officeooo:rsid="0a62338f" style:font-weight-asian="bold" style:font-weight-complex="bold"/>
    </style:style>
    <style:style style:name="T63" style:family="text">
      <style:text-properties fo:font-weight="bold" officeooo:rsid="0a67b453" style:font-weight-asian="bold" style:font-weight-complex="bold"/>
    </style:style>
    <style:style style:name="T64" style:family="text">
      <style:text-properties fo:font-weight="bold" officeooo:rsid="0a991bc3" style:font-weight-asian="bold" style:font-weight-complex="bold"/>
    </style:style>
    <style:style style:name="T65" style:family="text">
      <style:text-properties fo:font-weight="bold" officeooo:rsid="0a8e9e43" style:font-weight-asian="bold" style:font-weight-complex="bold"/>
    </style:style>
    <style:style style:name="T66" style:family="text">
      <style:text-properties fo:font-weight="bold" officeooo:rsid="0aa7cdf0" style:font-weight-asian="bold" style:font-weight-complex="bold"/>
    </style:style>
    <style:style style:name="T67" style:family="text">
      <style:text-properties fo:font-weight="bold" officeooo:rsid="09996baa" style:font-weight-asian="bold" style:font-weight-complex="bold"/>
    </style:style>
    <style:style style:name="T68" style:family="text">
      <style:text-properties fo:font-weight="bold" officeooo:rsid="0ab37883" style:font-weight-asian="bold" style:font-weight-complex="bold"/>
    </style:style>
    <style:style style:name="T69" style:family="text">
      <style:text-properties fo:font-weight="bold" officeooo:rsid="0ac158e3" style:font-weight-asian="bold" style:font-weight-complex="bold"/>
    </style:style>
    <style:style style:name="T70" style:family="text">
      <style:text-properties fo:font-weight="bold" officeooo:rsid="0ac29aa9" style:font-weight-asian="bold" style:font-weight-complex="bold"/>
    </style:style>
    <style:style style:name="T71" style:family="text">
      <style:text-properties fo:font-weight="bold" officeooo:rsid="0acb382d" style:font-weight-asian="bold" style:font-weight-complex="bold"/>
    </style:style>
    <style:style style:name="T72" style:family="text">
      <style:text-properties fo:font-weight="bold" officeooo:rsid="0ac59bd6" style:font-weight-asian="bold" style:font-weight-complex="bold"/>
    </style:style>
    <style:style style:name="T73" style:family="text">
      <style:text-properties fo:font-weight="bold" officeooo:rsid="0ad80130" style:font-weight-asian="bold" style:font-weight-complex="bold"/>
    </style:style>
    <style:style style:name="T74" style:family="text">
      <style:text-properties fo:font-weight="bold" officeooo:rsid="09efcbf1" style:font-weight-asian="bold" style:font-weight-complex="bold"/>
    </style:style>
    <style:style style:name="T75" style:family="text">
      <style:text-properties fo:font-weight="bold" officeooo:rsid="0adc10d9" style:font-weight-asian="bold" style:font-weight-complex="bold"/>
    </style:style>
    <style:style style:name="T76" style:family="text">
      <style:text-properties fo:font-weight="bold" officeooo:rsid="0ae1c0e9" style:font-weight-asian="bold" style:font-weight-complex="bold"/>
    </style:style>
    <style:style style:name="T77" style:family="text">
      <style:text-properties fo:font-weight="bold" officeooo:rsid="0ae2a379" style:font-weight-asian="bold" style:font-weight-complex="bold"/>
    </style:style>
    <style:style style:name="T78" style:family="text">
      <style:text-properties fo:font-weight="bold" officeooo:rsid="09e76b53" style:font-weight-asian="bold" style:font-weight-complex="bold"/>
    </style:style>
    <style:style style:name="T79" style:family="text">
      <style:text-properties fo:font-weight="bold" officeooo:rsid="0af1697a" style:font-weight-asian="bold" style:font-weight-complex="bold"/>
    </style:style>
    <style:style style:name="T80" style:family="text">
      <style:text-properties fo:font-weight="bold" officeooo:rsid="0af2da88" style:font-weight-asian="bold" style:font-weight-complex="bold"/>
    </style:style>
    <style:style style:name="T81" style:family="text">
      <style:text-properties fo:font-weight="bold" officeooo:rsid="0af3cb89" style:font-weight-asian="bold" style:font-weight-complex="bold"/>
    </style:style>
    <style:style style:name="T82" style:family="text">
      <style:text-properties fo:font-weight="bold" officeooo:rsid="0af3e3da" style:font-weight-asian="bold" style:font-weight-complex="bold"/>
    </style:style>
    <style:style style:name="T83" style:family="text">
      <style:text-properties fo:font-weight="bold" officeooo:rsid="0afaefc8" style:font-weight-asian="bold" style:font-weight-complex="bold"/>
    </style:style>
    <style:style style:name="T84" style:family="text">
      <style:text-properties fo:font-weight="bold" officeooo:rsid="0b066f8c" style:font-weight-asian="bold" style:font-weight-complex="bold"/>
    </style:style>
    <style:style style:name="T85" style:family="text">
      <style:text-properties fo:font-weight="bold" officeooo:rsid="0b0ee618" style:font-weight-asian="bold" style:font-weight-complex="bold"/>
    </style:style>
    <style:style style:name="T86" style:family="text">
      <style:text-properties fo:font-weight="bold" officeooo:rsid="0b0ff2cb" style:font-weight-asian="bold" style:font-weight-complex="bold"/>
    </style:style>
    <style:style style:name="T87" style:family="text">
      <style:text-properties fo:font-weight="bold" officeooo:rsid="0b02d899" style:font-weight-asian="bold" style:font-weight-complex="bold"/>
    </style:style>
    <style:style style:name="T88" style:family="text">
      <style:text-properties fo:font-weight="bold" officeooo:rsid="0b1358f4" style:font-weight-asian="bold" style:font-weight-complex="bold"/>
    </style:style>
    <style:style style:name="T89" style:family="text">
      <style:text-properties fo:font-weight="bold" officeooo:rsid="0b133044" style:font-weight-asian="bold" style:font-weight-complex="bold"/>
    </style:style>
    <style:style style:name="T90" style:family="text">
      <style:text-properties fo:font-weight="bold" officeooo:rsid="0b1adb20" style:font-weight-asian="bold" style:font-weight-complex="bold"/>
    </style:style>
    <style:style style:name="T91" style:family="text">
      <style:text-properties fo:font-weight="bold" officeooo:rsid="0b1afde8" style:font-weight-asian="bold" style:font-weight-complex="bold"/>
    </style:style>
    <style:style style:name="T92" style:family="text">
      <style:text-properties fo:font-weight="bold" officeooo:rsid="0b1b11f3" style:font-weight-asian="bold" style:font-weight-complex="bold"/>
    </style:style>
    <style:style style:name="T93" style:family="text">
      <style:text-properties fo:font-weight="bold" officeooo:rsid="0b262611" style:font-weight-asian="bold" style:font-weight-complex="bold"/>
    </style:style>
    <style:style style:name="T94" style:family="text">
      <style:text-properties fo:font-weight="bold" officeooo:rsid="0b28a9fc" style:font-weight-asian="bold" style:font-weight-complex="bold"/>
    </style:style>
    <style:style style:name="T95" style:family="text">
      <style:text-properties fo:font-weight="bold" officeooo:rsid="0b2c4973" style:font-weight-asian="bold" style:font-weight-complex="bold"/>
    </style:style>
    <style:style style:name="T96" style:family="text">
      <style:text-properties fo:font-weight="bold" officeooo:rsid="0b237210" style:font-weight-asian="bold" style:font-weight-complex="bold"/>
    </style:style>
    <style:style style:name="T97" style:family="text">
      <style:text-properties fo:font-weight="bold" officeooo:rsid="0b35f86f" style:font-weight-asian="bold" style:font-weight-complex="bold"/>
    </style:style>
    <style:style style:name="T98" style:family="text">
      <style:text-properties fo:font-weight="bold" officeooo:rsid="0b3ac6d7" style:font-weight-asian="bold" style:font-weight-complex="bold"/>
    </style:style>
    <style:style style:name="T99" style:family="text">
      <style:text-properties fo:font-weight="bold" officeooo:rsid="0b3bd8d6" style:font-weight-asian="bold" style:font-weight-complex="bold"/>
    </style:style>
    <style:style style:name="T100" style:family="text">
      <style:text-properties fo:font-weight="bold" officeooo:rsid="0b3c7084" style:font-weight-asian="bold" style:font-weight-complex="bold"/>
    </style:style>
    <style:style style:name="T101" style:family="text">
      <style:text-properties fo:font-weight="bold" officeooo:rsid="0b3cf689" style:font-weight-asian="bold" style:font-weight-complex="bold"/>
    </style:style>
    <style:style style:name="T102" style:family="text">
      <style:text-properties fo:font-weight="bold" officeooo:rsid="0b5270c8" style:font-weight-asian="bold" style:font-weight-complex="bold"/>
    </style:style>
    <style:style style:name="T103" style:family="text">
      <style:text-properties fo:font-weight="bold" officeooo:rsid="0b54eb75" style:font-weight-asian="bold" style:font-weight-complex="bold"/>
    </style:style>
    <style:style style:name="T104" style:family="text">
      <style:text-properties fo:font-weight="bold" officeooo:rsid="0b551a41" style:font-weight-asian="bold" style:font-weight-complex="bold"/>
    </style:style>
    <style:style style:name="T105" style:family="text">
      <style:text-properties fo:font-weight="bold" officeooo:rsid="0b5650f5" style:font-weight-asian="bold" style:font-weight-complex="bold"/>
    </style:style>
    <style:style style:name="T106" style:family="text">
      <style:text-properties fo:font-weight="bold" officeooo:rsid="0b5fd4e3" style:font-weight-asian="bold" style:font-weight-complex="bold"/>
    </style:style>
    <style:style style:name="T107" style:family="text">
      <style:text-properties fo:font-weight="bold" officeooo:rsid="0b609f8f" style:font-weight-asian="bold" style:font-weight-complex="bold"/>
    </style:style>
    <style:style style:name="T108" style:family="text">
      <style:text-properties fo:font-weight="bold" officeooo:rsid="0ad6a73e" style:font-weight-asian="bold" style:font-weight-complex="bold"/>
    </style:style>
    <style:style style:name="T109" style:family="text">
      <style:text-properties fo:font-weight="bold" officeooo:rsid="0b6517ac" style:font-weight-asian="bold" style:font-weight-complex="bold"/>
    </style:style>
    <style:style style:name="T110" style:family="text">
      <style:text-properties fo:font-weight="bold" officeooo:rsid="0b6b584d" style:font-weight-asian="bold" style:font-weight-complex="bold"/>
    </style:style>
    <style:style style:name="T111" style:family="text">
      <style:text-properties fo:font-weight="bold" officeooo:rsid="0b6d9841" style:font-weight-asian="bold" style:font-weight-complex="bold"/>
    </style:style>
    <style:style style:name="T112" style:family="text">
      <style:text-properties fo:font-weight="bold" officeooo:rsid="0b7602c8" style:font-weight-asian="bold" style:font-weight-complex="bold"/>
    </style:style>
    <style:style style:name="T113" style:family="text">
      <style:text-properties fo:font-weight="bold" officeooo:rsid="0b77935c" style:font-weight-asian="bold" style:font-weight-complex="bold"/>
    </style:style>
    <style:style style:name="T114" style:family="text">
      <style:text-properties fo:font-weight="bold" officeooo:rsid="0b7c4886" style:font-weight-asian="bold" style:font-weight-complex="bold"/>
    </style:style>
    <style:style style:name="T115" style:family="text">
      <style:text-properties fo:font-weight="bold" officeooo:rsid="0b8e75f6" style:font-weight-asian="bold" style:font-weight-complex="bold"/>
    </style:style>
    <style:style style:name="T116" style:family="text">
      <style:text-properties fo:font-weight="bold" officeooo:rsid="0b8de56a" style:font-weight-asian="bold" style:font-weight-complex="bold"/>
    </style:style>
    <style:style style:name="T117" style:family="text">
      <style:text-properties fo:font-weight="bold" officeooo:rsid="0b907dd3" style:font-weight-asian="bold" style:font-weight-complex="bold"/>
    </style:style>
    <style:style style:name="T118" style:family="text">
      <style:text-properties fo:font-weight="bold" officeooo:rsid="07a9aa8a" style:font-weight-asian="bold" style:font-weight-complex="bold"/>
    </style:style>
    <style:style style:name="T119" style:family="text">
      <style:text-properties fo:font-weight="bold" officeooo:rsid="07a37fc8" style:font-weight-asian="bold" style:font-weight-complex="bold"/>
    </style:style>
    <style:style style:name="T120" style:family="text">
      <style:text-properties fo:font-weight="bold" officeooo:rsid="0ba8a455" style:font-weight-asian="bold" style:font-weight-complex="bold"/>
    </style:style>
    <style:style style:name="T121" style:family="text">
      <style:text-properties fo:font-weight="bold" officeooo:rsid="0ba96aed" style:font-weight-asian="bold" style:font-weight-complex="bold"/>
    </style:style>
    <style:style style:name="T122" style:family="text">
      <style:text-properties fo:font-weight="bold" officeooo:rsid="0bb0b90a" style:font-weight-asian="bold" style:font-weight-complex="bold"/>
    </style:style>
    <style:style style:name="T123" style:family="text">
      <style:text-properties fo:font-weight="bold" officeooo:rsid="0bb673af" style:font-weight-asian="bold" style:font-weight-complex="bold"/>
    </style:style>
    <style:style style:name="T124" style:family="text">
      <style:text-properties officeooo:rsid="07b346c8"/>
    </style:style>
    <style:style style:name="T125" style:family="text">
      <style:text-properties officeooo:rsid="07b89266"/>
    </style:style>
    <style:style style:name="T126" style:family="text">
      <style:text-properties officeooo:rsid="07b93194"/>
    </style:style>
    <style:style style:name="T127" style:family="text">
      <style:text-properties text:display="none"/>
    </style:style>
    <style:style style:name="T128" style:family="text">
      <style:text-properties officeooo:rsid="07c98fd2"/>
    </style:style>
    <style:style style:name="T129" style:family="text">
      <style:text-properties officeooo:rsid="07ca54a9"/>
    </style:style>
    <style:style style:name="T130" style:family="text">
      <style:text-properties officeooo:rsid="07cd703b"/>
    </style:style>
    <style:style style:name="T131" style:family="text">
      <style:text-properties officeooo:rsid="07d14ea9"/>
    </style:style>
    <style:style style:name="T132" style:family="text">
      <style:text-properties officeooo:rsid="07d419d0"/>
    </style:style>
    <style:style style:name="T133" style:family="text">
      <style:text-properties officeooo:rsid="07d52417"/>
    </style:style>
    <style:style style:name="T134" style:family="text">
      <style:text-properties officeooo:rsid="07d70692"/>
    </style:style>
    <style:style style:name="T135" style:family="text">
      <style:text-properties officeooo:rsid="07dde37a"/>
    </style:style>
    <style:style style:name="T136" style:family="text">
      <style:text-properties officeooo:rsid="07de4fb9"/>
    </style:style>
    <style:style style:name="T137" style:family="text">
      <style:text-properties style:font-name="Times New Roman3" officeooo:rsid="07dde37a"/>
    </style:style>
    <style:style style:name="T138" style:family="text">
      <style:text-properties style:font-name="Times New Roman3" officeooo:rsid="07de4fb9"/>
    </style:style>
    <style:style style:name="T139" style:family="text">
      <style:text-properties style:font-name="Times New Roman3" fo:font-weight="bold" officeooo:rsid="07dde37a" style:font-weight-asian="bold" style:font-weight-complex="bold"/>
    </style:style>
    <style:style style:name="T140" style:family="text">
      <style:text-properties style:font-name="Times New Roman3" fo:font-weight="bold" officeooo:rsid="07de4fb9" style:font-weight-asian="bold" style:font-weight-complex="bold"/>
    </style:style>
    <style:style style:name="T141" style:family="text">
      <style:text-properties style:font-name="Times New Roman3" officeooo:rsid="07e2ed85"/>
    </style:style>
    <style:style style:name="T142" style:family="text">
      <style:text-properties style:font-name="Times New Roman3" officeooo:rsid="07eb33b1"/>
    </style:style>
    <style:style style:name="T143" style:family="text">
      <style:text-properties style:font-name="Times New Roman3" officeooo:rsid="07f47c3e"/>
    </style:style>
    <style:style style:name="T144" style:family="text">
      <style:text-properties style:font-name="Times New Roman3" officeooo:rsid="07f4d937"/>
    </style:style>
    <style:style style:name="T145" style:family="text">
      <style:text-properties style:font-name="Times New Roman3" officeooo:rsid="07f4eb3b"/>
    </style:style>
    <style:style style:name="T146" style:family="text">
      <style:text-properties officeooo:rsid="07dfb6f3"/>
    </style:style>
    <style:style style:name="T147" style:family="text">
      <style:text-properties officeooo:rsid="07e6dc8e"/>
    </style:style>
    <style:style style:name="T148" style:family="text">
      <style:text-properties officeooo:rsid="07e8a5be"/>
    </style:style>
    <style:style style:name="T149" style:family="text">
      <style:text-properties officeooo:rsid="07eadb58"/>
    </style:style>
    <style:style style:name="T150" style:family="text">
      <style:text-properties officeooo:rsid="07f7ed9c"/>
    </style:style>
    <style:style style:name="T151" style:family="text">
      <style:text-properties officeooo:rsid="07fbc69e"/>
    </style:style>
    <style:style style:name="T152" style:family="text">
      <style:text-properties officeooo:rsid="08007161"/>
    </style:style>
    <style:style style:name="T153" style:family="text">
      <style:text-properties fo:font-size="8pt" officeooo:rsid="08080930" style:font-size-asian="8pt" style:font-size-complex="8pt"/>
    </style:style>
    <style:style style:name="T154" style:family="text">
      <style:text-properties officeooo:rsid="081015ac"/>
    </style:style>
    <style:style style:name="T155" style:family="text">
      <style:text-properties officeooo:rsid="08118bfd"/>
    </style:style>
    <style:style style:name="T156" style:family="text">
      <style:text-properties officeooo:rsid="0817b83f"/>
    </style:style>
    <style:style style:name="T157" style:family="text">
      <style:text-properties officeooo:rsid="08199611"/>
    </style:style>
    <style:style style:name="T158" style:family="text">
      <style:text-properties officeooo:rsid="081a988a"/>
    </style:style>
    <style:style style:name="T159" style:family="text">
      <style:text-properties officeooo:rsid="081f7b1e"/>
    </style:style>
    <style:style style:name="T160" style:family="text">
      <style:text-properties officeooo:rsid="08268e35"/>
    </style:style>
    <style:style style:name="T161" style:family="text">
      <style:text-properties officeooo:rsid="0826a87d"/>
    </style:style>
    <style:style style:name="T1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a5591d6" style:font-style-asian="normal" style:font-style-complex="normal"/>
    </style:style>
    <style:style style:name="T167" style:family="text">
      <style:text-properties fo:font-style="normal" officeooo:rsid="0a56e304" style:font-style-asian="normal" style:font-style-complex="normal"/>
    </style:style>
    <style:style style:name="T168" style:family="text">
      <style:text-properties fo:font-style="normal" officeooo:rsid="0a58b23d" style:font-style-asian="normal" style:font-style-complex="normal"/>
    </style:style>
    <style:style style:name="T169" style:family="text">
      <style:text-properties fo:font-style="normal" officeooo:rsid="0a598641" style:font-style-asian="normal" style:font-style-complex="normal"/>
    </style:style>
    <style:style style:name="T170" style:family="text">
      <style:text-properties fo:font-style="normal" officeooo:rsid="0a5b1a09" style:font-style-asian="normal" style:font-style-complex="normal"/>
    </style:style>
    <style:style style:name="T171" style:family="text">
      <style:text-properties fo:font-style="normal" officeooo:rsid="0a5e99bc" style:font-style-asian="normal" style:font-style-complex="normal"/>
    </style:style>
    <style:style style:name="T172" style:family="text">
      <style:text-properties fo:font-style="normal" officeooo:rsid="0a5ee42d" style:font-style-asian="normal" style:font-style-complex="normal"/>
    </style:style>
    <style:style style:name="T173" style:family="text">
      <style:text-properties fo:font-style="normal" officeooo:rsid="0a5ff2ac" style:font-style-asian="normal" style:font-style-complex="normal"/>
    </style:style>
    <style:style style:name="T174" style:family="text">
      <style:text-properties fo:font-style="normal" officeooo:rsid="0a93b035" style:font-style-asian="normal" style:font-style-complex="normal"/>
    </style:style>
    <style:style style:name="T175" style:family="text">
      <style:text-properties fo:font-style="normal" officeooo:rsid="0aa4f99b" style:font-style-asian="normal" style:font-style-complex="normal"/>
    </style:style>
    <style:style style:name="T176" style:family="text">
      <style:text-properties officeooo:rsid="082e925d"/>
    </style:style>
    <style:style style:name="T177" style:family="text">
      <style:text-properties officeooo:rsid="0830607d"/>
    </style:style>
    <style:style style:name="T178" style:family="text">
      <style:text-properties officeooo:rsid="08323122"/>
    </style:style>
    <style:style style:name="T179" style:family="text">
      <style:text-properties officeooo:rsid="08341f57"/>
    </style:style>
    <style:style style:name="T180" style:family="text">
      <style:text-properties officeooo:rsid="0834ea92"/>
    </style:style>
    <style:style style:name="T181" style:family="text">
      <style:text-properties officeooo:rsid="08354c9b"/>
    </style:style>
    <style:style style:name="T182" style:family="text">
      <style:text-properties officeooo:rsid="0837890e"/>
    </style:style>
    <style:style style:name="T183" style:family="text">
      <style:text-properties officeooo:rsid="083b3d64"/>
    </style:style>
    <style:style style:name="T184" style:family="text">
      <style:text-properties officeooo:rsid="083ff13b"/>
    </style:style>
    <style:style style:name="T185" style:family="text">
      <style:text-properties officeooo:rsid="0842641b"/>
    </style:style>
    <style:style style:name="T186" style:family="text">
      <style:text-properties officeooo:rsid="08447a12"/>
    </style:style>
    <style:style style:name="T187" style:family="text">
      <style:text-properties officeooo:rsid="0845f1bd"/>
    </style:style>
    <style:style style:name="T188" style:family="text">
      <style:text-properties officeooo:rsid="0850fc83"/>
    </style:style>
    <style:style style:name="T189" style:family="text">
      <style:text-properties officeooo:rsid="0862718b"/>
    </style:style>
    <style:style style:name="T190" style:family="text">
      <style:text-properties officeooo:rsid="0863e71d"/>
    </style:style>
    <style:style style:name="T191" style:family="text">
      <style:text-properties officeooo:rsid="086d7a9d"/>
    </style:style>
    <style:style style:name="T192" style:family="text">
      <style:text-properties officeooo:rsid="086e13dd"/>
    </style:style>
    <style:style style:name="T193" style:family="text">
      <style:text-properties officeooo:rsid="0872131b"/>
    </style:style>
    <style:style style:name="T194" style:family="text">
      <style:text-properties officeooo:rsid="087492f5"/>
    </style:style>
    <style:style style:name="T195" style:family="text">
      <style:text-properties officeooo:rsid="08755f5f"/>
    </style:style>
    <style:style style:name="T196" style:family="text">
      <style:text-properties officeooo:rsid="08777f64"/>
    </style:style>
    <style:style style:name="T197" style:family="text">
      <style:text-properties officeooo:rsid="08794b59"/>
    </style:style>
    <style:style style:name="T198" style:family="text">
      <style:text-properties officeooo:rsid="08876166"/>
    </style:style>
    <style:style style:name="T199" style:family="text">
      <style:text-properties officeooo:rsid="08974940"/>
    </style:style>
    <style:style style:name="T200" style:family="text">
      <style:text-properties officeooo:rsid="08a0aed3"/>
    </style:style>
    <style:style style:name="T201" style:family="text">
      <style:text-properties officeooo:rsid="08b9cd49"/>
    </style:style>
    <style:style style:name="T202" style:family="text">
      <style:text-properties officeooo:rsid="08c4bf56"/>
    </style:style>
    <style:style style:name="T203" style:family="text">
      <style:text-properties officeooo:rsid="08c5e867"/>
    </style:style>
    <style:style style:name="T204" style:family="text">
      <style:text-properties officeooo:rsid="08c8a14e"/>
    </style:style>
    <style:style style:name="T205" style:family="text">
      <style:text-properties officeooo:rsid="08cc47a8"/>
    </style:style>
    <style:style style:name="T206" style:family="text">
      <style:text-properties officeooo:rsid="08d0103b"/>
    </style:style>
    <style:style style:name="T207" style:family="text">
      <style:text-properties officeooo:rsid="08d3a0ab"/>
    </style:style>
    <style:style style:name="T208" style:family="text">
      <style:text-properties officeooo:rsid="08d44b39"/>
    </style:style>
    <style:style style:name="T209" style:family="text">
      <style:text-properties officeooo:rsid="08d8cba9"/>
    </style:style>
    <style:style style:name="T210" style:family="text">
      <style:text-properties officeooo:rsid="08dc0eab"/>
    </style:style>
    <style:style style:name="T211" style:family="text">
      <style:text-properties officeooo:rsid="08dfe425"/>
    </style:style>
    <style:style style:name="T212" style:family="text">
      <style:text-properties officeooo:rsid="08e70d21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weight="normal" officeooo:rsid="08dc0eab" style:font-weight-asian="normal" style:font-weight-complex="normal"/>
    </style:style>
    <style:style style:name="T215" style:family="text">
      <style:text-properties fo:font-weight="normal" officeooo:rsid="08e70d21" style:font-weight-asian="normal" style:font-weight-complex="normal"/>
    </style:style>
    <style:style style:name="T216" style:family="text">
      <style:text-properties fo:font-weight="normal" officeooo:rsid="08e7591e" style:font-weight-asian="normal" style:font-weight-complex="normal"/>
    </style:style>
    <style:style style:name="T217" style:family="text">
      <style:text-properties fo:font-weight="normal" officeooo:rsid="08e936d2" style:font-weight-asian="normal" style:font-weight-complex="normal"/>
    </style:style>
    <style:style style:name="T218" style:family="text">
      <style:text-properties fo:font-weight="normal" officeooo:rsid="08eecd03" style:font-weight-asian="normal" style:font-weight-complex="normal"/>
    </style:style>
    <style:style style:name="T219" style:family="text">
      <style:text-properties fo:font-weight="normal" officeooo:rsid="0916a7ce" style:font-weight-asian="normal" style:font-weight-complex="normal"/>
    </style:style>
    <style:style style:name="T220" style:family="text">
      <style:text-properties fo:font-weight="normal" officeooo:rsid="08fef47e" style:font-weight-asian="normal" style:font-weight-complex="normal"/>
    </style:style>
    <style:style style:name="T221" style:family="text">
      <style:text-properties fo:font-weight="normal" officeooo:rsid="0996428e" style:font-weight-asian="normal" style:font-weight-complex="normal"/>
    </style:style>
    <style:style style:name="T222" style:family="text">
      <style:text-properties fo:font-weight="normal" officeooo:rsid="099c0ce3" style:font-weight-asian="normal" style:font-weight-complex="normal"/>
    </style:style>
    <style:style style:name="T223" style:family="text">
      <style:text-properties fo:font-weight="normal" officeooo:rsid="09bc3228" style:font-weight-asian="normal" style:font-weight-complex="normal"/>
    </style:style>
    <style:style style:name="T224" style:family="text">
      <style:text-properties fo:font-weight="normal" officeooo:rsid="09bfabdb" style:font-weight-asian="normal" style:font-weight-complex="normal"/>
    </style:style>
    <style:style style:name="T225" style:family="text">
      <style:text-properties fo:font-weight="normal" officeooo:rsid="09d2b276" style:font-weight-asian="normal" style:font-weight-complex="normal"/>
    </style:style>
    <style:style style:name="T226" style:family="text">
      <style:text-properties fo:font-weight="normal" officeooo:rsid="09b11c44" style:font-weight-asian="normal" style:font-weight-complex="normal"/>
    </style:style>
    <style:style style:name="T227" style:family="text">
      <style:text-properties fo:font-weight="normal" officeooo:rsid="09d391f5" style:font-weight-asian="normal" style:font-weight-complex="normal"/>
    </style:style>
    <style:style style:name="T228" style:family="text">
      <style:text-properties fo:font-weight="normal" officeooo:rsid="0a991bc3" style:font-weight-asian="normal" style:font-weight-complex="normal"/>
    </style:style>
    <style:style style:name="T229" style:family="text">
      <style:text-properties fo:font-weight="normal" officeooo:rsid="0ac29aa9" style:font-weight-asian="normal" style:font-weight-complex="normal"/>
    </style:style>
    <style:style style:name="T230" style:family="text">
      <style:text-properties fo:font-weight="normal" officeooo:rsid="0ac4b077" style:font-weight-asian="normal" style:font-weight-complex="normal"/>
    </style:style>
    <style:style style:name="T231" style:family="text">
      <style:text-properties fo:font-weight="normal" officeooo:rsid="0ac9238e" style:font-weight-asian="normal" style:font-weight-complex="normal"/>
    </style:style>
    <style:style style:name="T232" style:family="text">
      <style:text-properties fo:font-weight="normal" officeooo:rsid="0ab37883" style:font-weight-asian="normal" style:font-weight-complex="normal"/>
    </style:style>
    <style:style style:name="T233" style:family="text">
      <style:text-properties fo:font-weight="normal" officeooo:rsid="0b1adb20" style:font-weight-asian="normal" style:font-weight-complex="normal"/>
    </style:style>
    <style:style style:name="T234" style:family="text">
      <style:text-properties fo:font-weight="normal" officeooo:rsid="0b262611" style:font-weight-asian="normal" style:font-weight-complex="normal"/>
    </style:style>
    <style:style style:name="T235" style:family="text">
      <style:text-properties fo:font-weight="normal" officeooo:rsid="0b37b267" style:font-weight-asian="normal" style:font-weight-complex="normal"/>
    </style:style>
    <style:style style:name="T236" style:family="text">
      <style:text-properties officeooo:rsid="08edb24d"/>
    </style:style>
    <style:style style:name="T237" style:family="text">
      <style:text-properties officeooo:rsid="08eecd03"/>
    </style:style>
    <style:style style:name="T238" style:family="text">
      <style:text-properties officeooo:rsid="08f74c42"/>
    </style:style>
    <style:style style:name="T239" style:family="text">
      <style:text-properties officeooo:rsid="08f9d3cb"/>
    </style:style>
    <style:style style:name="T240" style:family="text">
      <style:text-properties officeooo:rsid="08fb8032"/>
    </style:style>
    <style:style style:name="T241" style:family="text">
      <style:text-properties officeooo:rsid="08fef47e"/>
    </style:style>
    <style:style style:name="T242" style:family="text">
      <style:text-properties officeooo:rsid="09001f06"/>
    </style:style>
    <style:style style:name="T243" style:family="text">
      <style:text-properties officeooo:rsid="0904eda6"/>
    </style:style>
    <style:style style:name="T244" style:family="text">
      <style:text-properties officeooo:rsid="0907cf26"/>
    </style:style>
    <style:style style:name="T245" style:family="text">
      <style:text-properties officeooo:rsid="090f3b70"/>
    </style:style>
    <style:style style:name="T246" style:family="text">
      <style:text-properties officeooo:rsid="0910db4b"/>
    </style:style>
    <style:style style:name="T247" style:family="text">
      <style:text-properties officeooo:rsid="09127cb8"/>
    </style:style>
    <style:style style:name="T248" style:family="text">
      <style:text-properties officeooo:rsid="09167e54"/>
    </style:style>
    <style:style style:name="T249" style:family="text">
      <style:text-properties officeooo:rsid="0916a7ce"/>
    </style:style>
    <style:style style:name="T250" style:family="text">
      <style:text-properties officeooo:rsid="0927bee0"/>
    </style:style>
    <style:style style:name="T251" style:family="text">
      <style:text-properties officeooo:rsid="09298b29"/>
    </style:style>
    <style:style style:name="T252" style:family="text">
      <style:text-properties officeooo:rsid="092eb714"/>
    </style:style>
    <style:style style:name="T253" style:family="text">
      <style:text-properties officeooo:rsid="094866b1"/>
    </style:style>
    <style:style style:name="T254" style:family="text">
      <style:text-properties officeooo:rsid="0943c021"/>
    </style:style>
    <style:style style:name="T255" style:family="text">
      <style:text-properties officeooo:rsid="094a37f6"/>
    </style:style>
    <style:style style:name="T256" style:family="text">
      <style:text-properties officeooo:rsid="094d7a85"/>
    </style:style>
    <style:style style:name="T257" style:family="text">
      <style:text-properties officeooo:rsid="09524905"/>
    </style:style>
    <style:style style:name="T258" style:family="text">
      <style:text-properties officeooo:rsid="09557f64"/>
    </style:style>
    <style:style style:name="T259" style:family="text">
      <style:text-properties officeooo:rsid="0956c66b"/>
    </style:style>
    <style:style style:name="T260" style:family="text">
      <style:text-properties officeooo:rsid="095874c9"/>
    </style:style>
    <style:style style:name="T261" style:family="text">
      <style:text-properties officeooo:rsid="0962db77"/>
    </style:style>
    <style:style style:name="T262" style:family="text">
      <style:text-properties officeooo:rsid="096396ca"/>
    </style:style>
    <style:style style:name="T263" style:family="text">
      <style:text-properties style:font-name="Times New Roman1" fo:font-weight="normal" style:font-size-asian="10.5pt" style:font-weight-asian="normal" style:font-weight-complex="normal"/>
    </style:style>
    <style:style style:name="T264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265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266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267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268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269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270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271" style:family="text">
      <style:text-properties style:font-name="Times New Roman1" fo:font-weight="bold" style:font-size-asian="10.5pt" style:font-weight-asian="bold" style:font-weight-complex="bold"/>
    </style:style>
    <style:style style:name="T272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273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274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275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276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277" style:family="text">
      <style:text-properties officeooo:rsid="096fc742"/>
    </style:style>
    <style:style style:name="T278" style:family="text">
      <style:text-properties officeooo:rsid="0975296f"/>
    </style:style>
    <style:style style:name="T279" style:family="text">
      <style:text-properties officeooo:rsid="097eaaf2"/>
    </style:style>
    <style:style style:name="T280" style:family="text">
      <style:text-properties officeooo:rsid="09815d8e"/>
    </style:style>
    <style:style style:name="T281" style:family="text">
      <style:text-properties officeooo:rsid="09870606"/>
    </style:style>
    <style:style style:name="T282" style:family="text">
      <style:text-properties officeooo:rsid="0988fad7"/>
    </style:style>
    <style:style style:name="T283" style:family="text">
      <style:text-properties officeooo:rsid="098ca377"/>
    </style:style>
    <style:style style:name="T284" style:family="text">
      <style:text-properties officeooo:rsid="099258e2"/>
    </style:style>
    <style:style style:name="T285" style:family="text">
      <style:text-properties officeooo:rsid="0996428e"/>
    </style:style>
    <style:style style:name="T286" style:family="text">
      <style:text-properties officeooo:rsid="09996baa"/>
    </style:style>
    <style:style style:name="T287" style:family="text">
      <style:text-properties officeooo:rsid="0999c9b1"/>
    </style:style>
    <style:style style:name="T288" style:family="text">
      <style:text-properties officeooo:rsid="099c0ce3"/>
    </style:style>
    <style:style style:name="T289" style:family="text">
      <style:text-properties officeooo:rsid="099ffbcc"/>
    </style:style>
    <style:style style:name="T290" style:family="text">
      <style:text-properties officeooo:rsid="09a5cc3e"/>
    </style:style>
    <style:style style:name="T291" style:family="text">
      <style:text-properties officeooo:rsid="09a86468"/>
    </style:style>
    <style:style style:name="T292" style:family="text">
      <style:text-properties officeooo:rsid="09b11c44"/>
    </style:style>
    <style:style style:name="T293" style:family="text">
      <style:text-properties officeooo:rsid="09b1cd56"/>
    </style:style>
    <style:style style:name="T294" style:family="text">
      <style:text-properties officeooo:rsid="09b60674"/>
    </style:style>
    <style:style style:name="T295" style:family="text">
      <style:text-properties officeooo:rsid="09b7d8ff"/>
    </style:style>
    <style:style style:name="T296" style:family="text">
      <style:text-properties officeooo:rsid="09b7ef5c"/>
    </style:style>
    <style:style style:name="T297" style:family="text">
      <style:text-properties officeooo:rsid="09bdfc30"/>
    </style:style>
    <style:style style:name="T298" style:family="text">
      <style:text-properties officeooo:rsid="09bfabdb"/>
    </style:style>
    <style:style style:name="T299" style:family="text">
      <style:text-properties officeooo:rsid="09d0bbe5"/>
    </style:style>
    <style:style style:name="T300" style:family="text">
      <style:text-properties officeooo:rsid="09d268ce"/>
    </style:style>
    <style:style style:name="T301" style:family="text">
      <style:text-properties officeooo:rsid="09d2b276"/>
    </style:style>
    <style:style style:name="T302" style:family="text">
      <style:text-properties officeooo:rsid="09da796c"/>
    </style:style>
    <style:style style:name="T303" style:family="text">
      <style:text-properties officeooo:rsid="09dce9c7"/>
    </style:style>
    <style:style style:name="T304" style:family="text">
      <style:text-properties officeooo:rsid="09df44d1"/>
    </style:style>
    <style:style style:name="T305" style:family="text">
      <style:text-properties officeooo:rsid="09e23276"/>
    </style:style>
    <style:style style:name="T306" style:family="text">
      <style:text-properties officeooo:rsid="09e76b53"/>
    </style:style>
    <style:style style:name="T307" style:family="text">
      <style:text-properties officeooo:rsid="09ea00a5"/>
    </style:style>
    <style:style style:name="T308" style:family="text">
      <style:text-properties officeooo:rsid="09efcbf1"/>
    </style:style>
    <style:style style:name="T309" style:family="text">
      <style:text-properties officeooo:rsid="09f1fc4b"/>
    </style:style>
    <style:style style:name="T310" style:family="text">
      <style:text-properties officeooo:rsid="09f4e6db"/>
    </style:style>
    <style:style style:name="T311" style:family="text">
      <style:text-properties officeooo:rsid="09f866eb"/>
    </style:style>
    <style:style style:name="T312" style:family="text">
      <style:text-properties officeooo:rsid="0a18cdb5"/>
    </style:style>
    <style:style style:name="T313" style:family="text">
      <style:text-properties officeooo:rsid="0a1d93aa"/>
    </style:style>
    <style:style style:name="T314" style:family="text">
      <style:text-properties officeooo:rsid="0a284609"/>
    </style:style>
    <style:style style:name="T315" style:family="text">
      <style:text-properties officeooo:rsid="0a2f76ae"/>
    </style:style>
    <style:style style:name="T316" style:family="text">
      <style:text-properties officeooo:rsid="0a384561"/>
    </style:style>
    <style:style style:name="T317" style:family="text">
      <style:text-properties officeooo:rsid="0a49bb6e"/>
    </style:style>
    <style:style style:name="T318" style:family="text">
      <style:text-properties officeooo:rsid="0a4ea408"/>
    </style:style>
    <style:style style:name="T319" style:family="text">
      <style:text-properties officeooo:rsid="0a523ecb"/>
    </style:style>
    <style:style style:name="T320" style:family="text">
      <style:text-properties officeooo:rsid="0a56e304"/>
    </style:style>
    <style:style style:name="T321" style:family="text">
      <style:text-properties officeooo:rsid="0a58b23d"/>
    </style:style>
    <style:style style:name="T322" style:family="text">
      <style:text-properties fo:font-size="12pt" style:font-size-asian="12pt" style:font-size-complex="12pt"/>
    </style:style>
    <style:style style:name="T323" style:family="text">
      <style:text-properties fo:font-size="12pt" officeooo:rsid="0a5ee42d" style:font-size-asian="12pt" style:font-size-complex="12pt"/>
    </style:style>
    <style:style style:name="T324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325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326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327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328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329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330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officeooo:rsid="0a62338f"/>
    </style:style>
    <style:style style:name="T334" style:family="text">
      <style:text-properties officeooo:rsid="0a651322"/>
    </style:style>
    <style:style style:name="T335" style:family="text">
      <style:text-properties officeooo:rsid="0a67b453"/>
    </style:style>
    <style:style style:name="T336" style:family="text">
      <style:text-properties officeooo:rsid="0a6ae982"/>
    </style:style>
    <style:style style:name="T337" style:family="text">
      <style:text-properties officeooo:rsid="0a6ecb51"/>
    </style:style>
    <style:style style:name="T338" style:family="text">
      <style:text-properties officeooo:rsid="0a763fcb"/>
    </style:style>
    <style:style style:name="T339" style:family="text">
      <style:text-properties officeooo:rsid="0a87d0e2"/>
    </style:style>
    <style:style style:name="T340" style:family="text">
      <style:text-properties officeooo:rsid="0a8a0c96"/>
    </style:style>
    <style:style style:name="T341" style:family="text">
      <style:text-properties officeooo:rsid="0a8e9e43"/>
    </style:style>
    <style:style style:name="T342" style:family="text">
      <style:text-properties officeooo:rsid="0a93b035"/>
    </style:style>
    <style:style style:name="T343" style:family="text">
      <style:text-properties officeooo:rsid="0a991bc3"/>
    </style:style>
    <style:style style:name="T344" style:family="text">
      <style:text-properties officeooo:rsid="0aa147b5"/>
    </style:style>
    <style:style style:name="T345" style:family="text">
      <style:text-properties officeooo:rsid="0aa7cdf0"/>
    </style:style>
    <style:style style:name="T346" style:family="text">
      <style:text-properties officeooo:rsid="0ab0036b"/>
    </style:style>
    <style:style style:name="T347" style:family="text">
      <style:text-properties officeooo:rsid="0ab007d7"/>
    </style:style>
    <style:style style:name="T348" style:family="text">
      <style:text-properties officeooo:rsid="0ab37883"/>
    </style:style>
    <style:style style:name="T349" style:family="text">
      <style:text-properties officeooo:rsid="0abdba53"/>
    </style:style>
    <style:style style:name="T350" style:family="text">
      <style:text-properties officeooo:rsid="0ac158e3"/>
    </style:style>
    <style:style style:name="T351" style:family="text">
      <style:text-properties officeooo:rsid="0ac4b077"/>
    </style:style>
    <style:style style:name="T352" style:family="text">
      <style:text-properties officeooo:rsid="0ac6121b"/>
    </style:style>
    <style:style style:name="T353" style:family="text">
      <style:text-properties officeooo:rsid="0ac7705b"/>
    </style:style>
    <style:style style:name="T354" style:family="text">
      <style:text-properties officeooo:rsid="0ad34a88"/>
    </style:style>
    <style:style style:name="T355" style:family="text">
      <style:text-properties officeooo:rsid="0ad80130"/>
    </style:style>
    <style:style style:name="T356" style:family="text">
      <style:text-properties officeooo:rsid="0ada5168"/>
    </style:style>
    <style:style style:name="T357" style:family="text">
      <style:text-properties officeooo:rsid="0adb8f50"/>
    </style:style>
    <style:style style:name="T358" style:family="text">
      <style:text-properties officeooo:rsid="0adc10d9"/>
    </style:style>
    <style:style style:name="T359" style:family="text">
      <style:text-properties officeooo:rsid="0addd47e"/>
    </style:style>
    <style:style style:name="T360" style:family="text">
      <style:text-properties officeooo:rsid="0adea10b"/>
    </style:style>
    <style:style style:name="T361" style:family="text">
      <style:text-properties officeooo:rsid="0adf020f"/>
    </style:style>
    <style:style style:name="T362" style:family="text">
      <style:text-properties officeooo:rsid="0ae1c0e9"/>
    </style:style>
    <style:style style:name="T363" style:family="text">
      <style:text-properties officeooo:rsid="0ae2a379"/>
    </style:style>
    <style:style style:name="T364" style:family="text">
      <style:text-properties officeooo:rsid="0ae8cff7"/>
    </style:style>
    <style:style style:name="T365" style:family="text">
      <style:text-properties officeooo:rsid="0af2da88"/>
    </style:style>
    <style:style style:name="T366" style:family="text">
      <style:text-properties officeooo:rsid="0af3cb89"/>
    </style:style>
    <style:style style:name="T367" style:family="text">
      <style:text-properties officeooo:rsid="0af3e3da"/>
    </style:style>
    <style:style style:name="T368" style:family="text">
      <style:text-properties officeooo:rsid="0af52a6a"/>
    </style:style>
    <style:style style:name="T369" style:family="text">
      <style:text-properties officeooo:rsid="0afaefc8"/>
    </style:style>
    <style:style style:name="T370" style:family="text">
      <style:text-properties officeooo:rsid="0b066f8c"/>
    </style:style>
    <style:style style:name="T371" style:family="text">
      <style:text-properties officeooo:rsid="0b0ee618"/>
    </style:style>
    <style:style style:name="T372" style:family="text">
      <style:text-properties officeooo:rsid="0b0ff2cb"/>
    </style:style>
    <style:style style:name="T373" style:family="text">
      <style:text-properties officeooo:rsid="0b133044"/>
    </style:style>
    <style:style style:name="T374" style:family="text">
      <style:text-properties officeooo:rsid="0b17977c"/>
    </style:style>
    <style:style style:name="T375" style:family="text">
      <style:text-properties officeooo:rsid="0b183214"/>
    </style:style>
    <style:style style:name="T376" style:family="text">
      <style:text-properties officeooo:rsid="0b1afde8"/>
    </style:style>
    <style:style style:name="T377" style:family="text">
      <style:text-properties officeooo:rsid="0b1cd65c"/>
    </style:style>
    <style:style style:name="T378" style:family="text">
      <style:text-properties officeooo:rsid="0b236239"/>
    </style:style>
    <style:style style:name="T379" style:family="text">
      <style:text-properties officeooo:rsid="0b237210"/>
    </style:style>
    <style:style style:name="T380" style:family="text">
      <style:text-properties officeooo:rsid="0b262611"/>
    </style:style>
    <style:style style:name="T381" style:family="text">
      <style:text-properties officeooo:rsid="0b28a9fc"/>
    </style:style>
    <style:style style:name="T382" style:family="text">
      <style:text-properties officeooo:rsid="0b2c4973"/>
    </style:style>
    <style:style style:name="T383" style:family="text">
      <style:text-properties officeooo:rsid="0b2f9e35"/>
    </style:style>
    <style:style style:name="T384" style:family="text">
      <style:text-properties officeooo:rsid="0b35f86f"/>
    </style:style>
    <style:style style:name="T385" style:family="text">
      <style:text-properties officeooo:rsid="0b3ac6d7"/>
    </style:style>
    <style:style style:name="T386" style:family="text">
      <style:text-properties officeooo:rsid="0b3cf689"/>
    </style:style>
    <style:style style:name="T387" style:family="text">
      <style:text-properties officeooo:rsid="0b3e0bfa"/>
    </style:style>
    <style:style style:name="T388" style:family="text">
      <style:text-properties officeooo:rsid="0b408bb8"/>
    </style:style>
    <style:style style:name="T389" style:family="text">
      <style:text-properties officeooo:rsid="0b478586"/>
    </style:style>
    <style:style style:name="T390" style:family="text">
      <style:text-properties officeooo:rsid="0b4aa965"/>
    </style:style>
    <style:style style:name="T391" style:family="text">
      <style:text-properties officeooo:rsid="0b620861"/>
    </style:style>
    <style:style style:name="T392" style:family="text">
      <style:text-properties officeooo:rsid="0b6d0f9d"/>
    </style:style>
    <style:style style:name="T393" style:family="text">
      <style:text-properties officeooo:rsid="0b87f3ac"/>
    </style:style>
    <style:style style:name="T394" style:family="text">
      <style:text-properties officeooo:rsid="0b89cf92"/>
    </style:style>
    <style:style style:name="T395" style:family="text">
      <style:text-properties officeooo:rsid="0b89fe06"/>
    </style:style>
    <style:style style:name="T396" style:family="text">
      <style:text-properties officeooo:rsid="0b8c399c"/>
    </style:style>
    <style:style style:name="T397" style:family="text">
      <style:text-properties officeooo:rsid="0b8de56a"/>
    </style:style>
    <style:style style:name="T398" style:family="text">
      <style:text-properties officeooo:rsid="0b8e75f6"/>
    </style:style>
    <style:style style:name="T399" style:family="text">
      <style:text-properties officeooo:rsid="0b907dd3"/>
    </style:style>
    <style:style style:name="T400" style:family="text">
      <style:text-properties officeooo:rsid="0b9476aa"/>
    </style:style>
    <style:style style:name="T401" style:family="text">
      <style:text-properties officeooo:rsid="0b9632f6"/>
    </style:style>
    <style:style style:name="T402" style:family="text">
      <style:text-properties officeooo:rsid="0ba419b6"/>
    </style:style>
    <style:style style:name="T403" style:family="text">
      <style:text-properties officeooo:rsid="0ba8a455"/>
    </style:style>
    <style:style style:name="T404" style:family="text">
      <style:text-properties officeooo:rsid="0ba96aed"/>
    </style:style>
    <style:style style:name="T405" style:family="text">
      <style:text-properties officeooo:rsid="0bb0b90a"/>
    </style:style>
    <style:style style:name="T406" style:family="text">
      <style:text-properties style:font-name="monospace"/>
    </style:style>
    <style:style style:name="T407" style:family="text">
      <style:text-properties style:font-name="monospace" officeooo:rsid="0bba7134"/>
    </style:style>
    <style:style style:name="T408" style:family="text">
      <style:text-properties officeooo:rsid="0bb3174a"/>
    </style:style>
    <style:style style:name="T409" style:family="text">
      <style:text-properties officeooo:rsid="0bb673af"/>
    </style:style>
    <style:style style:name="T410" style:family="text">
      <style:text-properties officeooo:rsid="0bb8f40f"/>
    </style:style>
    <style:style style:name="T411" style:family="text">
      <style:text-properties officeooo:rsid="0bb94ba4"/>
    </style:style>
    <style:style style:name="T412" style:family="text">
      <style:text-properties officeooo:rsid="0bba5149"/>
    </style:style>
    <style:style style:name="T413" style:family="text">
      <style:text-properties officeooo:rsid="0bbc5bb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35"/>
      <text:p text:style-name="P235"/>
      <text:p text:style-name="P236"/>
      <text:p text:style-name="P236"/>
      <text:p text:style-name="P236"/>
      <text:p text:style-name="P237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23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5"><text:a xlink:type="simple" xlink:href="#__RefHeading___Toc644_1913446055" text:style-name="Index_20_Link" text:visited-style-name="Index_20_Link">Предупреждение<text:tab/>4</text:a></text:p>
          <text:p text:style-name="P335"><text:a xlink:type="simple" xlink:href="#__RefHeading___Toc648_1913446055" text:style-name="Index_20_Link" text:visited-style-name="Index_20_Link">Введение<text:tab/>4</text:a></text:p>
          <text:p text:style-name="P335"><text:a xlink:type="simple" xlink:href="#__RefHeading___Toc5108_3747580768" text:style-name="Index_20_Link" text:visited-style-name="Index_20_Link">1. Что нам понадобится?<text:tab/>5</text:a></text:p>
          <text:p text:style-name="P335"><text:a xlink:type="simple" xlink:href="#__RefHeading___Toc1046_3668116786" text:style-name="Index_20_Link" text:visited-style-name="Index_20_Link">2. Как транслируется программа на C<text:tab/>6</text:a></text:p>
          <text:p text:style-name="P348"><text:a xlink:type="simple" xlink:href="#__RefHeading___Toc1194_3668116786" text:style-name="Index_20_Link" text:visited-style-name="Index_20_Link">2.1. Препроцессор<text:tab/>7</text:a></text:p>
          <text:p text:style-name="P348"><text:a xlink:type="simple" xlink:href="#__RefHeading___Toc1196_3668116786" text:style-name="Index_20_Link" text:visited-style-name="Index_20_Link">2.2. Компиляция<text:tab/>8</text:a></text:p>
          <text:p text:style-name="P348"><text:a xlink:type="simple" xlink:href="#__RefHeading___Toc1198_3668116786" text:style-name="Index_20_Link" text:visited-style-name="Index_20_Link">2.3. Ассемблирование<text:tab/>9</text:a></text:p>
          <text:p text:style-name="P348"><text:a xlink:type="simple" xlink:href="#__RefHeading___Toc1200_3668116786" text:style-name="Index_20_Link" text:visited-style-name="Index_20_Link">2.4. Линковка<text:tab/>9</text:a></text:p>
          <text:p text:style-name="P348"><text:a xlink:type="simple" xlink:href="#__RefHeading___Toc1202_3668116786" text:style-name="Index_20_Link" text:visited-style-name="Index_20_Link">2.5. Преобразования<text:tab/>10</text:a></text:p>
          <text:p text:style-name="P348"><text:a xlink:type="simple" xlink:href="#__RefHeading___Toc1048_3668116786" text:style-name="Index_20_Link" text:visited-style-name="Index_20_Link">2.6. Небольшой итог<text:tab/>10</text:a></text:p>
          <text:p text:style-name="P335"><text:a xlink:type="simple" xlink:href="#__RefHeading___Toc1521_3668116786" text:style-name="Index_20_Link" text:visited-style-name="Index_20_Link">3. Особенности SDCC<text:tab/>11</text:a></text:p>
          <text:p text:style-name="P348"><text:a xlink:type="simple" xlink:href="#__RefHeading___Toc1523_3668116786" text:style-name="Index_20_Link" text:visited-style-name="Index_20_Link">3.1. Линковка и секции линкера<text:tab/>11</text:a></text:p>
          <text:p text:style-name="P348"><text:a xlink:type="simple" xlink:href="#__RefHeading___Toc1792_4248709807" text:style-name="Index_20_Link" text:visited-style-name="Index_20_Link">3.2. Секции, создаваемые компилятором SDCC<text:tab/>12</text:a></text:p>
          <text:p text:style-name="P348"><text:a xlink:type="simple" xlink:href="#__RefHeading___Toc2211_4248709807" text:style-name="Index_20_Link" text:visited-style-name="Index_20_Link">3.3. Размещение машинного кода<text:tab/>12</text:a></text:p>
          <text:p text:style-name="P348"><text:a xlink:type="simple" xlink:href="#__RefHeading___Toc1794_4248709807" text:style-name="Index_20_Link" text:visited-style-name="Index_20_Link">3.4. Размещение переменных и констант<text:tab/>13</text:a></text:p>
          <text:p text:style-name="P348"><text:a xlink:type="simple" xlink:href="#__RefHeading___Toc2453_4248709807" text:style-name="Index_20_Link" text:visited-style-name="Index_20_Link">3.5. Секции абсолютной адресации<text:tab/>15</text:a></text:p>
          <text:p text:style-name="P348"><text:a xlink:type="simple" xlink:href="#__RefHeading___Toc2455_4248709807" text:style-name="Index_20_Link" text:visited-style-name="Index_20_Link">3.6. Секции кода инициализации времени выполнения<text:tab/>15</text:a></text:p>
          <text:p text:style-name="P348"><text:a xlink:type="simple" xlink:href="#__RefHeading___Toc1529_3668116786" text:style-name="Index_20_Link" text:visited-style-name="Index_20_Link">3.7. Стартовый код crt0*.s<text:tab/>15</text:a></text:p>
          <text:p text:style-name="P335"><text:a xlink:type="simple" xlink:href="#__RefHeading___Toc2499_1885247514" text:style-name="Index_20_Link" text:visited-style-name="Index_20_Link">4. Ассемблер в С и С в Ассемблере<text:tab/>17</text:a></text:p>
          <text:p text:style-name="P348"><text:a xlink:type="simple" xlink:href="#__RefHeading___Toc3553_2746178361" text:style-name="Index_20_Link" text:visited-style-name="Index_20_Link">4.1. Два способа совмещать С и Ассемблер<text:tab/>17</text:a></text:p>
          <text:p text:style-name="P348"><text:a xlink:type="simple" xlink:href="#__RefHeading___Toc3555_2746178361" text:style-name="Index_20_Link" text:visited-style-name="Index_20_Link">4.2. Соглашения об именах<text:tab/>17</text:a></text:p>
          <text:p text:style-name="P348"><text:a xlink:type="simple" xlink:href="#__RefHeading___Toc3557_2746178361" text:style-name="Index_20_Link" text:visited-style-name="Index_20_Link">4.3. Локальный или глобальный?<text:tab/>19</text:a></text:p>
          <text:p text:style-name="P351"><text:a xlink:type="simple" xlink:href="#__RefHeading___Toc3866_2746178361" text:style-name="Index_20_Link" text:visited-style-name="Index_20_Link">4.3.1. Объявление глобальных переменных и функций<text:tab/>19</text:a></text:p>
          <text:p text:style-name="P351"><text:a xlink:type="simple" xlink:href="#__RefHeading___Toc3868_2746178361" text:style-name="Index_20_Link" text:visited-style-name="Index_20_Link">4.3.2. Объявление локальных переменных и функций<text:tab/>20</text:a></text:p>
          <text:p text:style-name="P351"><text:a xlink:type="simple" xlink:href="#__RefHeading___Toc3559_2746178361" text:style-name="Index_20_Link" text:visited-style-name="Index_20_Link">4.3.3. Раздельная компиляция<text:tab/>20</text:a></text:p>
          <text:p text:style-name="P351"><text:a xlink:type="simple" xlink:href="#__RefHeading___Toc3561_2746178361" text:style-name="Index_20_Link" text:visited-style-name="Index_20_Link">4.3.4. Директивы встроенного ассемблера<text:tab/>20</text:a></text:p>
          <text:p text:style-name="P348"><text:a xlink:type="simple" xlink:href="#__RefHeading___Toc3563_2746178361" text:style-name="Index_20_Link" text:visited-style-name="Index_20_Link">4.4. Передача параметров в функцию<text:tab/>20</text:a></text:p>
          <text:p text:style-name="P348"><text:a xlink:type="simple" xlink:href="#__RefHeading___Toc3565_2746178361" text:style-name="Index_20_Link" text:visited-style-name="Index_20_Link">4.5. Передача параметров из функции<text:tab/>20</text:a></text:p>
          <text:p text:style-name="P335"><text:a xlink:type="simple" xlink:href="#__RefHeading___Toc1830_3668116786" text:style-name="Index_20_Link" text:visited-style-name="Index_20_Link">5. Структура каталогов SDCC-NOINIT<text:tab/>21</text:a></text:p>
          <text:p text:style-name="P348"><text:a xlink:type="simple" xlink:href="#__RefHeading___Toc1832_3668116786" text:style-name="Index_20_Link" text:visited-style-name="Index_20_Link">5.1. Каталог с исходными текстами apps<text:tab/>21</text:a></text:p>
          <text:p text:style-name="P348"><text:a xlink:type="simple" xlink:href="#__RefHeading___Toc1834_3668116786" text:style-name="Index_20_Link" text:visited-style-name="Index_20_Link">5.2. Каталог глобальной конфигурации configs<text:tab/>22</text:a></text:p>
          <text:p text:style-name="P348"><text:a xlink:type="simple" xlink:href="#__RefHeading___Toc1836_3668116786" text:style-name="Index_20_Link" text:visited-style-name="Index_20_Link">5.3. Каталог с общими заголовочными файлами include<text:tab/>23</text:a></text:p>
          <text:p text:style-name="P348"><text:a xlink:type="simple" xlink:href="#__RefHeading___Toc1838_3668116786" text:style-name="Index_20_Link" text:visited-style-name="Index_20_Link">5.4. Каталог с исходными текстами библиотек libsrc<text:tab/>23</text:a></text:p>
          <text:p text:style-name="P348"><text:a xlink:type="simple" xlink:href="#__RefHeading___Toc1840_3668116786" text:style-name="Index_20_Link" text:visited-style-name="Index_20_Link">5.5. Каталог со скриптами scripts<text:tab/>23</text:a></text:p>
          <text:p text:style-name="P348"><text:a xlink:type="simple" xlink:href="#__RefHeading___Toc1842_3668116786" text:style-name="Index_20_Link" text:visited-style-name="Index_20_Link">5.6. Каталог программ bin<text:tab/>25</text:a></text:p>
          <text:p text:style-name="P348"><text:a xlink:type="simple" xlink:href="#__RefHeading___Toc1844_3668116786" text:style-name="Index_20_Link" text:visited-style-name="Index_20_Link">5.7. Каталог библиотек libs<text:tab/>25</text:a></text:p>
          <text:p text:style-name="P335"><text:a xlink:type="simple" xlink:href="#__RefHeading___Toc1846_3668116786" text:style-name="Index_20_Link" text:visited-style-name="Index_20_Link">6. Сборка программы в SDCC-NOINIT<text:tab/>26</text:a></text:p>
          <text:p text:style-name="P348"><text:a xlink:type="simple" xlink:href="#__RefHeading___Toc1848_3668116786" text:style-name="Index_20_Link" text:visited-style-name="Index_20_Link">6.1. Конфигурация компонентов — библиотек и программа<text:tab/>26</text:a></text:p>
          <text:p text:style-name="P348"><text:a xlink:type="simple" xlink:href="#__RefHeading___Toc1850_3668116786" text:style-name="Index_20_Link" text:visited-style-name="Index_20_Link">6.2. Добавление новой программы в систему сборки<text:tab/>26</text:a></text:p>
          <text:p text:style-name="P351"><text:a xlink:type="simple" xlink:href="#__RefHeading___Toc3999_3747580768" text:style-name="Index_20_Link" text:visited-style-name="Index_20_Link">Шаг 1<text:tab/>26</text:a></text:p>
          <text:p text:style-name="P351"><text:a xlink:type="simple" xlink:href="#__RefHeading___Toc4001_3747580768" text:style-name="Index_20_Link" text:visited-style-name="Index_20_Link">Шаг 2<text:tab/>26</text:a></text:p>
          <text:p text:style-name="P351"><text:a xlink:type="simple" xlink:href="#__RefHeading___Toc4003_3747580768" text:style-name="Index_20_Link" text:visited-style-name="Index_20_Link">Шаг 3<text:tab/>26</text:a></text:p>
          <text:p text:style-name="P351"><text:a xlink:type="simple" xlink:href="#__RefHeading___Toc4005_3747580768" text:style-name="Index_20_Link" text:visited-style-name="Index_20_Link">Шаг 4<text:tab/>27</text:a></text:p>
          <text:p text:style-name="P351"><text:a xlink:type="simple" xlink:href="#__RefHeading___Toc4007_3747580768" text:style-name="Index_20_Link" text:visited-style-name="Index_20_Link">Шаг 5<text:tab/>27</text:a></text:p>
          <text:p text:style-name="P351"><text:a xlink:type="simple" xlink:href="#__RefHeading___Toc4009_3747580768" text:style-name="Index_20_Link" text:visited-style-name="Index_20_Link">Добавление нового плагина WC в систему сборки<text:tab/>27</text:a></text:p>
          <text:p text:style-name="P348"><text:a xlink:type="simple" xlink:href="#__RefHeading___Toc1852_3668116786" text:style-name="Index_20_Link" text:visited-style-name="Index_20_Link">6.3. Добавление новой библиотеки в систему сборки<text:tab/>27</text:a></text:p>
          <text:p text:style-name="P351"><text:a xlink:type="simple" xlink:href="#__RefHeading___Toc3999_37475807681" text:style-name="Index_20_Link" text:visited-style-name="Index_20_Link">Шаг 1<text:tab/>27</text:a></text:p>
          <text:p text:style-name="P351"><text:a xlink:type="simple" xlink:href="#__RefHeading___Toc4001_37475807681" text:style-name="Index_20_Link" text:visited-style-name="Index_20_Link">Шаг 2<text:tab/>28</text:a></text:p>
          <text:p text:style-name="P351"><text:soft-page-break/><text:a xlink:type="simple" xlink:href="#__RefHeading___Toc4003_37475807681" text:style-name="Index_20_Link" text:visited-style-name="Index_20_Link">Шаг 3<text:tab/>28</text:a></text:p>
          <text:p text:style-name="P351"><text:a xlink:type="simple" xlink:href="#__RefHeading___Toc4005_37475807681" text:style-name="Index_20_Link" text:visited-style-name="Index_20_Link">Шаг 4<text:tab/>28</text:a></text:p>
          <text:p text:style-name="P351"><text:a xlink:type="simple" xlink:href="#__RefHeading___Toc4007_37475807681" text:style-name="Index_20_Link" text:visited-style-name="Index_20_Link">Шаг 5<text:tab/>28</text:a></text:p>
          <text:p text:style-name="P335"><text:a xlink:type="simple" xlink:href="#__RefHeading___Toc1868_3668116786" text:style-name="Index_20_Link" text:visited-style-name="Index_20_Link">7. Описание библиотек<text:tab/>29</text:a></text:p>
          <text:p text:style-name="P348"><text:a xlink:type="simple" xlink:href="#__RefHeading___Toc1870_3668116786" text:style-name="Index_20_Link" text:visited-style-name="Index_20_Link">7.1. Библиотека файлов начального запуска сrt0<text:tab/>29</text:a></text:p>
          <text:p text:style-name="P348"><text:a xlink:type="simple" xlink:href="#__RefHeading___Toc1872_3668116786" text:style-name="Index_20_Link" text:visited-style-name="Index_20_Link">7.2. Библиотека libc для ZX: libz80<text:tab/>29</text:a></text:p>
          <text:p text:style-name="P348"><text:a xlink:type="simple" xlink:href="#__RefHeading___Toc1874_3668116786" text:style-name="Index_20_Link" text:visited-style-name="Index_20_Link">7.3. Библиотека музыкальных плееров libay<text:tab/>29</text:a></text:p>
          <text:p text:style-name="P348"><text:a xlink:type="simple" xlink:href="#__RefHeading___Toc1876_3668116786" text:style-name="Index_20_Link" text:visited-style-name="Index_20_Link">7.4. Библиотека вывода на стандартный экран ZX libconio<text:tab/>29</text:a></text:p>
          <text:p text:style-name="P348"><text:a xlink:type="simple" xlink:href="#__RefHeading___Toc1878_3668116786" text:style-name="Index_20_Link" text:visited-style-name="Index_20_Link">7.5. Библиотека работы с прерываниями libim2<text:tab/>29</text:a></text:p>
          <text:p text:style-name="P348"><text:a xlink:type="simple" xlink:href="#__RefHeading___Toc1880_3668116786" text:style-name="Index_20_Link" text:visited-style-name="Index_20_Link">7.6. Библиотека работы с кольцевыми буферами libringbuf<text:tab/>29</text:a></text:p>
          <text:p text:style-name="P348"><text:a xlink:type="simple" xlink:href="#__RefHeading___Toc1882_3668116786" text:style-name="Index_20_Link" text:visited-style-name="Index_20_Link">7.7. Библиотека вывода спрайтов на стандартный экран ZX libspr<text:tab/>29</text:a></text:p>
          <text:p text:style-name="P348"><text:a xlink:type="simple" xlink:href="#__RefHeading___Toc1884_3668116786" text:style-name="Index_20_Link" text:visited-style-name="Index_20_Link">7.8. Библиотека работы с таймерами libtimer<text:tab/>29</text:a></text:p>
          <text:p text:style-name="P348"><text:a xlink:type="simple" xlink:href="#__RefHeading___Toc1886_3668116786" text:style-name="Index_20_Link" text:visited-style-name="Index_20_Link">7.9. Библиотека работы с UARTами libuart<text:tab/>29</text:a></text:p>
          <text:p text:style-name="P348"><text:a xlink:type="simple" xlink:href="#__RefHeading___Toc1888_3668116786" text:style-name="Index_20_Link" text:visited-style-name="Index_20_Link">7.10. Библиотека создания плагинов для WC libwcplugin<text:tab/>29</text:a></text:p>
          <text:p text:style-name="P348"><text:a xlink:type="simple" xlink:href="#__RefHeading___Toc1890_3668116786" text:style-name="Index_20_Link" text:visited-style-name="Index_20_Link">7.11. Библиотека работы с клавиатурой ZX libzxkbd<text:tab/>29</text:a></text:p>
          <text:p text:style-name="P348"><text:a xlink:type="simple" xlink:href="#__RefHeading___Toc1892_3668116786" text:style-name="Index_20_Link" text:visited-style-name="Index_20_Link">7.12. Библиотека работы с клавиатурой PS2 libps2<text:tab/>29</text:a></text:p>
        </text:index-body>
      </text:table-of-content>
      <text:h text:style-name="Heading_20_1" text:outline-level="1" text:is-list-header="true"/>
      <text:p text:style-name="P239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1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1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2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3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19">SDCC</text:span><text:span text:style-name="T13">.</text:span></text:p>
      <text:p text:style-name="P5"><text:tab/><text:span text:style-name="T14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15">Множество не очень удачных попыток использования </text:span><text:span text:style-name="T118">sdcc</text:span><text:span text:style-name="T15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18">SDCC</text:span><text:span text:style-name="T15">, жизнь продолжаться не может.</text:span></text:p>
      <text:p text:style-name="P9"><text:tab/><text:span text:style-name="T124">Несколько вариантов различного подхода привели меня к созданию того, что называется в данный момент </text:span><text:span text:style-name="T10">SDCC-NOINIT</text:span><text:span text:style-name="T124">. Не спрашивайте, почему именно так. Сам не знаю.</text:span></text:p>
      <text:p text:style-name="P9"/>
      <text:h text:style-name="P329" text:outline-level="1"/>
      <text:h text:style-name="P331" text:outline-level="1"><text:bookmark-start text:name="__RefHeading___Toc5108_3747580768"/>Что нам понадобится?<text:bookmark-end text:name="__RefHeading___Toc5108_3747580768"/></text:h>
      <text:p text:style-name="P228"><text:tab/><text:span text:style-name="T393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28"><text:tab/><text:span text:style-name="T393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27"><text:tab/>Поскольку я не маньяк и писать <text:span text:style-name="T394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27"><text:tab/><text:span text:style-name="T395">Поэтому я предваряю сей труд описанием того, какие именно программы и продукты нам понадобятся для работы с SDCC-NOINIT.</text:span></text:p>
      <text:p text:style-name="P227"/>
      <text:p text:style-name="P230"><text:tab/>Итак, <text:span text:style-name="T16">прежде всего</text:span> — это утилиты такие как <text:span text:style-name="T16">bash</text:span> и <text:span text:style-name="T16">make</text:span>. <text:span text:style-name="T396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396">https://cygwin.com/install.html</text:span></text:a><text:span text:style-name="T396">.</text:span></text:p>
      <text:p text:style-name="P230"/>
      <text:p text:style-name="P230"><text:tab/><text:span text:style-name="T116">Второе</text:span><text:span text:style-name="T397">, что нам понадобиться — это компилятор GCC. И так же — для Linux он обычно есть в системе, а для Windows — в CygWin.</text:span></text:p>
      <text:p text:style-name="P230"/>
      <text:p text:style-name="P231"><text:tab/><text:span text:style-name="T115">Третье</text:span><text:span text:style-name="T398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15">speccy-toochain</text:span><text:span text:style-name="T398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398">https://github.com/salextpuru/speccy-toochain</text:span></text:a><text:span text:style-name="T398">.</text:span></text:p>
      <text:p text:style-name="P231"/>
      <text:p text:style-name="P232"><text:tab/><text:span text:style-name="T117">Четвертое</text:span><text:span text:style-name="T399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399">http://sdcc.sourceforge.net/</text:span></text:a><text:span text:style-name="T399">.</text:span></text:p>
      <text:p text:style-name="P232"><text:span text:style-name="T399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399">https://sourceforge.net/projects/sdcc/files/</text:span></text:a><text:span text:style-name="T399"> или исходники </text:span><text:a xlink:type="simple" xlink:href="http://sdcc.sourceforge.net/snap.php#Source" text:style-name="Internet_20_link" text:visited-style-name="Visited_20_Internet_20_Link"><text:span text:style-name="T399">http://sdcc.sourceforge.net/snap.php#Source</text:span></text:a><text:span text:style-name="T399"> и собираем сами.</text:span></text:p>
      <text:p text:style-name="P229"/>
      <text:p text:style-name="P233"><text:tab/>Ну и, наконец, <text:span text:style-name="T16">пятое</text:span>, самое последнее — это собственно SDCC-NOINIT. Находится она все на том же GitHube, как раз <text:span text:style-name="T400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400">https://github.com/salextpuru/sdcc-noinit</text:span></text:a><text:span text:style-name="T400">.</text:span></text:p>
      <text:p text:style-name="P233"/>
      <text:p text:style-name="P233"><text:tab/><text:span text:style-name="T401">Скачали? Поставили ? Зайдите в корень </text:span>SDCC-NOINIT <text:span text:style-name="T401">и наберите:</text:span></text:p>
      <text:p text:style-name="P233"/>
      <text:p text:style-name="P234"><text:tab/><text:tab/><text:tab/><text:span text:style-name="T16"># make</text:span></text:p>
      <text:p text:style-name="P234"/>
      <text:p text:style-name="P234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34"/>
      <text:p text:style-name="P234"><text:tab/>Ну а если что-то не пошло — то думайте, чего вам не хватает и исправляйте. Какой интерес жить, не решая проблем ? :)</text:p>
      <text:h text:style-name="P332" text:outline-level="1"><text:bookmark-start text:name="__RefHeading___Toc1046_3668116786"/>Как <text:span text:style-name="T154">транслируется</text:span> программа на C<text:bookmark-end text:name="__RefHeading___Toc1046_3668116786"/></text:h>
      <text:p text:style-name="P9"><text:tab/><text:span text:style-name="T125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26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26"><text:sequence-ref text:reference-format="value" text:ref-name="refРис.0">1</text:sequence-ref></text:span><text:span text:style-name="T126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127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128"><text:tab/>Рассмотрим алгоритм, что видим мы на рис.</text:span><text:span text:style-name="T128"><text:sequence-ref text:reference-format="value" text:ref-name="refРис.0">1</text:sequence-ref></text:span><text:span text:style-name="T128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188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129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8">*.c</text:span><text:span text:style-name="T129">, </text:span><text:span text:style-name="T18">*.h</text:span><text:span text:style-name="T129"> и </text:span><text:span text:style-name="T18">*.s</text:span><text:span text:style-name="T129">.</text:span></text:p>
      <text:p text:style-name="P10"><text:tab/><text:span text:style-name="T130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130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7">sdcpp</text:span><text:span text:style-name="T130">.</text:span></text:p>
      <text:p text:style-name="P9"><text:tab/><text:span text:style-name="T131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132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156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157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336" text:outline-level="2"><text:bookmark-start text:name="__RefHeading___Toc1194_3668116786"/>Препроцессор<text:bookmark-end text:name="__RefHeading___Toc1194_3668116786"/></text:h>
      <text:p text:style-name="P11"><text:tab/><text:span text:style-name="T133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146">Самая важная, нужная, полезная и красивая из директив — это несомненно </text:span><text:span text:style-name="T20">#define</text:span><text:span text:style-name="T146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240">// … Что-то до </text:p>
      <text:p text:style-name="P240"/>
      <text:p text:style-name="P240">// … Что-то после</text:p>
      <text:p text:style-name="P240">clw(16, <text:span text:style-name="T134">12</text:span>);</text:p>
      <text:p text:style-name="P19">Директивой <text:span text:style-name="T20">#define</text:span><text:span text:style-name="T146"> </text:span>можно определять и макросы.</text:p>
      <text:p text:style-name="P20">Например, код </text:p>
      <text:p text:style-name="P19"/>
      <text:p text:style-name="Quotations">#define <text:span text:style-name="T147">printat</text:span>(<text:span text:style-name="T148">x,y,</text:span>s) <text:span text:style-name="T148">\</text:span></text:p>
      <text:p text:style-name="Quotations"><text:tab/><text:span text:style-name="T148">at(x,y); \</text:span></text:p>
      <text:p text:style-name="Quotations"><text:tab/>print<text:span text:style-name="T148">f</text:span>(s);</text:p>
      <text:p text:style-name="Quotations"/>
      <text:p text:style-name="P241"><text:span text:style-name="T147">printat</text:span>(<text:span text:style-name="T149">10,12,</text:span><text:span text:style-name="T137">"</text:span><text:span text:style-name="T142">String at 10,12</text:span><text:span text:style-name="T137">"</text:span>);</text:p>
      <text:p text:style-name="P20">после препроцессора даст </text:p>
      <text:p text:style-name="P242">at(10,12);</text:p>
      <text:p text:style-name="P241">print<text:span text:style-name="T148">f</text:span>(<text:span text:style-name="T137">"</text:span><text:span text:style-name="T142">String at 10,12</text:span><text:span text:style-name="T137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135">спользуемая и всем известная директива препроцессора — это </text:span><text:span text:style-name="T19">#include</text:span><text:span text:style-name="T135">. Она просто напросто вставляет указанный текстовый файл в указанное место. Обычно это файлы с расширением </text:span><text:span text:style-name="T19">*.h</text:span><text:span text:style-name="T135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136">С директивой </text:span><text:span text:style-name="T19">#include</text:span><text:span text:style-name="T135"> надо помнить, что если имя файла взято в кавычки (</text:span><text:span text:style-name="T19">#include </text:span><text:span text:style-name="T139">"</text:span><text:span text:style-name="T140">file.h</text:span><text:span text:style-name="T139">"</text:span><text:span text:style-name="T138">), то этот файл должен лежать в том же каталоге, что и компилируемый файл из которого происходит вызов директивы </text:span><text:span text:style-name="T139">#include</text:span><text:span text:style-name="T138">. Если же </text:span><text:span text:style-name="T137">имя файла взято в </text:span><text:span text:style-name="T138">угловые скобки</text:span><text:span text:style-name="T137"> (</text:span><text:span text:style-name="T139">#include </text:span><text:span text:style-name="T140">&lt;file.h&gt;</text:span><text:span text:style-name="T138">), то препроцессор будет искать этот файл по всем, заданные опцией -L путям.</text:span></text:p>
      <text:p text:style-name="P37"/>
      <text:p text:style-name="P15"><text:span text:style-name="T138"><text:tab/></text:span><text:span text:style-name="T141">Ну и, наконец, если я не рассмотрю условные директивы — то покрою себя несмываемым позором. </text:span><text:span text:style-name="T143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143"><text:tab/></text:span><text:span text:style-name="T144">Все они начинаются с #if (#if, #ifdef, #ifndef), и имеют, условно, такие формы:</text:span></text:p>
      <text:p text:style-name="P17"><text:span text:style-name="T144">«if-endif», «if-else-endif», «if-elif-endif», «if-elif-</text:span><text:span text:style-name="T145">else-</text:span><text:span text:style-name="T144">endif».</text:span></text:p>
      <text:p text:style-name="P38"/>
      <text:p text:style-name="P22">Несколько <text:span text:style-name="T189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151">включаемый если условие истинно</text:span></text:p>
      <text:p text:style-name="Quotations">#endif</text:p>
      <text:p text:style-name="Quotations"/>
      <text:p text:style-name="Quotations">#if<text:span text:style-name="T151">def</text:span> <text:span text:style-name="T151">SYMBOL</text:span></text:p>
      <text:p text:style-name="Quotations"><text:tab/>// код, <text:span text:style-name="T151">включаемый если символ SYMBOL определен</text:span></text:p>
      <text:p text:style-name="Quotations">#endif</text:p>
      <text:p text:style-name="Quotations"/>
      <text:p text:style-name="Quotations">#if<text:span text:style-name="T151">ndef</text:span> <text:span text:style-name="T151">SYMBOL</text:span></text:p>
      <text:p text:style-name="Quotations"><text:tab/>// код, <text:span text:style-name="T151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152">1</text:span>&gt;</text:p>
      <text:p text:style-name="Quotations"><text:tab/>// код, <text:span text:style-name="T151">включаемый если условие1 истинно</text:span></text:p>
      <text:p text:style-name="Quotations">#elif <text:span text:style-name="T150">&lt;условие</text:span>2<text:span text:style-name="T150">&gt;</text:span></text:p>
      <text:p text:style-name="Quotations"><text:tab/><text:span text:style-name="T150">// код, включаемый если условие2 истинно, <text:s/>условие1 - ложно</text:span></text:p>
      <text:p text:style-name="Quotations">#elif <text:span text:style-name="T150">&lt;условие3&gt;</text:span></text:p>
      <text:p text:style-name="Quotations"><text:tab/><text:span text:style-name="T150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150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153">https://ru.wikipedia.org/wiki/%D0%9F%D1%80%D0%B5%D0%BF%D1%80%D0%BE%D1%86%D0%B5%D1%81%D1%81%D0%BE%D1%80_%D0%A1%D0%B8#.D0.92.D1.81.D1.82.D0.B0.D0.B2.D0.BA.D0.B0_.D1.84.D0.B0.D0.B9.D0.BB.D0.BE.D0.B2_.28.23include.29</text:span></text:a><text:span text:style-name="T153">.</text:span></text:p>
      <text:p text:style-name="P23"><text:tab/><text:span text:style-name="T158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176">Заметим, что файлы, написанные на языке ассемблера (</text:span><text:span text:style-name="T23">*.s</text:span><text:span text:style-name="T176">) сразу после препроцессора становятся </text:span><text:span text:style-name="T23">*.asm</text:span><text:span text:style-name="T176"> файлами, а файлы, написанные на C - </text:span><text:span text:style-name="T23">*.E</text:span><text:span text:style-name="T176"> файлами.</text:span></text:p>
      <text:p text:style-name="P24"/>
      <text:h text:style-name="P337" text:outline-level="2"><text:bookmark-start text:name="__RefHeading___Toc1196_3668116786"/>Компиляция<text:bookmark-end text:name="__RefHeading___Toc1196_3668116786"/></text:h>
      <text:p text:style-name="P25"><text:tab/><text:span text:style-name="T155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155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159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160">Итак на вход компилятора подаются файлы на языке C с расширением </text:span><text:span text:style-name="T21">*.E</text:span><text:span text:style-name="T160">, а на выходе получаются файлы на языке ассемблера с расширением </text:span><text:span text:style-name="T21">*.asm</text:span><text:span text:style-name="T160">.</text:span></text:p>
      <text:p text:style-name="P28"><text:tab/><text:span text:style-name="T161">Поскольку фронт-енд транслятора </text:span><text:span text:style-name="T22">sdcc</text:span><text:span text:style-name="T161"> сам вызывает препроцессор и компилятор, то файлов с расширением </text:span><text:span text:style-name="T163">*.E</text:span><text:span text:style-name="T161"> мы как правило не видим. Да они нас обычно и не интересуют.</text:span></text:p>
      <text:p text:style-name="P25"><text:tab/><text:span text:style-name="T161">После стадии компиляции различие между исходниками на С (</text:span><text:span text:style-name="T22">*.c)</text:span><text:span text:style-name="T161"> и ассемблере (</text:span><text:span text:style-name="T22">*.s</text:span><text:span text:style-name="T161">) исчезают — все они становятся безликими файлами </text:span><text:span text:style-name="T22">*.asm</text:span><text:span text:style-name="T161">, хоть и различными путями.</text:span></text:p>
      <text:p text:style-name="P25"><text:tab/><text:span text:style-name="T177">И это прекрасно, потому что следующая стадия у всех одна — ассемблирование.</text:span></text:p>
      <text:p text:style-name="P29"><text:tab/><text:span text:style-name="T190">Компилятор пакета sdcc так и называется — </text:span><text:span text:style-name="T25">sdcc</text:span><text:span text:style-name="T190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178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4">*.rel</text:span><text:span text:style-name="T178">. Программа, которое совершает описанные зверства над ассемблеными файлами носит название </text:span><text:span text:style-name="T24">sdas</text:span><text:span text:style-name="T178">.</text:span></text:p>
      <text:p text:style-name="P26"><text:tab/><text:span text:style-name="T179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180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181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182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183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184">Линковка — это по сути процесс размещения объектных файлов по заданным абсолютным адресам.</text:span></text:p>
      <text:p text:style-name="P26"><text:tab/><text:span text:style-name="T185">Программе линкеру </text:span><text:span text:style-name="T26">sdld</text:span><text:span text:style-name="T185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186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186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6">*.tap</text:span>, <text:span text:style-name="T16">*.trd</text:span> или <text:span text:style-name="T16">Hobeta</text:span>.</text:p>
      <text:p text:style-name="P30"><text:tab/><text:span text:style-name="T187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191">В итоге всех моих словестных изысков надо усвоить следующее:</text:span></text:p>
      <text:p text:style-name="P32"/>
      <text:list xml:id="list3205418273" text:style-name="L1">
        <text:list-item>
          <text:p text:style-name="P283">На вход транслятора подаются текстовые файлы <text:span text:style-name="T192">на языках С и Ассемблера.</text:span></text:p>
          <text:p text:style-name="P284"/>
        </text:list-item>
        <text:list-item>
          <text:p text:style-name="P285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285"><text:span text:style-name="T193"><text:tab/></text:span><text:span text:style-name="T27">*.c, *.h → *.E</text:span></text:p>
          <text:p text:style-name="P289"><text:tab/>*.s → *.asm</text:p>
          <text:p text:style-name="P284"/>
        </text:list-item>
        <text:list-item>
          <text:p text:style-name="P284">Препроцессированные файлы на языке С передаются компилятору; <text:span text:style-name="T194">на выходе получается код ассемблера</text:span>:</text:p>
          <text:p text:style-name="P286"><text:tab/><text:span text:style-name="T27">*.E → *.asm</text:span></text:p>
          <text:p text:style-name="P286"/>
        </text:list-item>
        <text:list-item>
          <text:p text:style-name="P296">Ассемблерные файлы передаются ассемблеру; <text:span text:style-name="T195">на выходе получаются файлы с объектным кодом</text:span>:</text:p>
          <text:p text:style-name="P287"><text:tab/><text:span text:style-name="T27">*.asm → *.rel</text:span></text:p>
          <text:p text:style-name="P296"/>
        </text:list-item>
        <text:list-item>
          <text:p text:style-name="P297">Файлы с объектным кодом линкуются в исполняемый файл в формате Intel Hex:</text:p>
          <text:p text:style-name="P288"><text:tab/><text:span text:style-name="T27">*.rel → &lt;имя программы&gt;.hex</text:span></text:p>
          <text:p text:style-name="P297"/>
        </text:list-item>
        <text:list-item>
          <text:p text:style-name="P298"><text:span text:style-name="T196">И</text:span>сполняемый файл в формате Intel Hex <text:span text:style-name="T196">преобразуется в бинарный образ программы</text:span>:</text:p>
          <text:p text:style-name="P299"><text:tab/><text:span text:style-name="T27">&lt;имя программы&gt;.hex → &lt;имя программы&gt;.bin</text:span></text:p>
          <text:p text:style-name="P299"/>
        </text:list-item>
        <text:list-item>
          <text:p text:style-name="P300">Если необходимо, то специальными утилитами создается загрузочный файл <text:span text:style-name="T197">нужного формата</text:span>:</text:p>
          <text:p text:style-name="P300"><text:tab/><text:span text:style-name="T27">&lt;имя программы&gt;.bin </text:span><text:span text:style-name="T16">→ </text:span><text:span text:style-name="T27">&lt;имя программы&gt;.tap</text:span></text:p>
          <text:p text:style-name="P290"><text:span text:style-name="T193"><text:tab/>&lt;имя программы&gt;.bin </text:span>→ <text:span text:style-name="T193">&lt;имя программы&gt;.trd</text:span></text:p>
          <text:p text:style-name="P290"><text:span text:style-name="T193"><text:tab/>&lt;имя программы&gt;.bin </text:span>→ <text:span text:style-name="T193">&lt;имя программы&gt;.$B</text:span></text:p>
          <text:p text:style-name="P290"><text:span text:style-name="T193"><text:tab/>&lt;имя программы&gt;.bin </text:span>→ <text:span text:style-name="T193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98">библиотеки, </text:span>излишние секции и многое другое.</text:p>
      <text:p text:style-name="P35"><text:tab/></text:p>
      <text:p text:style-name="P34"/>
      <text:h text:style-name="P330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02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03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03">Все это в полной мере относится к SDCC.</text:span></text:p>
      <text:p text:style-name="Text_20_body"><text:tab/><text:span text:style-name="T203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99">Линковка и с</text:span>екции <text:span text:style-name="T199">линкера</text:span><text:bookmark-end text:name="__RefHeading___Toc1523_3668116786"/></text:h>
      <text:p text:style-name="P75"><text:tab/><text:span text:style-name="T204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75"><text:tab/><text:span text:style-name="T205">А знает он это из первого встреченного им *.rel файла, в котором указан порядок следования секций линкера.</text:span></text:p>
      <text:p text:style-name="P75"><text:tab/><text:span text:style-name="T205">Что такое «секция линкера»? А это адресное пространство, имеющее свое уникальное имя и выделенное для определенных нужд.</text:span></text:p>
      <text:p text:style-name="P75"><text:tab/><text:span text:style-name="T205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75"><text:tab/><text:span text:style-name="T206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75"><text:tab/><text:span text:style-name="T207">Для разрешения этого вопроса были придуманы так называемые «секции линкера», каждая из которых имеет свое имя.</text:span></text:p>
      <text:p text:style-name="P75"><text:tab/><text:span text:style-name="T208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75"/>
      <text:p text:style-name="P75"><text:tab/><text:span text:style-name="T209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24"><text:tab/><text:span text:style-name="T210">Что это за секции? Самые главные — это</text:span><text:span text:style-name="T28"> _CODE</text:span><text:span text:style-name="T210">, </text:span><text:span text:style-name="T28">_DATA</text:span><text:span text:style-name="T214">,</text:span><text:span text:style-name="T210"> </text:span><text:span text:style-name="T28">_BSS</text:span><text:span text:style-name="T210">, </text:span><text:span text:style-name="T29">_INITIALIZED</text:span><text:span text:style-name="T210"> <text:s/>и </text:span><text:span text:style-name="T38">_INITIALIZER</text:span><text:span text:style-name="T210">. Именно так, начиная с символа подчеркивания.</text:span></text:p>
      <text:p text:style-name="P76"><text:tab/><text:span text:style-name="T211">Секция </text:span><text:span text:style-name="T28">_CODE</text:span><text:span text:style-name="T211">. Здесь размещается исполняемый код и константы.</text:span></text:p>
      <text:p text:style-name="P125"><text:tab/><text:span text:style-name="T211">Секция </text:span><text:span text:style-name="T28">_DATA</text:span><text:span text:style-name="T211">. Здесь размещаются не инициализированные переменные. Для инициализированных переменных есть отдельная секция </text:span><text:span text:style-name="T29">_INITIALIZED</text:span><text:span text:style-name="T211">. О секции </text:span><text:span text:style-name="T38">_INITIALIZER</text:span><text:span text:style-name="T211"> поговорим чуть позже.</text:span></text:p>
      <text:p text:style-name="P77"><text:tab/><text:span text:style-name="T212">И наконец, секция </text:span><text:span text:style-name="T28">_BSS</text:span><text:span text:style-name="T214"> —</text:span><text:span text:style-name="T215"> это секция стека. </text:span><text:span text:style-name="T216">Она не включается в размер исполняемого файла вообще.</text:span></text:p>
      <text:p text:style-name="P77"><text:span text:style-name="T216"><text:tab/></text:span><text:span text:style-name="T217">Для определения секции в языке ассемблера sdas предназначено ключевое слово </text:span><text:span text:style-name="T30">.area</text:span><text:span text:style-name="T217">.</text:span></text:p>
      <text:p text:style-name="P100">Рассмотрим, какие данные в каких секциях размещает компилятор SDCC.</text:p>
      <text:p text:style-name="P101"/>
      <text:p text:style-name="P101"/>
      <text:h text:style-name="P338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99"/>
      <text:p text:style-name="P99"><text:tab/><text:span text:style-name="T262">В табл.</text:span><text:span text:style-name="T262"><text:sequence-ref text:reference-format="value" text:ref-name="refTable0">1</text:sequence-ref></text:span><text:span text:style-name="T262"> приведен список секций с краткими комментариями. Более подробно назначение секций разобрано ниже.</text:span></text:p>
      <text:p text:style-name="P280">Таблица <text:sequence text:ref-name="refTable0" text:name="Table" text:formula="ooow:Table+1" style:num-format="1">1</text:sequence>: Секции, <text:span text:style-name="T261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61">№</text:p>
          </table:table-cell>
          <table:table-cell table:style-name="Таблица1.A1" office:value-type="string">
            <text:p text:style-name="P262">Секция</text:p>
          </table:table-cell>
          <table:table-cell table:style-name="Таблица1.A1" office:value-type="string">
            <text:p text:style-name="P262">Назначение</text:p>
          </table:table-cell>
          <table:table-cell table:style-name="Таблица1.D1" office:value-type="string">
            <text:p text:style-name="P262">Примечание</text:p>
          </table:table-cell>
        </table:table-row>
        <table:table-row>
          <table:table-cell table:style-name="Таблица1.A2" office:value-type="string">
            <text:p text:style-name="P270">1</text:p>
          </table:table-cell>
          <table:table-cell table:style-name="Таблица1.A2" office:value-type="string">
            <text:p text:style-name="P263">_CODE</text:p>
          </table:table-cell>
          <table:table-cell table:style-name="Таблица1.A2" office:value-type="string">
            <text:p text:style-name="P267">Код программы и константы</text:p>
          </table:table-cell>
          <table:table-cell table:style-name="Таблица1.D2" office:value-type="string">
            <text:p text:style-name="P260"/>
          </table:table-cell>
        </table:table-row>
        <table:table-row>
          <table:table-cell table:style-name="Таблица1.A2" office:value-type="string">
            <text:p text:style-name="P270">2</text:p>
          </table:table-cell>
          <table:table-cell table:style-name="Таблица1.A2" office:value-type="string">
            <text:p text:style-name="P263">_DATA</text:p>
          </table:table-cell>
          <table:table-cell table:style-name="Таблица1.A2" office:value-type="string">
            <text:p text:style-name="P267">Неинициализированные <text:span text:style-name="T253">переменные</text:span></text:p>
          </table:table-cell>
          <table:table-cell table:style-name="Таблица1.D2" office:value-type="string">
            <text:p text:style-name="P273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270">3</text:p>
          </table:table-cell>
          <table:table-cell table:style-name="Таблица1.A2" office:value-type="string">
            <text:p text:style-name="P263">_INITIALIZER</text:p>
          </table:table-cell>
          <table:table-cell table:style-name="Таблица1.A2" office:value-type="string">
            <text:p text:style-name="P268">Данные для инициализации секции <text:span text:style-name="T254">_INITIALIZED</text:span></text:p>
          </table:table-cell>
          <table:table-cell table:style-name="Таблица1.D2" office:value-type="string">
            <text:p text:style-name="P274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270">4</text:p>
          </table:table-cell>
          <table:table-cell table:style-name="Таблица1.A2" office:value-type="string">
            <text:p text:style-name="P263">_INITIALIZED</text:p>
          </table:table-cell>
          <table:table-cell table:style-name="Таблица1.A2" office:value-type="string">
            <text:p text:style-name="P268">Инициа<text:span text:style-name="T255">лизированные переменные</text:span></text:p>
          </table:table-cell>
          <table:table-cell table:style-name="Таблица1.D2" office:value-type="string">
            <text:p text:style-name="P274">При старте программы сюда копируются данные из секции <text:span text:style-name="T254">_INITIALIZER. </text:span></text:p>
            <text:p text:style-name="P275">В SDCC-NOINIT <text:span text:style-name="T259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270">5</text:p>
          </table:table-cell>
          <table:table-cell table:style-name="Таблица1.A2" office:value-type="string">
            <text:p text:style-name="P263">_DABS (ABS)</text:p>
          </table:table-cell>
          <table:table-cell table:style-name="Таблица1.A2" office:value-type="string">
            <text:p text:style-name="P269">Абсолютные адреса <text:span text:style-name="T256">(данные)</text:span></text:p>
          </table:table-cell>
          <table:table-cell table:style-name="Таблица1.D2" office:value-type="string">
            <text:p text:style-name="P276">Не используются в <text:s/><text:span text:style-name="T258">SDCC-NOINIT</text:span></text:p>
          </table:table-cell>
        </table:table-row>
        <table:table-row>
          <table:table-cell table:style-name="Таблица1.A2" office:value-type="string">
            <text:p text:style-name="P270">6</text:p>
          </table:table-cell>
          <table:table-cell table:style-name="Таблица1.A2" office:value-type="string">
            <text:p text:style-name="P263">_CABS (ABS)</text:p>
          </table:table-cell>
          <table:table-cell table:style-name="Таблица1.A2" office:value-type="string">
            <text:p text:style-name="P269">Абсолютные адреса <text:span text:style-name="T256">(код)</text:span></text:p>
          </table:table-cell>
          <table:table-cell table:style-name="Таблица1.D2" office:value-type="string">
            <text:p text:style-name="P276">Не используются в <text:s/><text:span text:style-name="T258">SDCC-NOINIT</text:span></text:p>
          </table:table-cell>
        </table:table-row>
        <table:table-row>
          <table:table-cell table:style-name="Таблица1.A2" office:value-type="string">
            <text:p text:style-name="P270">7</text:p>
          </table:table-cell>
          <table:table-cell table:style-name="Таблица1.A2" office:value-type="string">
            <text:p text:style-name="P263">_HOME</text:p>
          </table:table-cell>
          <table:table-cell table:style-name="Таблица1.A2" office:value-type="string">
            <text:p text:style-name="P277">Так и не понял для чего она</text:p>
          </table:table-cell>
          <table:table-cell table:style-name="Таблица1.D2" office:value-type="string">
            <text:p text:style-name="P276">Не используются в <text:s/><text:span text:style-name="T258">SDCC-NOINIT</text:span></text:p>
          </table:table-cell>
        </table:table-row>
        <table:table-row>
          <table:table-cell table:style-name="Таблица1.A2" office:value-type="string">
            <text:p text:style-name="P270">8</text:p>
          </table:table-cell>
          <table:table-cell table:style-name="Таблица1.A2" office:value-type="string">
            <text:p text:style-name="P263">_GSINIT</text:p>
          </table:table-cell>
          <table:table-cell table:style-name="Таблица1.A2" office:value-type="string">
            <text:p text:style-name="P269">Начало кода инициализации во время выполнения программы</text:p>
          </table:table-cell>
          <table:table-cell table:style-name="Таблица1.D2" office:value-type="string">
            <text:p text:style-name="P260"/>
          </table:table-cell>
        </table:table-row>
        <table:table-row>
          <table:table-cell table:style-name="Таблица1.A2" office:value-type="string">
            <text:p text:style-name="P270">9</text:p>
          </table:table-cell>
          <table:table-cell table:style-name="Таблица1.A2" office:value-type="string">
            <text:p text:style-name="P263">_GSFINAL</text:p>
          </table:table-cell>
          <table:table-cell table:style-name="Таблица1.A2" office:value-type="string">
            <text:p text:style-name="P269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260"/>
          </table:table-cell>
        </table:table-row>
        <table:table-row>
          <table:table-cell table:style-name="Таблица1.A2" office:value-type="string">
            <text:p text:style-name="P271">10</text:p>
          </table:table-cell>
          <table:table-cell table:style-name="Таблица1.A2" office:value-type="string">
            <text:p text:style-name="P263">_<text:span text:style-name="T257">HEAP</text:span></text:p>
          </table:table-cell>
          <table:table-cell table:style-name="Таблица1.A2" office:value-type="string">
            <text:p text:style-name="P272">Куча динамической памяти</text:p>
          </table:table-cell>
          <table:table-cell table:style-name="Таблица1.D2" office:value-type="string">
            <text:p text:style-name="P279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272">11</text:p>
          </table:table-cell>
          <table:table-cell table:style-name="Таблица1.A2" office:value-type="string">
            <text:p text:style-name="P263">_<text:span text:style-name="T260">BSS</text:span></text:p>
          </table:table-cell>
          <table:table-cell table:style-name="Таблица1.A2" office:value-type="string">
            <text:p text:style-name="P278">Стек</text:p>
          </table:table-cell>
          <table:table-cell table:style-name="Таблица1.D2" office:value-type="string">
            <text:p text:style-name="P279">Компилятором не генерируется. Дополнительная</text:p>
          </table:table-cell>
        </table:table-row>
      </table:table>
      <text:p text:style-name="P99"/>
      <text:h text:style-name="P339" text:outline-level="2"><text:bookmark-start text:name="__RefHeading___Toc2211_4248709807"/>Размещение машинного кода<text:bookmark-end text:name="__RefHeading___Toc2211_4248709807"/></text:h>
      <text:p text:style-name="P126"><text:tab/><text:span text:style-name="T45">Секция _CODE.</text:span></text:p>
      <text:p text:style-name="P57"/>
      <text:p text:style-name="P126"><text:tab/><text:span text:style-name="T277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26"><text:tab/><text:span text:style-name="T278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42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27"><text:tab/><text:span text:style-name="T45">Секци</text:span><text:span text:style-name="T46">и</text:span><text:span text:style-name="T45"> _CODE, </text:span><text:span text:style-name="T34">_DATA, </text:span><text:span text:style-name="T37">_INITIALIZED, </text:span><text:span text:style-name="T38">_INITIALIZER.</text:span></text:p>
      <text:p text:style-name="P102"/>
      <text:p text:style-name="P104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02"><text:tab/><text:span text:style-name="T279">Кроме того, данные могут быть как инициализированными при объявлении, так и не инициализированными.</text:span></text:p>
      <text:p text:style-name="P102"><text:tab/><text:span text:style-name="T283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02"><text:tab/><text:span text:style-name="T280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02"/>
      <text:p text:style-name="P78"><text:tab/>Рассмотрим пример. Есть у нас три похожих <text:span text:style-name="T251">по виду</text:span>, но очень разных <text:span text:style-name="T251">по сути</text:span> <text:span text:style-name="T250">определения переменных и констант</text:span>:</text:p>
      <text:p text:style-name="P78"/>
      <text:p text:style-name="P78"><text:span text:style-name="T237">Определение 1:</text:span><text:tab/><text:tab/><text:span text:style-name="T16">const int var_const=2;</text:span></text:p>
      <text:p text:style-name="P44"><text:span text:style-name="T218">Определение 2:</text:span><text:tab/><text:tab/>int var_noinit;</text:p>
      <text:p text:style-name="P44"><text:span text:style-name="T218">Определение 3:</text:span><text:tab/><text:tab/>int var_init=7;</text:p>
      <text:p text:style-name="P81"/>
      <text:p text:style-name="P81"><text:tab/>Что же генерирует компилятор на каждое из них? <text:span text:style-name="T236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81"/>
      <text:p text:style-name="P49">Определение 1. <text:span text:style-name="T282">Константа.</text:span></text:p>
      <text:p text:style-name="P49"/>
      <text:p text:style-name="P49">C:</text:p>
      <text:p text:style-name="P39"><text:tab/>const int var_const=2;</text:p>
      <text:p text:style-name="P39"/>
      <text:p text:style-name="P45">ASM:</text:p>
      <text:p text:style-name="P82"><text:tab/><text:span text:style-name="T16">.area _CODE</text:span></text:p>
      <text:p text:style-name="P47"><text:tab/>_var_const:</text:p>
      <text:p text:style-name="P47"><text:tab/><text:tab/>.dw #0x0002</text:p>
      <text:p text:style-name="P47"/>
      <text:p text:style-name="P84"><text:tab/>Константа размещена в секции кода. Логично, так как её можно только читать. И даже если код в ПЗУ — ничего страшного, <text:span text:style-name="T281">писать то в константу нельзя.</text:span></text:p>
      <text:p text:style-name="P84"/>
      <text:p text:style-name="P48"/>
      <text:p text:style-name="P79"><text:span text:style-name="T31">Определение </text:span><text:span text:style-name="T32">2. </text:span><text:span text:style-name="T47">Не инициализированная при создании переменная.</text:span></text:p>
      <text:p text:style-name="P48"/>
      <text:p text:style-name="P48">C:</text:p>
      <text:p text:style-name="P40"><text:tab/>int var_noinit;</text:p>
      <text:p text:style-name="P41"/>
      <text:p text:style-name="P46">ASM:</text:p>
      <text:p text:style-name="P83"><text:tab/><text:span text:style-name="T34">.area _DATA</text:span></text:p>
      <text:p text:style-name="P55"><text:tab/>_var_noinit::</text:p>
      <text:p text:style-name="P55"><text:tab/><text:tab/>.ds 2</text:p>
      <text:p text:style-name="P48"/>
      <text:p text:style-name="P85"><text:tab/><text:span text:style-name="T252">Переменная</text:span> размещена в секции <text:span text:style-name="T238">данных</text:span>. <text:span text:style-name="T239">Когда происходит запуск программы на С, вся область </text:span><text:span text:style-name="T35">_DATA</text:span><text:span text:style-name="T239"> инициализируется константой 0. Таким образом, для переменной </text:span><text:soft-page-break/><text:span text:style-name="T35">_var_noinit </text:span><text:span text:style-name="T240">выделяется место, а инициализация происходит во время старта программы. Все прекрасно.</text:span></text:p>
      <text:p text:style-name="P85"/>
      <text:p text:style-name="P80"><text:span text:style-name="T31">Определение </text:span><text:span text:style-name="T36">3. </text:span><text:span text:style-name="T48">И</text:span><text:span text:style-name="T47">нициализированная при создании переменная.</text:span></text:p>
      <text:p text:style-name="P50"/>
      <text:p text:style-name="P50">C:</text:p>
      <text:p text:style-name="P42"><text:tab/>int var_init=7;</text:p>
      <text:p text:style-name="P43"/>
      <text:p text:style-name="P56">ASM:</text:p>
      <text:p text:style-name="P87"><text:tab/><text:span text:style-name="T16">.area _INITIALIZED</text:span></text:p>
      <text:p text:style-name="P51"><text:tab/>_var_init::</text:p>
      <text:p text:style-name="P51"><text:tab/><text:tab/>.ds 2</text:p>
      <text:p text:style-name="P51"/>
      <text:p text:style-name="P52"><text:tab/>.<text:span text:style-name="T241">area _INITIALIZER</text:span></text:p>
      <text:p text:style-name="P54"><text:tab/>__xinit__var_init:</text:p>
      <text:p text:style-name="P54"><text:tab/><text:tab/>.dw #0x0007</text:p>
      <text:p text:style-name="P84"/>
      <text:p text:style-name="P84"><text:tab/><text:span text:style-name="T242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6">_INITIALIZED</text:span><text:span text:style-name="T242"> - это секция, где переменная находится во время выполнения программы и </text:span><text:span text:style-name="T38">_INITIALIZER</text:span><text:span text:style-name="T242">, где хранится инициализирующее значение этой переменной.</text:span></text:p>
      <text:p text:style-name="P84"><text:tab/><text:span text:style-name="T243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8">_INITIALIZER </text:span><text:span text:style-name="T243">в секцию </text:span><text:span text:style-name="T39">_INITIALIZED</text:span><text:span text:style-name="T243"> и только потом запускать функцию </text:span><text:span text:style-name="T39">_main</text:span><text:span text:style-name="T243"> (начало программы на C).</text:span></text:p>
      <text:p text:style-name="P84"><text:tab/><text:span text:style-name="T244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84"/>
      <text:p text:style-name="P86"><text:tab/>.<text:span text:style-name="T37">area _INITIALIZED</text:span></text:p>
      <text:p text:style-name="P53"><text:tab/>_var_init::</text:p>
      <text:p text:style-name="P53"><text:tab/><text:tab/><text:span text:style-name="T241">.dw #0x0007</text:span></text:p>
      <text:p text:style-name="P84"/>
      <text:p text:style-name="P89">Увы. Пока такой функции в SDCC нет. Зато есть хитрые и злые кодеры вроде нас с вами. И выхода из ситуации два:</text:p>
      <text:p text:style-name="P89"/>
      <text:p text:style-name="P90"><text:span text:style-name="T16">Выход первый</text:span>. <text:span text:style-name="T43">Можно, но не нужно</text:span><text:span text:style-name="T248">.</text:span></text:p>
      <text:p text:style-name="P91"><text:tab/><text:span text:style-name="T245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91"><text:tab/><text:span text:style-name="T246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91"/>
      <text:p text:style-name="P95">Файл <text:span text:style-name="T16">var_init.c</text:span>:</text:p>
      <text:p text:style-name="P88"><text:span text:style-name="T16"><text:tab/></text:span><text:span text:style-name="T40">const </text:span><text:span text:style-name="T16">int var_init=7;</text:span></text:p>
      <text:p text:style-name="P95"/>
      <text:p text:style-name="P95">Файл <text:span text:style-name="T16">var_init.h</text:span>:</text:p>
      <text:p text:style-name="P92"><text:tab/><text:span text:style-name="T40">extern </text:span><text:span text:style-name="T33">int var_init;</text:span></text:p>
      <text:p text:style-name="P91"/>
      <text:p text:style-name="P96">Почему так? Да чтобы компилятор не ругался, что мы пытаемся изменить константу. <text:span text:style-name="T247">Компилируя файл </text:span><text:span text:style-name="T41">var_init.c</text:span><text:span text:style-name="T247">, компилятор будет думать, что </text:span><text:span text:style-name="T41">var_init —</text:span><text:span text:style-name="T247"> это константа и выделит под неё памяить как под константу.</text:span></text:p>
      <text:p text:style-name="P97"><text:soft-page-break/>Компилируя другие файлы, куда подключен файл <text:span text:style-name="T40">var_init.h</text:span>, компилятор будет всецело уверен, что <text:span text:style-name="T33">var_init</text:span> — это переменная и будет спокойно в неё писать.</text:p>
      <text:p text:style-name="P98"><text:tab/>Мне такой подход не нравится. Ради переменных отдельные файлы.. Бррр..</text:p>
      <text:p text:style-name="P84"/>
      <text:p text:style-name="P93"><text:span text:style-name="T16">Выход </text:span><text:span text:style-name="T42">второй</text:span>. <text:span text:style-name="T43">Правильный</text:span><text:span text:style-name="T248">.</text:span></text:p>
      <text:p text:style-name="P94"><text:tab/><text:span text:style-name="T249">Второй выход посложнее — написать утилиту, которая вырезает секцию _</text:span><text:span text:style-name="T38">INITIALIZER</text:span><text:span text:style-name="T249"> и вставляет её на место секции </text:span><text:span text:style-name="T37">_INITIALIZED</text:span><text:span text:style-name="T249">. Именно такой подход и был осуществлен при написании утилиты </text:span><text:span text:style-name="T44">sdrmini</text:span><text:span text:style-name="T249">. На вход утилита принимает так называемый map-файл и бинарник программы. Далее, из файла вырезаются секции _</text:span><text:span text:style-name="T38">INITIALIZER</text:span><text:span text:style-name="T249"> и </text:span><text:span text:style-name="T37">_INITIALIZED</text:span><text:span text:style-name="T249">. И, наконец, файл сшивается так, что секция _</text:span><text:span text:style-name="T38">INITIALIZER</text:span><text:span text:style-name="T249"> встает на место секции </text:span><text:span text:style-name="T37">_INITIALIZED</text:span><text:span text:style-name="T249">. Ограничение такого метода — секция _</text:span><text:span text:style-name="T38">INITIALIZER</text:span><text:span text:style-name="T249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8"> </text:span><text:span text:style-name="T249">_</text:span><text:span text:style-name="T38">INITIALIZER</text:span><text:span text:style-name="T241">.</text:span></text:p>
      <text:p text:style-name="P103"/>
      <text:h text:style-name="P340" text:outline-level="2"><text:bookmark-start text:name="__RefHeading___Toc2453_4248709807"/>Секции абсолютной адресации<text:bookmark-end text:name="__RefHeading___Toc2453_4248709807"/></text:h>
      <text:p text:style-name="P264"><text:span text:style-name="T45"><text:tab/>Секци</text:span><text:span text:style-name="T46">и</text:span><text:span text:style-name="T45"> <text:s/></text:span><text:span text:style-name="T16">_DABS (ABS) </text:span><text:span text:style-name="T49">и</text:span><text:span text:style-name="T16"> _</text:span><text:span text:style-name="T49">C</text:span><text:span text:style-name="T16">ABS (ABS)</text:span>.</text:p>
      <text:p text:style-name="P264"/>
      <text:p text:style-name="P264"><text:tab/><text:span text:style-name="T284">По замыслу разработчиков, в данных секциях можно размещать данные и код, определяя абсолютные адреса директивой </text:span><text:span text:style-name="T50">.org</text:span><text:span text:style-name="T284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264"/>
      <text:h text:style-name="Heading_20_2" text:outline-level="2"><text:bookmark-start text:name="__RefHeading___Toc2455_4248709807"/>Секции кода инициализации <text:span text:style-name="T289">времени выполнения</text:span><text:bookmark-end text:name="__RefHeading___Toc2455_4248709807"/></text:h>
      <text:p text:style-name="P265"><text:span text:style-name="T45"><text:tab/>Секци</text:span><text:span text:style-name="T46">и</text:span><text:span text:style-name="T45"> <text:s/></text:span><text:span text:style-name="T16">_GSINIT </text:span><text:span text:style-name="T51">и </text:span><text:span text:style-name="T16">_GS</text:span><text:span text:style-name="T52">FINAL</text:span><text:span text:style-name="T285">.</text:span></text:p>
      <text:p text:style-name="P264"/>
      <text:p text:style-name="P264"><text:tab/><text:span text:style-name="T286">Некоторые конструкции языка С требуют выполнения кода инициализации до начала первой функции, то есть </text:span><text:span text:style-name="T67">main()</text:span><text:span text:style-name="T286">.</text:span></text:p>
      <text:p text:style-name="P266"><text:tab/><text:span text:style-name="T287">Компилятор помещает весь такой код в секцию </text:span><text:span text:style-name="T16">_GSINIT</text:span><text:span text:style-name="T287">. Секция </text:span><text:span text:style-name="T16">_GS</text:span><text:span text:style-name="T52">FINAL</text:span><text:span text:style-name="T287">, следующая сразу за секцией </text:span><text:span text:style-name="T16">_GSINIT</text:span><text:span text:style-name="T287">, содержит единственную команду </text:span><text:span text:style-name="T53">ret</text:span><text:span text:style-name="T287">. При старте программы, стартовый код вызывает содержимое секции </text:span><text:span text:style-name="T16">_GSINIT</text:span><text:span text:style-name="T287">, как обычную подпрограмму.</text:span></text:p>
      <text:p text:style-name="P266"><text:tab/><text:span text:style-name="T288">Заметим, что после выполнения стартового кода, содержимое секций </text:span><text:span text:style-name="T16">_GSINIT</text:span><text:span text:style-name="T213">,</text:span><text:span text:style-name="T16"> _GS</text:span><text:span text:style-name="T52">FINAL</text:span><text:span text:style-name="T221"> </text:span><text:span text:style-name="T222">и <text:s/></text:span><text:span text:style-name="T219">_</text:span><text:span text:style-name="T38">INITIALIZER</text:span><text:span text:style-name="T220"> </text:span><text:span text:style-name="T222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290">crt0*.s</text:span><text:bookmark-end text:name="__RefHeading___Toc1529_3668116786"/></text:h>
      <text:p text:style-name="P128"><text:tab/><text:span text:style-name="T290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29"><text:tab/><text:span text:style-name="T291">В SDCC-NOINIT предусмотрены различные файлы стартового кода, находящиеся в каталоге </text:span><text:span text:style-name="T54">libsrc/crt0</text:span><text:span text:style-name="T291">:</text:span></text:p>
      <text:p text:style-name="P130"><text:tab/><text:span text:style-name="T16">crt0.s</text:span><text:tab/><text:tab/><text:tab/>- стартовый код обычной программы;</text:p>
      <text:p text:style-name="P130"><text:tab/><text:span text:style-name="T16">crt0wcplugin.s</text:span><text:tab/>- стартовый код плагина WC.</text:p>
      <text:p text:style-name="P130"/>
      <text:p text:style-name="P143"><text:tab/>Пользователь волен писать свой стартовый код, если ему нравится и хочется.</text:p>
      <text:p text:style-name="P133"/>
      <text:p text:style-name="P133"><text:tab/><text:span text:style-name="T292">Файлы со стартовым кодом находятся в каталоге <text:s/></text:span><text:span text:style-name="T54">libsrc/crt0</text:span><text:span text:style-name="T291"> и называются </text:span><text:span text:style-name="T54">crt0*.s</text:span><text:span text:style-name="T291">. Вместо звездочки подставляем все, что нам угодно.</text:span></text:p>
      <text:p text:style-name="P131"><text:soft-page-break/></text:p>
      <text:p text:style-name="P132">Какой бы ни был стартовый код, его функции <text:span text:style-name="T295">примерно следующие</text:span>:</text:p>
      <text:p text:style-name="P134"/>
      <text:list xml:id="list2031849175" text:style-name="L2">
        <text:list-item>
          <text:p text:style-name="P301">инициализаци<text:span text:style-name="T296">я</text:span> указателя стек<text:span text:style-name="T293">а;</text:span></text:p>
        </text:list-item>
        <text:list-item>
          <text:p text:style-name="P302">заполнение секции <text:span text:style-name="T16">_DATA</text:span> нулевым значением;</text:p>
        </text:list-item>
        <text:list-item>
          <text:p text:style-name="P303">копирование секции <text:span text:style-name="T264">_</text:span><text:span text:style-name="T272">INITIALIZER</text:span><text:span text:style-name="T265"> </text:span><text:span text:style-name="T263">в секцию</text:span><text:span text:style-name="T264">_</text:span><text:span text:style-name="T272">INITIALIZE</text:span><text:span text:style-name="T271">D;</text:span></text:p>
        </text:list-item>
        <text:list-item>
          <text:p text:style-name="P304"><text:span text:style-name="T263">вызов кода инициализации </text:span><text:span text:style-name="T266">времени выполнения </text:span><text:span text:style-name="T263">из секции </text:span><text:span text:style-name="T271">_GSINIT;</text:span></text:p>
        </text:list-item>
        <text:list-item>
          <text:p text:style-name="P305">вызов кода на языке C (функции main() );</text:p>
        </text:list-item>
        <text:list-item>
          <text:p text:style-name="P307">восстановление указателя стека;</text:p>
        </text:list-item>
        <text:list-item>
          <text:p text:style-name="P307">возврат в вызывающую программу.</text:p>
        </text:list-item>
      </text:list>
      <text:p text:style-name="P132"/>
      <text:p text:style-name="P136"><text:tab/>Кроме этого, при линковке программы, файл <text:span text:style-name="T54">crt0*.</text:span><text:span text:style-name="T16">rel</text:span><text:span text:style-name="T213"> должен быть указан первым в списке объектных </text:span><text:span text:style-name="T223">файлов, чтобы определить порядок следования секций. Иначе результат будет плачевным.</text:span></text:p>
      <text:p text:style-name="P136"><text:tab/>В SDCC-NOINIT проведена некоторая работа по оптимизации всех функций <text:span text:style-name="T297">стартового кода</text:span>. Поведение файла стартового кода регулируется для каждой программы файлом <text:span text:style-name="T16">config.mk</text:span>, находящимся в файле с программой.</text:p>
      <text:p text:style-name="P136"/>
      <text:p text:style-name="P136"><text:tab/><text:span text:style-name="T298">Рассмотрим, какие особенности имеет файл </text:span><text:span text:style-name="T55">crt0.s</text:span><text:span text:style-name="T224"> SDCC-NOINIT:</text:span></text:p>
      <text:p text:style-name="P136"/>
      <text:list xml:id="list1880309485" text:style-name="L3">
        <text:list-item>
          <text:p text:style-name="P309"><text:span text:style-name="T292">инициализация указателя стека. Производится опционально. Определяется символом </text:span><text:span text:style-name="T57">CALLERSTACK</text:span><text:span text:style-name="T292"> файла </text:span><text:span text:style-name="T57">config.mk</text:span><text:span text:style-name="T292">. Если </text:span><text:span text:style-name="T57">CALLERSTACK</text:span><text:span text:style-name="T292">=0, то использовать свой стек, а если <text:s/></text:span><text:span text:style-name="T57">CALLERSTACK</text:span><text:span text:style-name="T292">=1 — то не трогать указатель стека, т. е. Использовать стек вызывающей программы. Это удобно;</text:span></text:p>
          <text:p text:style-name="P310"/>
        </text:list-item>
        <text:list-item>
          <text:p text:style-name="P311"><text:span text:style-name="T292">заполнение секции </text:span><text:span text:style-name="T56">_DATA</text:span><text:span text:style-name="T293"> нулевым значением. Так как снекция </text:span><text:span text:style-name="T56">_DATA</text:span><text:span text:style-name="T293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311"/>
        </text:list-item>
        <text:list-item>
          <text:p text:style-name="P312"><text:span text:style-name="T293">копирование секции </text:span><text:span text:style-name="T264">_</text:span><text:span text:style-name="T272">INITIALIZER</text:span><text:span text:style-name="T265"> </text:span><text:span text:style-name="T267">в секцию</text:span><text:span text:style-name="T264">_</text:span><text:span text:style-name="T272">INITIALIZE</text:span><text:span text:style-name="T273">D</text:span><text:span text:style-name="T267">. </text:span><text:span text:style-name="T269">Этот вопрос уже обсуждался ранее. Секции копируются скриптом </text:span><text:span text:style-name="T275">sdrmini</text:span><text:span text:style-name="T269"> после компиляции и во время выполнения секция _ </text:span><text:span text:style-name="T272">INITIALIZE</text:span><text:span text:style-name="T276">R</text:span><text:span text:style-name="T269"> уже не существует;</text:span></text:p>
          <text:p text:style-name="P313"/>
        </text:list-item>
        <text:list-item>
          <text:p text:style-name="P311"><text:span text:style-name="T268">вызов кода инициализации </text:span><text:span text:style-name="T266">времени выполнения </text:span><text:span text:style-name="T268">из секции </text:span><text:span text:style-name="T274">_GSINIT</text:span><text:span text:style-name="T268">. </text:span><text:span text:style-name="T270">Тут все по стандарту;</text:span></text:p>
          <text:p text:style-name="P314"/>
        </text:list-item>
        <text:list-item>
          <text:p text:style-name="P306">вызов кода на языке C (функции main() );</text:p>
          <text:p text:style-name="P311"/>
        </text:list-item>
        <text:list-item>
          <text:p text:style-name="P311"><text:span text:style-name="T294">восстановление указателя стека производится только если был использован свой собственный стек (</text:span><text:span text:style-name="T57">CALLERSTACK</text:span><text:span text:style-name="T292">=0);</text:span></text:p>
          <text:p text:style-name="P311"/>
        </text:list-item>
        <text:list-item>
          <text:p text:style-name="P308">возврат в вызывающую программу. <text:span text:style-name="T299">Тут все по стандарту.</text:span></text:p>
        </text:list-item>
      </text:list>
      <text:p text:style-name="P135"/>
      <text:p text:style-name="P137"><text:tab/>Кроме того, предусмотрено управление прерываниями при старте программы. Если символ <text:span text:style-name="T16">DISTART=0</text:span> <text:span text:style-name="T301">(файл </text:span><text:span text:style-name="T57">config.mk</text:span><text:span text:style-name="T226"> </text:span><text:span text:style-name="T227">данной программы</text:span><text:span text:style-name="T225">)</text:span>, <text:span text:style-name="T300">то при входе в программу прерывания запрещаются, а при выходе — разрешаются. </text:span></text:p>
      <text:p text:style-name="P137"/>
      <text:p text:style-name="P137"><text:tab/><text:span text:style-name="T302">Подробнее о конфигурации программ, библиотек и прочего — ниже.</text:span></text:p>
      <text:h text:style-name="P333" text:outline-level="1"><text:bookmark-start text:name="__RefHeading___Toc2499_1885247514"/>Ассемблер в С и С в Ассемблере<text:bookmark-end text:name="__RefHeading___Toc2499_1885247514"/></text:h>
      <text:p text:style-name="P144"><text:tab/>Известно, что на ZX без ассемблера никуда. И это хорошо. Но и без ЯВУ в 21м веке тоже не комфортоно.</text:p>
      <text:p text:style-name="P144"><text:tab/><text:span text:style-name="T312">Как же нам взять хорошее и от того и от другого? Для этого необходимо научиться ассемблерный код и код на С.</text:span></text:p>
      <text:p text:style-name="P144"><text:tab/><text:span text:style-name="T313">Этому и посвящена данная глава.</text:span></text:p>
      <text:h text:style-name="P341" text:outline-level="2"><text:bookmark-start text:name="__RefHeading___Toc3553_2746178361"/>Два способа совмещать С и Ассемблер<text:bookmark-end text:name="__RefHeading___Toc3553_2746178361"/></text:h>
      <text:p text:style-name="P147"><text:tab/><text:span text:style-name="T314">В SDCC имеется два способа совмещать код на С и код на Ассемблере: раздельная компиляция и директивы встроенного ассемблера </text:span><text:span text:style-name="T59">__asm; - __endasm;</text:span><text:span text:style-name="T314">.</text:span></text:p>
      <text:h text:style-name="P342" text:outline-level="2"><text:bookmark-start text:name="__RefHeading___Toc3555_2746178361"/>Соглашения об именах<text:bookmark-end text:name="__RefHeading___Toc3555_2746178361"/></text:h>
      <text:p text:style-name="P148"><text:tab/><text:span text:style-name="T316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48"/>
      <text:p text:style-name="P153">Рассмотрим простой пример:</text:p>
      <text:p text:style-name="P153"/>
      <text:p text:style-name="P154">Возьмем файл <text:span text:style-name="T16">example.c</text:span>:</text:p>
      <text:p text:style-name="P154"/>
      <text:p text:style-name="P243">int <text:span text:style-name="T162">var_a</text:span>;<text:tab/><text:tab/>// обычная переменная</text:p>
      <text:p text:style-name="P243">static int <text:span text:style-name="T162">var_b</text:span>;<text:tab/>// локальная переменная (область видимости — файл)</text:p>
      <text:p text:style-name="P243"/>
      <text:p text:style-name="P243">void <text:span text:style-name="T162">function_a</text:span>(){<text:tab/>// обычная функция</text:p>
      <text:p text:style-name="P243">}</text:p>
      <text:p text:style-name="P243">static void <text:span text:style-name="T162">function_b</text:span>(){<text:tab/>// локальная функция (область видимости - файл)</text:p>
      <text:p text:style-name="P243">}</text:p>
      <text:p text:style-name="P153"/>
      <text:p text:style-name="P155"><text:tab/>Не будем пока углубляться в загадочную «область видимости», а откомпилируем этот файл и получим такой код на языке ассемблера <text:span text:style-name="T61">example.</text:span><text:span text:style-name="T16">asm </text:span>(лишнее опущено):</text:p>
      <text:p text:style-name="P155"/>
      <text:p text:style-name="P243">.area _DATA</text:p>
      <text:p text:style-name="P243"><text:span text:style-name="T165">_var_a</text:span>::</text:p>
      <text:p text:style-name="P243"><text:tab/>.ds 2</text:p>
      <text:p text:style-name="P243"><text:span text:style-name="T165">_var_b</text:span>:</text:p>
      <text:p text:style-name="P243"><text:tab/>.ds 2</text:p>
      <text:p text:style-name="P243"/>
      <text:p text:style-name="P243">.area _CODE</text:p>
      <text:p text:style-name="P243"><text:span text:style-name="T165">_function_a</text:span>::</text:p>
      <text:p text:style-name="P243"><text:tab/>ret</text:p>
      <text:p text:style-name="P243"/>
      <text:p text:style-name="P243"><text:span text:style-name="T165">_function_b</text:span>:</text:p>
      <text:p text:style-name="P243"><text:tab/>ret</text:p>
      <text:p text:style-name="Text_20_body"/>
      <text:p text:style-name="P156"><text:soft-page-break/><text:tab/>Понимаете что произошло? <text:span text:style-name="T317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56"><text:tab/><text:span text:style-name="T318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56"/>
      <text:p text:style-name="P156"><text:tab/><text:span text:style-name="T319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56"/>
      <text:p text:style-name="P158"><text:tab/>Например имеется файл на ассемблере. <text:span text:style-name="T333">Обратите внимание, что после имени стоит </text:span><text:span text:style-name="T62">два</text:span><text:span text:style-name="T333"> двоеточия. Почему так — поговорим ниже.</text:span></text:p>
      <text:p text:style-name="P158"/>
      <text:p text:style-name="P245">.area _DATA</text:p>
      <text:p text:style-name="P245"><text:span text:style-name="T165">_</text:span><text:span text:style-name="T166">MyAsmArray</text:span>::</text:p>
      <text:p text:style-name="P245"><text:tab/>.ds <text:span text:style-name="T320">10</text:span></text:p>
      <text:p text:style-name="P245"/>
      <text:p text:style-name="P245">.area _CODE</text:p>
      <text:p text:style-name="P245"><text:span text:style-name="T165">_</text:span><text:span text:style-name="T167">MyAssemblerFunction</text:span>::</text:p>
      <text:p text:style-name="P245"><text:tab/>ret</text:p>
      <text:p text:style-name="P244"/>
      <text:p text:style-name="P161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321">Пример кода на С:</text:span></text:p>
      <text:p text:style-name="P159"/>
      <text:p text:style-name="P247"><text:span text:style-name="T168">// </text:span><text:span text:style-name="T171">Прототипы</text:span></text:p>
      <text:p text:style-name="P255"/>
      <text:p text:style-name="P247"><text:span text:style-name="T168">extern uint8_t </text:span><text:span text:style-name="T166">MyAsmArray</text:span><text:span text:style-name="T169">[];<text:tab/>// Массив </text:span><text:span text:style-name="T170">из 10 байт</text:span></text:p>
      <text:p text:style-name="P247"><text:span text:style-name="T170">void</text:span><text:span text:style-name="T165"> </text:span><text:span text:style-name="T167">MyAssemblerFunction</text:span><text:span text:style-name="T170">();<text:tab/>// Функция</text:span></text:p>
      <text:p text:style-name="P246"/>
      <text:p text:style-name="P259"><text:span text:style-name="T322">// </text:span><text:span text:style-name="T323">Вызов (пример)</text:span></text:p>
      <text:p text:style-name="P254">void main(){</text:p>
      <text:p text:style-name="P246"><text:span text:style-name="T166"><text:tab/>MyAsmArray</text:span><text:span text:style-name="T169">[</text:span><text:span text:style-name="T172">0</text:span><text:span text:style-name="T169">] </text:span><text:span text:style-name="T172">= 5;</text:span></text:p>
      <text:p text:style-name="P246"><text:span text:style-name="T165"><text:tab/>MyAssemblerFunction</text:span><text:span text:style-name="T170">();</text:span></text:p>
      <text:p text:style-name="P282"><text:span text:style-name="T170"><text:tab/></text:span><text:span text:style-name="T173">}</text:span></text:p>
      <text:p text:style-name="P157"/>
      <text:p text:style-name="P163"><text:tab/>Как видите, в преобразовании имен между С и ассемблером нет ничего сложного. Всего лишь один символ, и тот — подчеркивание. <text:span text:style-name="T334">Займемся теперь загадочными двоеточиями. Почему в одном случае оно одно, а в другом их два? Где здесь разгадка?</text:span></text:p>
      <text:p text:style-name="P170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62"/>
      <text:p text:style-name="P162"/>
      <text:h text:style-name="P343" text:outline-level="2"><text:bookmark-start text:name="__RefHeading___Toc3557_2746178361"/><text:soft-page-break/>Локальный или глобальный?<text:bookmark-end text:name="__RefHeading___Toc3557_2746178361"/></text:h>
      <text:p text:style-name="P149"><text:tab/><text:span text:style-name="T335">Область видимости — это участок программы, где доступно то или иное имя переменной или функции.</text:span></text:p>
      <text:p text:style-name="P149"><text:tab/><text:span text:style-name="T335">Для языка Ассемблера </text:span><text:span text:style-name="T63">sdas</text:span><text:span text:style-name="T335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171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52"><text:tab/><text:span text:style-name="T336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52"><text:tab/><text:span text:style-name="T339">Чем же отличаются глобальные и локальные переменные? Все довольно просто.</text:span></text:p>
      <text:p text:style-name="P150"><text:tab/><text:span text:style-name="T337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51"><text:tab/><text:span text:style-name="T337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51"><text:tab/><text:span text:style-name="T340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64"/>
      <text:h text:style-name="Heading_20_3" text:outline-level="3"><text:bookmark-start text:name="__RefHeading___Toc3866_2746178361"/>Объявление глобальных переменных <text:span text:style-name="T338">и функций</text:span><text:bookmark-end text:name="__RefHeading___Toc3866_2746178361"/></text:h>
      <text:p text:style-name="P164"><text:tab/><text:span text:style-name="T341">На языке С любая переменная или функция считается глобальной. Например, вот объявления глобальных переменных и функций:</text:span></text:p>
      <text:p text:style-name="P164"/>
      <text:p text:style-name="P243">int a;</text:p>
      <text:p text:style-name="P243">void main(){}</text:p>
      <text:p text:style-name="P167"/>
      <text:p text:style-name="P167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16">.globl</text:span> или двойным двоеточием после имени:</text:p>
      <text:p text:style-name="P167"/>
      <text:p text:style-name="P248"><text:span text:style-name="T342">.globl<text:tab/></text:span><text:span text:style-name="T174">_</text:span><text:span text:style-name="T167">MyAssemblerFunction</text:span></text:p>
      <text:p text:style-name="P256"/>
      <text:p text:style-name="P249">.area _CODE</text:p>
      <text:p text:style-name="P249"><text:span text:style-name="T165">_</text:span><text:span text:style-name="T167">MyAssemblerFunction</text:span>:</text:p>
      <text:p text:style-name="P257"><text:tab/>ret</text:p>
      <text:p text:style-name="P256"/>
      <text:p text:style-name="P248">.area _DATA</text:p>
      <text:p text:style-name="P248"><text:span text:style-name="T165">_</text:span><text:span text:style-name="T166">MyAsmArray</text:span>::</text:p>
      <text:p text:style-name="P248"><text:tab/>.ds <text:span text:style-name="T320">10</text:span></text:p>
      <text:p text:style-name="P165"><text:soft-page-break/><text:span text:style-name="T343"><text:tab/>Функция <text:s/></text:span><text:span text:style-name="T324">_</text:span><text:span text:style-name="T325">MyAssemblerFunction </text:span><text:span text:style-name="T343">объявлена глобальной с помощью использования ключевого слова </text:span><text:span text:style-name="T64">.globl</text:span><text:span text:style-name="T228">. А переменная </text:span><text:span text:style-name="T326">_</text:span><text:span text:style-name="T327">MyAsmArray</text:span><text:span text:style-name="T329"> <text:s/></text:span><text:span text:style-name="T328">объявлена глобальной с <text:s/>помощью <text:s/></text:span><text:span text:style-name="T330">двойн</text:span><text:span text:style-name="T331">ого</text:span><text:span text:style-name="T330"> двоеточи</text:span><text:span text:style-name="T331">я</text:span><text:span text:style-name="T330"> после имени</text:span><text:span text:style-name="T331">. </text:span><text:span text:style-name="T332">Эти объявления равнозначны.</text:span></text:p>
      <text:p text:style-name="P160"/>
      <text:h text:style-name="Heading_20_3" text:outline-level="3"><text:bookmark-start text:name="__RefHeading___Toc3868_2746178361"/>Объявление <text:span text:style-name="T338">локальных</text:span> переменных <text:span text:style-name="T338">и функций</text:span><text:bookmark-end text:name="__RefHeading___Toc3868_2746178361"/></text:h>
      <text:p text:style-name="P281"><text:span text:style-name="T341"><text:tab/>На языке С область видимости, ограниченная одним файлом задаётся ключевым словом </text:span><text:span text:style-name="T65">static</text:span><text:span text:style-name="T341">. Например, вот объявления локальных переменных и функций, ограниченных по области видимости файлом:</text:span></text:p>
      <text:p text:style-name="P166"/>
      <text:p text:style-name="P250"><text:span text:style-name="T344">static </text:span>int <text:span text:style-name="T344">local_</text:span>a;</text:p>
      <text:p text:style-name="P251"><text:span text:style-name="T344">static </text:span>void <text:span text:style-name="T344">local_</text:span>main(){}</text:p>
      <text:p text:style-name="P168"><text:tab/>На языке ассемблера для объявления <text:span text:style-name="T341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68"><text:tab/></text:p>
      <text:p text:style-name="P253">.area _CODE</text:p>
      <text:p text:style-name="P253"><text:span text:style-name="T165">_</text:span><text:span text:style-name="T167">MyAssemblerFunction</text:span><text:span text:style-name="T175">Local</text:span>:</text:p>
      <text:p text:style-name="P258"><text:tab/>ret</text:p>
      <text:p text:style-name="P258"/>
      <text:p text:style-name="P253">.area _DATA</text:p>
      <text:p text:style-name="P253"><text:span text:style-name="T165">_</text:span><text:span text:style-name="T166">MyAsmArray</text:span><text:span text:style-name="T175">Local</text:span>:</text:p>
      <text:p text:style-name="P252"><text:tab/>.ds <text:span text:style-name="T320">10</text:span></text:p>
      <text:p text:style-name="P168"/>
      <text:p text:style-name="P169"><text:tab/>Хотя, надо отметить, что ключевое слово <text:span text:style-name="T16">.local</text:span> в ассемблере <text:span text:style-name="T16">sdas</text:span> все же существует. Дело в том, что в ассемблере <text:span text:style-name="T16">sdas</text:span> есть опция командной строки <text:span text:style-name="T164">-a</text:span><text:span text:style-name="T345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66">-a</text:span><text:span text:style-name="T345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315">Раздельная компиляция, что код на С и код на ассемблере находятся в разных файлах. Файлы компилируются (файл на С — с помощью </text:span><text:span text:style-name="T60">sdcc</text:span><text:span text:style-name="T315">, файл на ассемблере — с помощью </text:span><text:span text:style-name="T60">sdas</text:span><text:span text:style-name="T315">). В результате получаются два объектных </text:span><text:span text:style-name="T60">*.rel</text:span><text:span text:style-name="T315">-файла, которые линкуются в программу.</text:span></text:p>
      <text:p text:style-name="Text_20_body"><text:tab/></text:p>
      <text:h text:style-name="P349" text:outline-level="3"><text:bookmark-start text:name="__RefHeading___Toc3561_2746178361"/>Директивы встроенного ассемблера<text:bookmark-end text:name="__RefHeading___Toc3561_2746178361"/></text:h>
      <text:p text:style-name="P145"/>
      <text:h text:style-name="P344" text:outline-level="2"><text:bookmark-start text:name="__RefHeading___Toc3563_2746178361"/>Передача параметров в функцию<text:bookmark-end text:name="__RefHeading___Toc3563_2746178361"/></text:h>
      <text:p text:style-name="P146"/>
      <text:h text:style-name="P344" text:outline-level="2"><text:bookmark-start text:name="__RefHeading___Toc3565_2746178361"/>Передача параметров из функции<text:bookmark-end text:name="__RefHeading___Toc3565_2746178361"/></text:h>
      <text:p text:style-name="P145"/>
      <text:h text:style-name="P330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303">Проект SDCC-NOINIT состоит из дерева каталогов различного назначения:</text:span></text:p>
      <text:p text:style-name="P138"/>
      <text:p text:style-name="P138"><text:span text:style-name="T16">apps</text:span> - каталог, <text:span text:style-name="T346">содержащий</text:span> исходники собираемых программ. Одна программа - один подкаталог.</text:p>
      <text:p text:style-name="P138"><text:tab/>Выходные файлы:</text:p>
      <text:p text:style-name="P139"><text:tab/>Для программ: *.tap<text:tab/>*.$C *.tap *.<text:span text:style-name="T305">bin</text:span></text:p>
      <text:p text:style-name="P138"><text:tab/>Для плагинов WC: *.wmf</text:p>
      <text:p text:style-name="P138"><text:tab/>Если что-то не нравится - всегда можно поправить Makefile конкретной программы.</text:p>
      <text:p text:style-name="P138"><text:tab/></text:p>
      <text:p text:style-name="P138"><text:span text:style-name="T16">configs —</text:span> файлы <text:span text:style-name="T307">глобальной</text:span> конфигурации, определяющие какие программы и библиотеки и как собирать.</text:p>
      <text:p text:style-name="P138"><text:tab/></text:p>
      <text:p text:style-name="P138"><text:span text:style-name="T16">include </text:span>- заголовочные файлы, которые доступны все библиотекам и программам всегда.</text:p>
      <text:p text:style-name="P138"><text:tab/><text:tab/><text:tab/></text:p>
      <text:p text:style-name="P138"><text:span text:style-name="T16">libsrc</text:span><text:tab/>- каталог, <text:span text:style-name="T347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38"/>
      <text:p text:style-name="P138"><text:span text:style-name="T16">scripts</text:span> - скрипты, используемые для сборки (перемещение памяти, преобразование текста, автогенерация файлов ...)</text:p>
      <text:p text:style-name="P138"><text:tab/></text:p>
      <text:p text:style-name="P138"><text:span text:style-name="T16">Makefile </text:span>- Головной Makefile. <text:span text:style-name="T304">Лучше его не трогать.</text:span></text:p>
      <text:h text:style-name="Heading_20_2" text:outline-level="2"><text:bookmark-start text:name="__RefNumPara__3714_3747580768"/><text:bookmark-start text:name="__RefHeading___Toc1832_3668116786"/><text:span text:style-name="T200">Каталог с исходными текстами </text:span>apps<text:bookmark-end text:name="__RefNumPara__3714_3747580768"/><text:bookmark-end text:name="__RefHeading___Toc1832_3668116786"/></text:h>
      <text:p text:style-name="P188"><text:tab/><text:span text:style-name="T306">Исходные тексты программ: один каталог — одна программа. Какие из программ собирать, определено в файле </text:span><text:span text:style-name="T78">configs/apps.mk</text:span><text:span text:style-name="T306">.</text:span></text:p>
      <text:p text:style-name="Text_20_body"><text:tab/><text:span text:style-name="T348">В каталоге с программой обязательно находятся файлы: </text:span><text:span text:style-name="T68">Makefie,</text:span><text:span text:style-name="T348"> </text:span><text:span text:style-name="T68">config.mk </text:span><text:span text:style-name="T229">и</text:span><text:span text:style-name="T70"> build.mk</text:span><text:span text:style-name="T348">.</text:span></text:p>
      <text:p text:style-name="Text_20_body"><text:tab/><text:span text:style-name="T349">Для программы и плагинов WC эти файлы различаются. Но основа у них одна.</text:span></text:p>
      <text:p text:style-name="P68"/>
      <text:p text:style-name="P175"><text:span text:style-name="T231"><text:tab/>Файл</text:span><text:span text:style-name="T232"><text:tab/></text:span><text:span text:style-name="T68">config.mk —</text:span> файл конфигурации стартового кода. На его основе генерируется <text:span text:style-name="T350">файл </text:span><text:span text:style-name="T69">autoconfig.asm</text:span><text:span text:style-name="T350">, который содержит определения, передаваемые в стартовый код.</text:span></text:p>
      <text:p text:style-name="P175"/>
      <text:p text:style-name="P175"><text:span text:style-name="T350">Для стандартного стартового кода </text:span><text:span text:style-name="T69">crt0.s</text:span><text:span text:style-name="T350"> определяются такие параметры:</text:span></text:p>
      <text:p text:style-name="P176"/>
      <text:p text:style-name="P58"><text:tab/># Начальный адрес загрузки и запуска программы</text:p>
      <text:p text:style-name="P58"><text:tab/>START=0x6000</text:p>
      <text:p text:style-name="P58"/>
      <text:p text:style-name="P58"><text:tab/># <text:span text:style-name="T352">Размер стека</text:span></text:p>
      <text:p text:style-name="P58"><text:tab/>SSIZE=0x0400</text:p>
      <text:p text:style-name="P58"/>
      <text:p text:style-name="P60"><text:tab/># <text:span text:style-name="T352">Управление прерываниями (0-при старте программы запрещаются,</text:span></text:p>
      <text:p text:style-name="P69"><text:tab/># 1 — не меняются)</text:p>
      <text:p text:style-name="P58"><text:tab/>DISTART=0</text:p>
      <text:p text:style-name="P58"/>
      <text:p text:style-name="P59"><text:tab/># <text:span text:style-name="T353">Использование собственного стека размером SSIZE (0) или</text:span></text:p>
      <text:p text:style-name="P70"><text:tab/># стека вызывающей программы (1)</text:p>
      <text:p text:style-name="P58"><text:tab/>CALLERSTACK=0</text:p>
      <text:p text:style-name="P71"><text:s/></text:p>
      <text:p text:style-name="P106"><text:soft-page-break/><text:span text:style-name="T350"><text:tab/>Для стандартного стартового кода WC-плагина </text:span><text:span text:style-name="T71">crt0wcplugin.s</text:span><text:span text:style-name="T350"> определяются такие параметры:</text:span></text:p>
      <text:p text:style-name="P107"><text:span text:style-name="T72"><text:tab/># Начальный адрес загрузки и запуска </text:span><text:span text:style-name="T16">плагина</text:span> </text:p>
      <text:p text:style-name="P61"><text:tab/>START=0x8000</text:p>
      <text:p text:style-name="P107"/>
      <text:p text:style-name="P107"><text:span text:style-name="T72"><text:tab/># Начальный адрес загрузки </text:span><text:span text:style-name="T16">заголовка плагина</text:span></text:p>
      <text:p text:style-name="P61"><text:tab/>STARTPLHEADER=0x6000</text:p>
      <text:p text:style-name="P105"/>
      <text:p text:style-name="P105"><text:tab/><text:span text:style-name="T354">Пока что я создавал плагины размером 1 страницу.</text:span></text:p>
      <text:p text:style-name="P71"/>
      <text:p text:style-name="P174"><text:span text:style-name="T231">Файл</text:span><text:span text:style-name="T232"><text:tab/></text:span><text:span text:style-name="T70">build.mk —</text:span><text:span text:style-name="T230"> </text:span><text:span text:style-name="T351">содержит такую информацию:</text:span></text:p>
      <text:p text:style-name="P174"/>
      <text:p text:style-name="P177"><text:tab/><text:span text:style-name="T16"># Имя программы</text:span></text:p>
      <text:p text:style-name="P62"><text:tab/>APP=zxkbdtest</text:p>
      <text:p text:style-name="P62"/>
      <text:p text:style-name="P62"><text:tab/># Список объектных файлов</text:p>
      <text:p text:style-name="P62"><text:tab/>OBJ=main.rel test.rel</text:p>
      <text:p text:style-name="P62"/>
      <text:p text:style-name="P62"><text:tab/># Путь к файлу со стартовым кодом. Если не указан — то crt0.s</text:p>
      <text:p text:style-name="P62"><text:tab/># CRT0PATH=$(TOP)/libsrc/crt0/$(CRT0)</text:p>
      <text:p text:style-name="P173"/>
      <text:p text:style-name="P210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173"><text:tab/><text:span text:style-name="T355">Помните, что нельзя в одном каталоге иметь два исходника с одинаковыми именами на разных языках, например </text:span><text:span text:style-name="T73">main.c</text:span><text:span text:style-name="T355"> и </text:span><text:span text:style-name="T73">main.s</text:span><text:span text:style-name="T355">. В этом случае система не сможет определить — из какого же файла создавать </text:span><text:span text:style-name="T73">main.rel</text:span><text:span text:style-name="T355"> ?</text:span></text:p>
      <text:p text:style-name="P172"><text:tab/><text:span text:style-name="T362">Если вам нужны другие локальные для программы параметры — создавайте свои </text:span><text:span text:style-name="T76">*.mk</text:span><text:span text:style-name="T362">-файлы. Все, что вы в них напишите — будет включено в </text:span><text:span text:style-name="T76">Makefile</text:span><text:span text:style-name="T362"> программы в том каталоге, в котором вы их поместите..</text:span></text:p>
      <text:h text:style-name="P345" text:outline-level="2"><text:bookmark-start text:name="__RefHeading___Toc1834_3668116786"/><text:span text:style-name="T200">Каталог глобальной конфигурации </text:span>configs<text:bookmark-end text:name="__RefHeading___Toc1834_3668116786"/></text:h>
      <text:p text:style-name="P178"><text:tab/><text:span text:style-name="T308">Содержит файлы глобальной конфигурации. Любой </text:span><text:span text:style-name="T74">*.mk</text:span><text:span text:style-name="T308">-файл из каталога </text:span><text:span text:style-name="T74">configs</text:span><text:span text:style-name="T308"> будет добавлен в описание глобальной конфигурации всех программ и библиотек.</text:span></text:p>
      <text:p text:style-name="P178"><text:tab/><text:span text:style-name="T356">Назначение некоторых глобальных конфигурационных файлов:</text:span></text:p>
      <text:p text:style-name="P179"/>
      <text:p text:style-name="P180"><text:span text:style-name="T16">apps.mk </text:span>— <text:s/>указывает какие программы-плагины собирать (список каталогов в <text:span text:style-name="T16">apps</text:span>);</text:p>
      <text:p text:style-name="P181"><text:span text:style-name="T16">crt0.mk </text:span>—<text:span text:style-name="T357"> определяет</text:span> шаблон стартового кода для программ <text:span text:style-name="T357">(он берется по умолчанию);</text:span></text:p>
      <text:p text:style-name="P182"><text:span text:style-name="T16">crt0wcplugin.mk</text:span> —<text:span text:style-name="T358"> определяет</text:span> шаблон стартового кода для WC-плагинов;</text:p>
      <text:p text:style-name="P182"><text:span text:style-name="T16">library.mk</text:span> —<text:span text:style-name="T358"> у</text:span>казывает какие библиотеки собирать <text:span text:style-name="T358">(</text:span>список каталогов в <text:span text:style-name="T75">libsrc</text:span>);</text:p>
      <text:p text:style-name="P183"><text:span text:style-name="T16">printf_float.m</text:span>k <text:span text:style-name="T359">-</text:span> <text:span text:style-name="T359">и</text:span>спользовать плавающую точку в <text:span text:style-name="T16">printf</text:span> или нет (сильно влияет на размер);</text:p>
      <text:p text:style-name="P184"><text:span text:style-name="T16">sfs_float.mk</text:span> —<text:span text:style-name="T360"> выбор </text:span>стандартн<text:span text:style-name="T378">ой</text:span> <text:span text:style-name="T360">реализации сложения</text:span> <text:span text:style-name="T16">float</text:span> или мо<text:span text:style-name="T378">ей</text:span>;</text:p>
      <text:p text:style-name="P185"><text:span text:style-name="T16">tools.mk</text:span> <text:span text:style-name="T361">- о</text:span>пределяет какие утилиты использовать. Менять можно, но очень-очень осторожно:).</text:p>
      <text:p text:style-name="P178"/>
      <text:p text:style-name="P186"><text:tab/>Если вам нужны другие глобальные параметры — создавайте свои <text:span text:style-name="T16">*.mk</text:span>-файлы. <text:span text:style-name="T363">Все, что вы в них напишите — будет включено во все </text:span><text:span text:style-name="T77">Makefile</text:span><text:span text:style-name="T363">.</text:span></text:p>
      <text:p text:style-name="P186"/>
      <text:h text:style-name="Heading_20_2" text:outline-level="2"><text:bookmark-start text:name="__RefHeading___Toc1836_3668116786"/><text:soft-page-break/><text:span text:style-name="T200">Каталог с общими заголовочными файлами </text:span>include<text:bookmark-end text:name="__RefHeading___Toc1836_3668116786"/></text:h>
      <text:p text:style-name="P187"><text:tab/>В данном каталоге находятся заголовочные файлы, доступные всем программам и библиотекам без <text:span text:style-name="T364">исключения.</text:span></text:p>
      <text:p text:style-name="P187"><text:tab/><text:span text:style-name="T364">Можете добавлять сюда свои *.h-файлы. Но помните, что они будут видны всем.</text:span></text:p>
      <text:p text:style-name="P187"><text:tab/></text:p>
      <text:h text:style-name="Heading_20_2" text:outline-level="2"><text:bookmark-start text:name="__RefNumPara__4354_3747580768"/><text:bookmark-start text:name="__RefHeading___Toc1838_3668116786"/><text:span text:style-name="T200">Каталог с исходными текстами библиотек </text:span>libsrc<text:bookmark-end text:name="__RefNumPara__4354_3747580768"/><text:bookmark-end text:name="__RefHeading___Toc1838_3668116786"/></text:h>
      <text:p text:style-name="P189"><text:tab/><text:span text:style-name="T306">Исходные тексты программ: один каталог — одна библиотека. Какие из библиотек собирать, определено в файле </text:span><text:span text:style-name="T78">configs/</text:span><text:span text:style-name="T79">library</text:span><text:span text:style-name="T78">.mk</text:span><text:span text:style-name="T306">.</text:span></text:p>
      <text:p text:style-name="P189"><text:tab/><text:span text:style-name="T365">Сборка библиотеки целиком определяется в </text:span><text:span text:style-name="T80">Makefile</text:span><text:span text:style-name="T365">.</text:span></text:p>
      <text:p text:style-name="P190"><text:tab/><text:span text:style-name="T366">Собственно, сборка состоит из двух шагов:</text:span></text:p>
      <text:p text:style-name="P190"/>
      <text:list xml:id="list1665762553" text:style-name="L4">
        <text:list-item>
          <text:p text:style-name="P315"><text:span text:style-name="T366">из файлов </text:span><text:span text:style-name="T81">*.c</text:span><text:span text:style-name="T366"> и </text:span><text:span text:style-name="T81">*.asm</text:span><text:span text:style-name="T366"> генерируются </text:span><text:span text:style-name="T81">*.rel </text:span><text:span text:style-name="T366">файлы;</text:span></text:p>
        </text:list-item>
        <text:list-item>
          <text:p text:style-name="P315"><text:span text:style-name="T367">с помощью специальной утилиты все полученные </text:span><text:span text:style-name="T82">*.rel</text:span><text:span text:style-name="T367"> файлы собираются в один библиотечный </text:span><text:span text:style-name="T82">*.lib</text:span><text:span text:style-name="T367"> файл.</text:span></text:p>
        </text:list-item>
      </text:list>
      <text:p text:style-name="P190"/>
      <text:p text:style-name="P191"><text:tab/>И тут есть подводный камень: если у вас в одном <text:span text:style-name="T16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191"><text:tab/>Выход один — <text:span text:style-name="T368">объединять в один файл только неразрывно связанные функции, которым друг без друга не жить.</text:span></text:p>
      <text:p text:style-name="P191"><text:tab/><text:span text:style-name="T368">Только так вы сможете минимизировать потери памяти при использовании библиотек.</text:span></text:p>
      <text:p text:style-name="P191"><text:tab/><text:span text:style-name="T369">Например, взгляните на </text:span><text:span text:style-name="T83">libz80</text:span><text:span text:style-name="T369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192"><text:tab/><text:span text:style-name="T389">Точно так же как и с каталоге с программами — в каждом каталоге с библиотекой имеются файлы </text:span><text:span text:style-name="T68">Makefie </text:span><text:span text:style-name="T229">и</text:span><text:span text:style-name="T70"> build.mk</text:span><text:span text:style-name="T348">.</text:span></text:p>
      <text:p text:style-name="P192"><text:tab/><text:span text:style-name="T389">В файле </text:span><text:span text:style-name="T70">build.mk </text:span><text:span text:style-name="T389">указывается имя библиотеки и файлы из которых она состоит, например:</text:span></text:p>
      <text:p text:style-name="P192"/>
      <text:p text:style-name="P223"><text:tab/><text:tab/><text:span text:style-name="T16"># Имя библиотеки</text:span></text:p>
      <text:p text:style-name="P74"><text:tab/><text:tab/>LIBNAME=libay.lib</text:p>
      <text:p text:style-name="P74"/>
      <text:p text:style-name="P74"><text:tab/><text:tab/># Объектные файлы, из которых она состоит.</text:p>
      <text:p text:style-name="P74"><text:tab/><text:tab/>OBJS=pt3xplayer_s.rel pt3xplayer.rel</text:p>
      <text:p text:style-name="P74"><text:tab/><text:tab/>OBJS+=stc_player_s.rel stc_player.rel</text:p>
      <text:p text:style-name="P223"/>
      <text:p text:style-name="P224"><text:tab/>При необходимости можно добавлять <text:span text:style-name="T390">в каталог библиотеки</text:span> и дополнительные <text:span text:style-name="T16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00">Каталог со скриптами </text:span>scripts<text:bookmark-end text:name="__RefHeading___Toc1840_3668116786"/></text:h>
      <text:p text:style-name="Text_20_body"><text:tab/><text:span text:style-name="T309">Содержит сборочные скрипты для конфигурации, оптимизации, сборки. Кратко о назначении скриптов:</text:span></text:p>
      <text:p text:style-name="Text_20_body"/>
      <text:p text:style-name="P193"><text:span text:style-name="T16">autoconfig</text:span> — генерирует файл autoconfig.asm на базе файла config.mk. Можно использовать для своих нужд.</text:p>
      <text:p text:style-name="P194"><text:tab/><text:span text:style-name="T370">Пример. Имеется файл </text:span><text:span text:style-name="T16">config.m</text:span><text:span text:style-name="T84">k</text:span><text:span text:style-name="T370">:</text:span></text:p>
      <text:p text:style-name="P194"/>
      <text:p text:style-name="P65"><text:soft-page-break/># Start adress of module/program</text:p>
      <text:p text:style-name="P65">START=0x6000</text:p>
      <text:p text:style-name="P65"/>
      <text:p text:style-name="P65"># Stack Size</text:p>
      <text:p text:style-name="P65">SSIZE=0x0400</text:p>
      <text:p text:style-name="P65"/>
      <text:p text:style-name="P65"># Interrupt on start: 0-disable, 1-enable</text:p>
      <text:p text:style-name="P65">DISTART=0</text:p>
      <text:p text:style-name="P65"/>
      <text:p text:style-name="P65"># Store caller stack (1) or self stack (0)</text:p>
      <text:p text:style-name="P65">CALLERSTACK=0</text:p>
      <text:p text:style-name="P193"/>
      <text:p text:style-name="P199"><text:tab/>Запускаем скрипт <text:s/><text:span text:style-name="T16">autoconfig</text:span>. Первый параметр — имя входного файла, второй — имя выходного:</text:p>
      <text:p text:style-name="P199"/>
      <text:p text:style-name="P65">#./autoconfig config.mk autoconfig.asm</text:p>
      <text:p text:style-name="P193"/>
      <text:p text:style-name="P199">Получаем файл <text:span text:style-name="T16">autoconfig.asm</text:span>:</text:p>
      <text:p text:style-name="P199"/>
      <text:p text:style-name="P66">;; This file generated automatically. Do not change it.</text:p>
      <text:p text:style-name="P66"/>
      <text:p text:style-name="P66">__START=0x6000</text:p>
      <text:p text:style-name="P66">__SSIZE=0x0400</text:p>
      <text:p text:style-name="P66">__DISTART=0</text:p>
      <text:p text:style-name="P66">__CALLERSTACK=0</text:p>
      <text:p text:style-name="P66"/>
      <text:p text:style-name="P66">;; end of autoconfig</text:p>
      <text:p text:style-name="P193"/>
      <text:p text:style-name="P200"><text:tab/>Догадались, что делает скрипт? Он удаляет все комментарии, начинающиеся с решетки (<text:span text:style-name="T16">#</text:span>) и добавляет ко всем именам переменных два символа подчеркивания. <text:span text:style-name="T371">Такой файл уже можно включать в исходный код на ассемблере директивой </text:span><text:span text:style-name="T85">.include /autoconfig.asm/</text:span><text:span text:style-name="T371">.</text:span></text:p>
      <text:p text:style-name="P193"/>
      <text:p text:style-name="P193"><text:span text:style-name="T16">sdrmini</text:span> —<text:span text:style-name="T372"> удаляет переносит секцию </text:span><text:span text:style-name="T86">_INITIALIZER</text:span><text:span text:style-name="T372"> на место секции </text:span><text:span text:style-name="T86">_INITIALIZED</text:span><text:span text:style-name="T372"> и удаляет секцию </text:span><text:span text:style-name="T86">_INITIALIZER</text:span><text:span text:style-name="T372">. Для работы скрипта нужны два файла: бинарный файл скомпилированной программы и </text:span><text:span text:style-name="T86">*.map</text:span><text:span text:style-name="T372">-файл, который создаёт линкер при линковке. Запуск скрипта:</text:span></text:p>
      <text:p text:style-name="P201"><text:tab/><text:span text:style-name="T16">#./</text:span><text:span text:style-name="T87">sdrmini <text:tab/></text:span><text:span text:style-name="T16">app.map <text:tab/>app.bin</text:span> </text:p>
      <text:p text:style-name="P195"/>
      <text:p text:style-name="P196"><text:span text:style-name="T16">bin2hob</text:span> —<text:span text:style-name="T373"> преобразование bin-файла в *.$C файл с правильным заголовком. Скрипт требует обязательного наличия </text:span><text:span text:style-name="T89">z80asm</text:span><text:span text:style-name="T373"> (Z80 Module Assembler (c) InterLogic). Запуск скрипта:</text:span></text:p>
      <text:p text:style-name="P202"/>
      <text:p text:style-name="P202"><text:tab/><text:span text:style-name="T16">#</text:span><text:span text:style-name="T88">./</text:span><text:span text:style-name="T87">bin2hob </text:span><text:span text:style-name="T88">name 0x6000 app.bin</text:span></text:p>
      <text:p text:style-name="P193"/>
      <text:p text:style-name="P206"><text:tab/>где</text:p>
      <text:p text:style-name="P206"><text:tab/><text:tab/><text:span text:style-name="T16">name</text:span> — имя (не более 8 символов);</text:p>
      <text:p text:style-name="P206"><text:tab/><text:tab/><text:span text:style-name="T16">0x6000</text:span> — стартовый адрес, указываемый в заголовке (<text:span text:style-name="T374">укажите свой</text:span>);</text:p>
      <text:p text:style-name="P206"><text:tab/><text:tab/><text:span text:style-name="T16">app.bin</text:span> — скомпилированный двоичный файл.</text:p>
      <text:p text:style-name="P206"/>
      <text:p text:style-name="P193"/>
      <text:p text:style-name="P193"/>
      <text:p text:style-name="P197"><text:soft-page-break/><text:span text:style-name="T16">plughdr_1page</text:span> —<text:span text:style-name="T375"> синтезирует заголовок одностраничного плагина WC на ассемблере. <text:s/>Запуск скрипта:</text:span></text:p>
      <text:p text:style-name="P203"/>
      <text:p text:style-name="P203"><text:tab/><text:span text:style-name="T16">#</text:span><text:span text:style-name="T90">./</text:span><text:span text:style-name="T87">plughdr_1page<text:tab/></text:span><text:span text:style-name="T90">plheader,asm <text:s/>name [ext1] [ext2] … [extN]</text:span></text:p>
      <text:p text:style-name="P193"/>
      <text:p text:style-name="P207"><text:tab/>где</text:p>
      <text:p text:style-name="P193"><text:tab/><text:tab/><text:span text:style-name="T90">plheader,asm</text:span><text:span text:style-name="T233"> — имя выходного файла на ассемблере;</text:span></text:p>
      <text:p text:style-name="P193"><text:span text:style-name="T233"><text:tab/><text:tab/></text:span><text:span text:style-name="T90">name</text:span><text:span text:style-name="T233"> — имя плагина ( не более 32 символов);</text:span></text:p>
      <text:p text:style-name="P193"><text:span text:style-name="T233"><text:tab/><text:tab/></text:span><text:span text:style-name="T90">ext1 .. extN</text:span><text:span text:style-name="T233"> - <text:s/>расширения файлов для запуска плагина. Могут не указываться.</text:span></text:p>
      <text:p text:style-name="P193"/>
      <text:p text:style-name="P198"><text:span text:style-name="T91">s</text:span><text:span text:style-name="T16">2hs</text:span> —<text:span text:style-name="T376"> преобразует определения констант на C в определение констант на ассемблере. Удаляет строки с комментариями в виде двух слэшей (</text:span><text:span text:style-name="T91">//</text:span><text:span text:style-name="T376">). Запуск скрипта:</text:span></text:p>
      <text:p text:style-name="P204"/>
      <text:p text:style-name="P205"><text:tab/><text:span text:style-name="T16">#./</text:span><text:span text:style-name="T91">s</text:span><text:span text:style-name="T87">2hs </text:span><text:span text:style-name="T92">infile.h</text:span></text:p>
      <text:p text:style-name="P193"/>
      <text:p text:style-name="P208"><text:tab/>Создаёт выходной файл, добавляя к расширению S-заглаыную. В нашем примере — <text:span text:style-name="T16">infile.hS</text:span>.</text:p>
      <text:p text:style-name="P208"/>
      <text:p text:style-name="P209">Пример. Имеем файл <text:span text:style-name="T16">infile.h</text:span>:</text:p>
      <text:p text:style-name="P67"/>
      <text:p text:style-name="P67"><text:tab/>#define SCR_TXT_W 0x20</text:p>
      <text:p text:style-name="P67"><text:tab/>#define SCR_TXT_H 0x18</text:p>
      <text:p text:style-name="P67"/>
      <text:p text:style-name="P67"><text:tab/>#define SYM_AT 0x16</text:p>
      <text:p text:style-name="P67"><text:tab/>#define SYM_TAB 0x09</text:p>
      <text:p text:style-name="P67"><text:tab/>#define SYM_NL 0x0A</text:p>
      <text:p text:style-name="P67"><text:tab/>#define SYM_CR 0x0D</text:p>
      <text:p text:style-name="P67"/>
      <text:p text:style-name="P67"><text:tab/>// Размер табуляции (2^K_TAB - размер)</text:p>
      <text:p text:style-name="P67"><text:tab/>#define K_TAB<text:tab/>0x02</text:p>
      <text:p text:style-name="P209"/>
      <text:p text:style-name="P209">После обработки утилитой s2hs получаем файл <text:span text:style-name="T16">infile.hS</text:span>:</text:p>
      <text:p text:style-name="P209"/>
      <text:p text:style-name="P67"><text:tab/>SCR_TXT_W=0x20</text:p>
      <text:p text:style-name="P67"><text:tab/>SCR_TXT_H=0x18</text:p>
      <text:p text:style-name="P67"/>
      <text:p text:style-name="P67"><text:tab/>SYM_AT=0x16</text:p>
      <text:p text:style-name="P67"><text:tab/>SYM_TAB=0x09</text:p>
      <text:p text:style-name="P67"><text:tab/>SYM_NL=0x0A</text:p>
      <text:p text:style-name="P67"><text:tab/>SYM_CR=0x0D</text:p>
      <text:p text:style-name="P67"/>
      <text:p text:style-name="P67"><text:tab/>K_TAB=0x02</text:p>
      <text:p text:style-name="P209"/>
      <text:p text:style-name="P209"><text:tab/><text:span text:style-name="T377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00">Каталог программ </text:span>bin<text:bookmark-end text:name="__RefHeading___Toc1842_3668116786"/></text:h>
      <text:p text:style-name="Text_20_body"><text:tab/><text:span text:style-name="T310">Сюда копируются все собранные программы.</text:span></text:p>
      <text:h text:style-name="Heading_20_2" text:outline-level="2"><text:bookmark-start text:name="__RefHeading___Toc1844_3668116786"/><text:span text:style-name="T200">Каталог библиотек </text:span>libs<text:bookmark-end text:name="__RefHeading___Toc1844_3668116786"/></text:h>
      <text:p text:style-name="P140"><text:tab/><text:span text:style-name="T310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41"><text:tab/>Конфигурация имеется глобальная (файлы находятся в каталоге <text:span text:style-name="T16">configs</text:span>)<text:tab/>и локальная (<text:span text:style-name="T16">*.mk</text:span> файлы в каталоге конкретной программы в <text:span text:style-name="T16">apps</text:span>).</text:p>
      <text:p text:style-name="P141"><text:tab/>В каталоге каждой программы имеется файл <text:span text:style-name="T16">config.mk</text:span>, в котором описаны <text:span text:style-name="T311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41"><text:tab/>На основе файла <text:span text:style-name="T16">config.mk</text:span> генерируется стартовый код для программы <text:span text:style-name="T58">crt*.rel</text:span>.</text:p>
      <text:p text:style-name="P141"><text:tab/>Глобальная конфигурация доступна всем программам и библиотекам и разбита на отдельные текстовые <text:span text:style-name="T16">*.mk</text:span>-файлы для удобства.</text:p>
      <text:p text:style-name="P141"><text:tab/>Любой <text:span text:style-name="T16">*.mk</text:span>-файл из каталога <text:span text:style-name="T16">configs</text:span> будет добавлен в описание глобальной конфигурации.</text:p>
      <text:p text:style-name="P141"><text:tab/>Любой <text:span text:style-name="T16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11"><text:tab/><text:span text:style-name="T379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12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13"><text:tab/>Создаём каталог программы. Он располагается в каталоге <text:span text:style-name="T16">apps</text:span>. Например <text:span text:style-name="T16">apps/myprogram</text:span>.</text:p>
      <text:p text:style-name="P212"/>
      <text:h text:style-name="Heading_20_3" text:outline-level="3" text:is-list-header="true"><text:bookmark-start text:name="__RefHeading___Toc4001_3747580768"/><text:span text:style-name="T16">Шаг </text:span><text:span text:style-name="T93">2</text:span><text:bookmark-end text:name="__RefHeading___Toc4001_3747580768"/></text:h>
      <text:p text:style-name="P213"><text:span text:style-name="T380"><text:tab/>Создаем файлы </text:span><text:span text:style-name="T93">Makefile</text:span><text:span text:style-name="T234">, </text:span><text:span text:style-name="T93">config.mk</text:span><text:span text:style-name="T234"> и </text:span><text:span text:style-name="T93">build.mk</text:span><text:span text:style-name="T380">. Я рекомендую просто скопировать эти файлы из любого другого каталога с программой.</text:span></text:p>
      <text:p text:style-name="P213"/>
      <text:h text:style-name="Heading_20_3" text:outline-level="3" text:is-list-header="true"><text:bookmark-start text:name="__RefHeading___Toc4003_3747580768"/><text:span text:style-name="T16">Шаг </text:span><text:span text:style-name="T94">3</text:span><text:bookmark-end text:name="__RefHeading___Toc4003_3747580768"/></text:h>
      <text:p text:style-name="P214"><text:tab/><text:span text:style-name="T381">Редактируем файлы </text:span><text:span text:style-name="T93">config.mk</text:span><text:span text:style-name="T234"> и </text:span><text:span text:style-name="T93">build.mk</text:span><text:span text:style-name="T380">: указываем там имя нашей программы и список </text:span><text:span text:style-name="T93">*.rel</text:span><text:span text:style-name="T380"> — файлов, которые мы должны получить из наших </text:span><text:span text:style-name="T93">*.c </text:span><text:span text:style-name="T380">и </text:span><text:span text:style-name="T93">*.s</text:span><text:span text:style-name="T380"> файлов.</text:span></text:p>
      <text:p text:style-name="P214"><text:tab/><text:span text:style-name="T382">Например, если у нас есть один файл на языке C </text:span><text:span text:style-name="T95">main.c</text:span><text:span text:style-name="T382"> и один файл на языке ассемблера </text:span><text:span text:style-name="T95">fast.s</text:span><text:span text:style-name="T382">, то нам надо указать в файле</text:span><text:span text:style-name="T234"> </text:span><text:span text:style-name="T93">build.mk</text:span><text:span text:style-name="T380">: </text:span></text:p>
      <text:p text:style-name="P217"/>
      <text:p text:style-name="P219"><text:tab/><text:tab/><text:span text:style-name="T108"># Имя программы</text:span></text:p>
      <text:p text:style-name="P64"><text:tab/><text:tab/>APP= <text:span text:style-name="T379">myprogram</text:span></text:p>
      <text:p text:style-name="P63"/>
      <text:p text:style-name="P217"><text:tab/><text:tab/><text:span text:style-name="T16"># </text:span><text:span text:style-name="T109">Объектные файлы</text:span></text:p>
      <text:p text:style-name="P291"><text:tab/><text:tab/>OBJ=main.rel <text:tab/>fast.rel</text:p>
      <text:p text:style-name="P108"/>
      <text:p text:style-name="P109"><text:tab/>Сборочный скрипт сам определит как какой файл компилировать. <text:span text:style-name="T383">Относительно остальных параметров файлов <text:s/></text:span><text:span text:style-name="T93">config.mk</text:span><text:span text:style-name="T380"> и </text:span><text:span text:style-name="T93">build.mk</text:span><text:span text:style-name="T380"> уже было сказано в </text:span><text:span text:style-name="T380"><text:bookmark-ref text:reference-format="number-all-superior" text:ref-name="__RefNumPara__3714_3747580768">5.1</text:bookmark-ref></text:span><text:span text:style-name="T380">.</text:span></text:p>
      <text:p text:style-name="P109"/>
      <text:h text:style-name="Heading_20_3" text:outline-level="3" text:is-list-header="true"><text:bookmark-start text:name="__RefHeading___Toc4005_3747580768"/><text:soft-page-break/><text:span text:style-name="T16">Шаг </text:span><text:span text:style-name="T99">4</text:span><text:bookmark-end text:name="__RefHeading___Toc4005_3747580768"/></text:h>
      <text:p text:style-name="P111"><text:tab/><text:span text:style-name="T384">Добавляем нашу программу в список сборки программ. Список сборки программ — это файл </text:span><text:span text:style-name="T97">configs/apps.mk</text:span><text:span text:style-name="T384">. Для нашего примера в него надо добавить строчки:</text:span></text:p>
      <text:p text:style-name="P111"/>
      <text:p text:style-name="P119"><text:tab/><text:tab/><text:span text:style-name="T16"># Программа myprogram — первый опыт в SDCC-NOINIT</text:span></text:p>
      <text:p text:style-name="P72"><text:tab/><text:tab/>APPLICATIONS+= <text:span text:style-name="T379">myprogram</text:span></text:p>
      <text:p text:style-name="P111"/>
      <text:p text:style-name="P121"><text:tab/>Имя добавляемой программы должно совпадать с названием каталога с <text:span text:style-name="T385">этой</text:span> программой <text:span text:style-name="T385">в каталоге </text:span><text:span text:style-name="T98">apps</text:span><text:span text:style-name="T385">.</text:span></text:p>
      <text:p text:style-name="P121"/>
      <text:h text:style-name="Heading_20_3" text:outline-level="3" text:is-list-header="true"><text:bookmark-start text:name="__RefHeading___Toc4007_3747580768"/><text:span text:style-name="T16">Шаг </text:span><text:span text:style-name="T100">5</text:span><text:bookmark-end text:name="__RefHeading___Toc4007_3747580768"/></text:h>
      <text:p text:style-name="P112"><text:tab/><text:span text:style-name="T386">Пишем программу (те самые файлы, что были указаны в <text:s/></text:span><text:span text:style-name="T93">build.mk</text:span><text:span text:style-name="T386">) и собираем её. Для сборки из корня SDCC-NOINIT надо запустить команду </text:span><text:span text:style-name="T101">make</text:span><text:span text:style-name="T386">:</text:span></text:p>
      <text:p text:style-name="P112"/>
      <text:p text:style-name="P112"><text:tab/><text:tab/><text:span text:style-name="T386">#</text:span><text:span text:style-name="T101">make</text:span></text:p>
      <text:p text:style-name="P292"/>
      <text:p text:style-name="P113"><text:tab/><text:span text:style-name="T386">И, если все в порядке, то после сборки всех библиотек и программ у вас появятся файлы: </text:span><text:span text:style-name="T16">myprogram</text:span><text:span text:style-name="T101">-basic.tap, </text:span><text:span text:style-name="T16">myprogram</text:span><text:span text:style-name="T101">-code.tap. <text:s/></text:span><text:span text:style-name="T16">myprogram</text:span><text:span text:style-name="T101">.bin, <text:s/></text:span><text:span text:style-name="T16">myprogram</text:span><text:span text:style-name="T101">.$C</text:span><text:span text:style-name="T386">.</text:span></text:p>
      <text:p text:style-name="P114"><text:tab/><text:span text:style-name="T386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13"><text:tab/><text:tab/><text:span text:style-name="T16">myprogram</text:span><text:span text:style-name="T101">-basic.tap </text:span><text:span text:style-name="T386">— программа с бейсик-загрузчиком (образ ленты);</text:span></text:p>
      <text:p text:style-name="P114"><text:span text:style-name="T16"><text:tab/><text:tab/>myprogram</text:span><text:span text:style-name="T101">-code.tap </text:span><text:span text:style-name="T386">— программа без бейсик-загрузчика (образ ленты);</text:span></text:p>
      <text:p text:style-name="P113"><text:span text:style-name="T101"><text:tab/><text:tab/></text:span><text:span text:style-name="T16">myprogram</text:span><text:span text:style-name="T101">.bin </text:span><text:span text:style-name="T386">— просто бинарный образ без загрузчика и без заголовка;</text:span></text:p>
      <text:p text:style-name="P113"><text:span text:style-name="T101"><text:tab/><text:tab/></text:span><text:span text:style-name="T16">myprogram</text:span><text:span text:style-name="T101">.$C </text:span><text:span text:style-name="T386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387">го</text:span> <text:span text:style-name="T387">плагина WC</text:span> в систему сборки<text:bookmark-end text:name="__RefHeading___Toc4009_3747580768"/></text:h>
      <text:p text:style-name="Text_20_body"><text:tab/><text:span text:style-name="T388">Добавление нового WC-плагина осуществляется так же как и новой программы, но имеет два отличия:</text:span></text:p>
      <text:p text:style-name="Text_20_body"/>
      <text:list xml:id="list34319059" text:style-name="L5">
        <text:list-item>
          <text:p text:style-name="P316">файлы <text:span text:style-name="T93">Makefile</text:span><text:span text:style-name="T234">, </text:span><text:span text:style-name="T93">config.mk</text:span><text:span text:style-name="T234"> и </text:span><text:span text:style-name="T93">build.mk</text:span><text:span text:style-name="T380">.</text:span>необходимо брать из каталога с примером WC-плагина, а не с примером программы;</text:p>
        </text:list-item>
        <text:list-item>
          <text:p text:style-name="P317">в результате сборки получается только один .wmf-файл с плагином.</text:p>
        </text:list-item>
      </text:list>
      <text:p text:style-name="P221"/>
      <text:p text:style-name="P222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25"><text:tab/><text:span text:style-name="T379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350" text:outline-level="3" text:is-list-header="true"><text:bookmark-start text:name="__RefHeading___Toc3999_37475807681"/>Шаг 1<text:bookmark-end text:name="__RefHeading___Toc3999_37475807681"/></text:h>
      <text:p text:style-name="P216"><text:tab/>Создаём каталог программы. Он располагается в каталоге <text:span text:style-name="T102">libsrc</text:span>. Например <text:span text:style-name="T102">libsrc</text:span><text:span text:style-name="T16">/</text:span><text:span text:style-name="T111">lib</text:span><text:span text:style-name="T16">my</text:span><text:span text:style-name="T102">lib.</text:span></text:p>
      <text:p text:style-name="P215"/>
      <text:h text:style-name="P350" text:outline-level="3" text:is-list-header="true"><text:bookmark-start text:name="__RefHeading___Toc4001_37475807681"/><text:soft-page-break/><text:span text:style-name="T16">Шаг </text:span><text:span text:style-name="T93">2</text:span><text:bookmark-end text:name="__RefHeading___Toc4001_37475807681"/></text:h>
      <text:p text:style-name="P215"><text:span text:style-name="T380"><text:tab/>Создаем файлы </text:span><text:span text:style-name="T93">Makefile</text:span><text:span text:style-name="T234">, </text:span><text:span text:style-name="T93">build.mk</text:span><text:span text:style-name="T380">. Я рекомендую просто скопировать эти файлы из любого другого каталога с библиотекой.</text:span></text:p>
      <text:h text:style-name="P350" text:outline-level="3" text:is-list-header="true"><text:bookmark-start text:name="__RefHeading___Toc4003_37475807681"/><text:span text:style-name="T16">Шаг </text:span><text:span text:style-name="T94">3</text:span><text:bookmark-end text:name="__RefHeading___Toc4003_37475807681"/></text:h>
      <text:p text:style-name="P215"><text:tab/><text:span text:style-name="T381">Редактируем файл</text:span><text:span text:style-name="T234"> </text:span><text:span text:style-name="T93">build.mk</text:span><text:span text:style-name="T380">: указываем там имя нашей библиотеки и список </text:span><text:span text:style-name="T93">*.rel</text:span><text:span text:style-name="T380"> — файлов, которые мы должны получить из наших </text:span><text:span text:style-name="T93">*.c </text:span><text:span text:style-name="T380">и </text:span><text:span text:style-name="T93">*.s</text:span><text:span text:style-name="T380"> файлов.</text:span></text:p>
      <text:p text:style-name="P215"><text:tab/><text:span text:style-name="T382">Например, если у нас есть один файл на языке C </text:span><text:span text:style-name="T95">interface.c</text:span><text:span text:style-name="T382"> и один файл на языке ассемблера </text:span><text:span text:style-name="T95">f</text:span><text:span text:style-name="T103">unct</text:span><text:span text:style-name="T95">.s</text:span><text:span text:style-name="T382">, то нам надо указать в файле</text:span><text:span text:style-name="T234"> </text:span><text:span text:style-name="T93">build.mk</text:span><text:span text:style-name="T380">: </text:span></text:p>
      <text:p text:style-name="P318"/>
      <text:p text:style-name="P220"><text:span text:style-name="T235"><text:tab/><text:tab/></text:span><text:span text:style-name="T112"># Имя библиотеки</text:span></text:p>
      <text:p text:style-name="P123"><text:span text:style-name="T16"><text:tab/><text:tab/>LIBNAME=lib</text:span><text:span text:style-name="T113">mylib</text:span><text:span text:style-name="T16">.lib</text:span></text:p>
      <text:p text:style-name="P218"/>
      <text:p text:style-name="P218"><text:tab/><text:tab/><text:span text:style-name="T16"># </text:span><text:span text:style-name="T114">Объектные файлы</text:span></text:p>
      <text:p text:style-name="P218"><text:span text:style-name="T16"><text:tab/><text:tab/>OBJ</text:span><text:span text:style-name="T105">S</text:span><text:span text:style-name="T16">=interface.</text:span><text:span text:style-name="T104">rel <text:tab/> </text:span><text:span text:style-name="T16">f</text:span><text:span text:style-name="T103">unct</text:span><text:span text:style-name="T16">.</text:span><text:span text:style-name="T104">rel</text:span></text:p>
      <text:p text:style-name="P110"/>
      <text:p text:style-name="P110"><text:tab/>Сборочный скрипт сам определит как какой файл компилировать. <text:span text:style-name="T383">Относительно остальных параметров файла </text:span><text:span text:style-name="T93">build.mk</text:span><text:span text:style-name="T380"> уже было сказано в </text:span><text:span text:style-name="T380"><text:bookmark-ref text:reference-format="number-all-superior" text:ref-name="__RefNumPara__4354_3747580768">5.4</text:bookmark-ref></text:span><text:span text:style-name="T380">.</text:span></text:p>
      <text:h text:style-name="P350" text:outline-level="3" text:is-list-header="true"><text:bookmark-start text:name="__RefHeading___Toc4005_37475807681"/><text:span text:style-name="T16">Шаг </text:span><text:span text:style-name="T99">4</text:span><text:bookmark-end text:name="__RefHeading___Toc4005_37475807681"/></text:h>
      <text:p text:style-name="P116"><text:tab/><text:span text:style-name="T384">Добавляем нашу библиотеку в список сборки библиотек. Список сборки библиотек — это файл </text:span><text:span text:style-name="T97">configs/</text:span><text:span text:style-name="T106">library.mk</text:span><text:span text:style-name="T384">. Для нашего примера в него надо добавить строчки:</text:span></text:p>
      <text:p text:style-name="P294"/>
      <text:p text:style-name="P295"/>
      <text:p text:style-name="P120"><text:span text:style-name="T16"><text:tab/><text:tab/></text:span><text:span text:style-name="T112">#</text:span><text:span text:style-name="T16"> </text:span><text:span text:style-name="T107">Библиотека</text:span><text:span text:style-name="T16"> </text:span><text:span text:style-name="T96">my</text:span><text:span text:style-name="T102">lib</text:span><text:span text:style-name="T16"> — первый опыт в SDCC-NOINIT</text:span></text:p>
      <text:p text:style-name="P73"><text:tab/><text:tab/><text:span text:style-name="T391">LIBRARY+= libmylib</text:span></text:p>
      <text:p text:style-name="P115"/>
      <text:p text:style-name="P122"><text:tab/>Имя добавляемой <text:span text:style-name="T392">библиотеки</text:span> должно совпадать с названием каталога с <text:span text:style-name="T385">этой</text:span> программой <text:span text:style-name="T385">в каталоге </text:span><text:span text:style-name="T110">libsrc</text:span><text:span text:style-name="T385">.</text:span></text:p>
      <text:h text:style-name="P350" text:outline-level="3" text:is-list-header="true"><text:bookmark-start text:name="__RefHeading___Toc4007_37475807681"/><text:span text:style-name="T16">Шаг </text:span><text:span text:style-name="T100">5</text:span><text:bookmark-end text:name="__RefHeading___Toc4007_37475807681"/></text:h>
      <text:p text:style-name="P117"><text:span text:style-name="T386"><text:tab/>Для <text:s/>сборки библиотеки из корня SDCC-NOINIT надо запустить команду </text:span><text:span text:style-name="T101">make</text:span><text:span text:style-name="T386">:</text:span></text:p>
      <text:p text:style-name="P118"/>
      <text:p text:style-name="P118"><text:tab/><text:tab/><text:span text:style-name="T386">#</text:span><text:span text:style-name="T101">make</text:span></text:p>
      <text:p text:style-name="P293"/>
      <text:p text:style-name="P118"><text:tab/><text:span text:style-name="T386">И, если все в порядке, то после сборки в каталоге </text:span><text:span text:style-name="T101">libs</text:span><text:span text:style-name="T386"> появится файл с нашей библиотекой </text:span><text:span text:style-name="T101">lib</text:span><text:span text:style-name="T113">mylib</text:span><text:span text:style-name="T101">.lib</text:span><text:span text:style-name="T386">.</text:span></text:p>
      <text:p text:style-name="P226"/>
      <text:p text:style-name="Text_20_body"/>
      <text:h text:style-name="P330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01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201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201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201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201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201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201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201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201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201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201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201">Библиотека работы с клавиатурой PS2 </text:span>libps2<text:bookmark-end text:name="__RefHeading___Toc1892_3668116786"/></text:h>
      <text:p text:style-name="Text_20_body"/>
      <text:h text:style-name="P334" text:outline-level="1">Краткий справочник-глоссарий</text:h>
      <text:p text:style-name="P325"><text:tab/><text:span text:style-name="T402">Здесь собраны термины, названия программ и сокращения с пояснениями. В общем всё то, что может вызвать вопросы.</text:span></text:p>
      <text:p text:style-name="P327"/>
      <text:h text:style-name="Heading_20_2" text:outline-level="2" text:is-list-header="true">sdcpp</text:h>
      <text:p text:style-name="P328"><text:tab/><text:span text:style-name="T405">Препроцессор языка С. Обрабатывает директивы препроцессора и нечем более не занимается. Запускается командой:</text:span></text:p>
      <text:p text:style-name="P328"/>
      <text:p text:style-name="P328"><text:span text:style-name="T405"><text:tab/><text:tab/></text:span><text:span text:style-name="T122"># sdcpp -P [имя входного файла] [имя выходного файла]</text:span></text:p>
      <text:p text:style-name="P328"/>
      <text:p text:style-name="P327"><text:tab/><text:span text:style-name="T408">Если имена не указаны (вместо имени стоит знак минус «-») — используются потоки стандартного ввода или вывода.</text:span></text:p>
      <text:p text:style-name="P327"/>
      <text:h text:style-name="P347" text:outline-level="2" text:is-list-header="true"><text:span text:style-name="T121">s</text:span><text:span text:style-name="T16">dcc</text:span></text:h>
      <text:p text:style-name="P320"><text:tab/><text:span text:style-name="T404">Фр</text:span>онт-энд и компилятор <text:span text:style-name="T404">C. У него есть множество опций. Для того, чтобы генерировать код в формате ассемблера Z80 используется опция </text:span><text:span text:style-name="T121">-mz80</text:span><text:span text:style-name="T404">.</text:span></text:p>
      <text:p text:style-name="P320"><text:span text:style-name="T404"><text:tab/>Например комнада:</text:span></text:p>
      <text:p text:style-name="P319"/>
      <text:p text:style-name="P320"><text:tab/><text:tab/><text:span text:style-name="T123"># sdcc -mz80 test.c</text:span></text:p>
      <text:p text:style-name="P320"/>
      <text:p text:style-name="P324"><text:tab/>Скомпилирует программу <text:span text:style-name="T16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16">test.ihx</text:span>.</text:p>
      <text:p text:style-name="P319"><text:tab/><text:span text:style-name="T411">Также можно остановить компиляцию на любой стадии:</text:span></text:p>
      <text:p text:style-name="P319"/>
      <text:p text:style-name="P321"><text:tab/><text:tab/><text:span text:style-name="T412"># sdcc -mz80 -E -Wp,-P test.c -o test.E<text:tab/>- только препроцессор</text:span></text:p>
      <text:p text:style-name="P323"><text:span text:style-name="T412"><text:tab/><text:tab/># sdcc -mz80 -S test.c -o test.asm<text:tab/><text:tab/>- только препроцессор+компилятор</text:span></text:p>
      <text:p text:style-name="P323"><text:tab/><text:tab/><text:span text:style-name="T413"># sdcc -mz80 -c test.c -o test.rel<text:tab/><text:tab/>- только препроцессор+компилятор</text:span></text:p>
      <text:p text:style-name="P322"><text:tab/></text:p>
      <text:h text:style-name="Heading_20_2" text:outline-level="2" text:is-list-header="true"><text:span text:style-name="T16">sdas</text:span> </text:h>
      <text:p text:style-name="P326"><text:span text:style-name="T404"><text:tab/>О</text:span>бщее название ассемблеров пакета <text:span text:style-name="T16">sdcc</text:span>. Для <text:span text:style-name="T16">Z80</text:span> ассемблер называется <text:span text:style-name="T120">sdasz80</text:span><text:span text:style-name="T403">.</text:span></text:p>
      <text:h text:style-name="P346" text:outline-level="2" text:is-list-header="true"><text:span text:style-name="T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10T17:33:21.555165032</dc:date>
    <meta:editing-duration>P2DT9H29M45S</meta:editing-duration>
    <meta:editing-cycles>2446</meta:editing-cycles>
    <meta:generator>LibreOffice/5.3.4.2$Linux_X86_64 LibreOffice_project/30m0$Build-2</meta:generator>
    <meta:document-statistic meta:table-count="1" meta:image-count="1" meta:object-count="0" meta:page-count="30" meta:paragraph-count="705" meta:word-count="7143" meta:character-count="49994" meta:non-whitespace-character-count="43025"/>
  </office:meta>
</office:document-meta>
</file>